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89in" svg:y="0.0394in">
            <draw:object draw:notify-on-update-of-ranges="Sheet1.A1:Sheet1.A597 Sheet1.B1:Sheet1.B5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397017929999493" calcext:value-type="float">
            <text:p>0.039701793</text:p>
          </table:table-cell>
          <table:table-cell office:value-type="float" office:value="1511.26675815565" calcext:value-type="float">
            <text:p>1511.2667581557</text:p>
          </table:table-cell>
        </table:table-row>
        <table:table-row table:style-name="ro1">
          <table:table-cell office:value-type="float" office:value="0.077068349000001" calcext:value-type="float">
            <text:p>0.077068349</text:p>
          </table:table-cell>
          <table:table-cell office:value-type="float" office:value="1605.71394377145" calcext:value-type="float">
            <text:p>1605.7139437715</text:p>
          </table:table-cell>
        </table:table-row>
        <table:table-row table:style-name="ro1">
          <table:table-cell office:value-type="float" office:value="0.11328845900016" calcext:value-type="float">
            <text:p>0.113288459</text:p>
          </table:table-cell>
          <table:table-cell office:value-type="float" office:value="1656.53831530985" calcext:value-type="float">
            <text:p>1656.5383153099</text:p>
          </table:table-cell>
        </table:table-row>
        <table:table-row table:style-name="ro1">
          <table:table-cell office:value-type="float" office:value="0.150213405000159" calcext:value-type="float">
            <text:p>0.150213405</text:p>
          </table:table-cell>
          <table:table-cell office:value-type="float" office:value="1624.91774530967" calcext:value-type="float">
            <text:p>1624.9177453097</text:p>
          </table:table-cell>
        </table:table-row>
        <table:table-row table:style-name="ro1">
          <table:table-cell office:value-type="float" office:value="0.186153517000093" calcext:value-type="float">
            <text:p>0.186153517</text:p>
          </table:table-cell>
          <table:table-cell office:value-type="float" office:value="1669.44387930981" calcext:value-type="float">
            <text:p>1669.4438793098</text:p>
          </table:table-cell>
        </table:table-row>
        <table:table-row table:style-name="ro1">
          <table:table-cell office:value-type="float" office:value="0.222885026999847" calcext:value-type="float">
            <text:p>0.222885027</text:p>
          </table:table-cell>
          <table:table-cell office:value-type="float" office:value="1633.47491024468" calcext:value-type="float">
            <text:p>1633.4749102447</text:p>
          </table:table-cell>
        </table:table-row>
        <table:table-row table:style-name="ro1">
          <table:table-cell office:value-type="float" office:value="0.259126022000146" calcext:value-type="float">
            <text:p>0.259126022</text:p>
          </table:table-cell>
          <table:table-cell office:value-type="float" office:value="1655.58368360212" calcext:value-type="float">
            <text:p>1655.5836836021</text:p>
          </table:table-cell>
        </table:table-row>
        <table:table-row table:style-name="ro1">
          <table:table-cell office:value-type="float" office:value="0.296030291000079" calcext:value-type="float">
            <text:p>0.296030291</text:p>
          </table:table-cell>
          <table:table-cell office:value-type="float" office:value="1625.82816638662" calcext:value-type="float">
            <text:p>1625.8281663866</text:p>
          </table:table-cell>
        </table:table-row>
        <table:table-row table:style-name="ro1">
          <table:table-cell office:value-type="float" office:value="0.332203212999957" calcext:value-type="float">
            <text:p>0.332203213</text:p>
          </table:table-cell>
          <table:table-cell office:value-type="float" office:value="1658.6992889378" calcext:value-type="float">
            <text:p>1658.6992889378</text:p>
          </table:table-cell>
        </table:table-row>
        <table:table-row table:style-name="ro1">
          <table:table-cell office:value-type="float" office:value="0.369157533999896" calcext:value-type="float">
            <text:p>0.369157534</text:p>
          </table:table-cell>
          <table:table-cell office:value-type="float" office:value="1623.62609774642" calcext:value-type="float">
            <text:p>1623.6260977464</text:p>
          </table:table-cell>
        </table:table-row>
        <table:table-row table:style-name="ro1">
          <table:table-cell office:value-type="float" office:value="0.405899512999895" calcext:value-type="float">
            <text:p>0.405899513</text:p>
          </table:table-cell>
          <table:table-cell office:value-type="float" office:value="1633.00947942958" calcext:value-type="float">
            <text:p>1633.0094794296</text:p>
          </table:table-cell>
        </table:table-row>
        <table:table-row table:style-name="ro1">
          <table:table-cell office:value-type="float" office:value="0.443595962000018" calcext:value-type="float">
            <text:p>0.443595962</text:p>
          </table:table-cell>
          <table:table-cell office:value-type="float" office:value="1591.66185652671" calcext:value-type="float">
            <text:p>1591.6618565267</text:p>
          </table:table-cell>
        </table:table-row>
        <table:table-row table:style-name="ro1">
          <table:table-cell office:value-type="float" office:value="0.480003099999976" calcext:value-type="float">
            <text:p>0.4800031</text:p>
          </table:table-cell>
          <table:table-cell office:value-type="float" office:value="1648.02847178122" calcext:value-type="float">
            <text:p>1648.0284717812</text:p>
          </table:table-cell>
        </table:table-row>
        <table:table-row table:style-name="ro1">
          <table:table-cell office:value-type="float" office:value="0.517127887999777" calcext:value-type="float">
            <text:p>0.517127888</text:p>
          </table:table-cell>
          <table:table-cell office:value-type="float" office:value="1616.17084521322" calcext:value-type="float">
            <text:p>1616.1708452132</text:p>
          </table:table-cell>
        </table:table-row>
        <table:table-row table:style-name="ro1">
          <table:table-cell office:value-type="float" office:value="0.553419871999722" calcext:value-type="float">
            <text:p>0.553419872</text:p>
          </table:table-cell>
          <table:table-cell office:value-type="float" office:value="1653.25764499651" calcext:value-type="float">
            <text:p>1653.2576449965</text:p>
          </table:table-cell>
        </table:table-row>
        <table:table-row table:style-name="ro1">
          <table:table-cell office:value-type="float" office:value="0.590316380999866" calcext:value-type="float">
            <text:p>0.590316381</text:p>
          </table:table-cell>
          <table:table-cell office:value-type="float" office:value="1626.17010730652" calcext:value-type="float">
            <text:p>1626.1701073065</text:p>
          </table:table-cell>
        </table:table-row>
        <table:table-row table:style-name="ro1">
          <table:table-cell office:value-type="float" office:value="0.626470398000038" calcext:value-type="float">
            <text:p>0.626470398</text:p>
          </table:table-cell>
          <table:table-cell office:value-type="float" office:value="1659.56662574217" calcext:value-type="float">
            <text:p>1659.5666257422</text:p>
          </table:table-cell>
        </table:table-row>
        <table:table-row table:style-name="ro1">
          <table:table-cell office:value-type="float" office:value="0.663534457999958" calcext:value-type="float">
            <text:p>0.663534458</text:p>
          </table:table-cell>
          <table:table-cell office:value-type="float" office:value="1618.81887737416" calcext:value-type="float">
            <text:p>1618.8188773742</text:p>
          </table:table-cell>
        </table:table-row>
        <table:table-row table:style-name="ro1">
          <table:table-cell office:value-type="float" office:value="0.700135085000056" calcext:value-type="float">
            <text:p>0.700135085</text:p>
          </table:table-cell>
          <table:table-cell office:value-type="float" office:value="1639.31617892336" calcext:value-type="float">
            <text:p>1639.3161789234</text:p>
          </table:table-cell>
        </table:table-row>
        <table:table-row table:style-name="ro1">
          <table:table-cell office:value-type="float" office:value="0.736608787000023" calcext:value-type="float">
            <text:p>0.736608787</text:p>
          </table:table-cell>
          <table:table-cell office:value-type="float" office:value="1645.02084268975" calcext:value-type="float">
            <text:p>1645.0208426898</text:p>
          </table:table-cell>
        </table:table-row>
        <table:table-row table:style-name="ro1">
          <table:table-cell office:value-type="float" office:value="0.772884469000019" calcext:value-type="float">
            <text:p>0.772884469</text:p>
          </table:table-cell>
          <table:table-cell office:value-type="float" office:value="1654.00060569521" calcext:value-type="float">
            <text:p>1654.0006056952</text:p>
          </table:table-cell>
        </table:table-row>
        <table:table-row table:style-name="ro1">
          <table:table-cell office:value-type="float" office:value="0.810164465000071" calcext:value-type="float">
            <text:p>0.810164465</text:p>
          </table:table-cell>
          <table:table-cell office:value-type="float" office:value="1609.44223277052" calcext:value-type="float">
            <text:p>1609.4422327705</text:p>
          </table:table-cell>
        </table:table-row>
        <table:table-row table:style-name="ro1">
          <table:table-cell office:value-type="float" office:value="0.845893642999727" calcext:value-type="float">
            <text:p>0.845893643</text:p>
          </table:table-cell>
          <table:table-cell office:value-type="float" office:value="1679.29975888553" calcext:value-type="float">
            <text:p>1679.2997588855</text:p>
          </table:table-cell>
        </table:table-row>
        <table:table-row table:style-name="ro1">
          <table:table-cell office:value-type="float" office:value="0.882817755999895" calcext:value-type="float">
            <text:p>0.882817756</text:p>
          </table:table-cell>
          <table:table-cell office:value-type="float" office:value="1624.95440309498" calcext:value-type="float">
            <text:p>1624.954403095</text:p>
          </table:table-cell>
        </table:table-row>
        <table:table-row table:style-name="ro1">
          <table:table-cell office:value-type="float" office:value="0.919387081999957" calcext:value-type="float">
            <text:p>0.919387082</text:p>
          </table:table-cell>
          <table:table-cell office:value-type="float" office:value="1640.71932854046" calcext:value-type="float">
            <text:p>1640.7193285405</text:p>
          </table:table-cell>
        </table:table-row>
        <table:table-row table:style-name="ro1">
          <table:table-cell office:value-type="float" office:value="0.956895356000132" calcext:value-type="float">
            <text:p>0.956895356</text:p>
          </table:table-cell>
          <table:table-cell office:value-type="float" office:value="1599.64705386659" calcext:value-type="float">
            <text:p>1599.6470538666</text:p>
          </table:table-cell>
        </table:table-row>
        <table:table-row table:style-name="ro1">
          <table:table-cell office:value-type="float" office:value="0.993431765999958" calcext:value-type="float">
            <text:p>0.993431766</text:p>
          </table:table-cell>
          <table:table-cell office:value-type="float" office:value="1642.19746823198" calcext:value-type="float">
            <text:p>1642.197468232</text:p>
          </table:table-cell>
        </table:table-row>
        <table:table-row table:style-name="ro1">
          <table:table-cell office:value-type="float" office:value="1.030699938" calcext:value-type="float">
            <text:p>1.030699938</text:p>
          </table:table-cell>
          <table:table-cell office:value-type="float" office:value="1609.9528573587" calcext:value-type="float">
            <text:p>1609.9528573587</text:p>
          </table:table-cell>
        </table:table-row>
        <table:table-row table:style-name="ro1">
          <table:table-cell office:value-type="float" office:value="1.06706884899995" calcext:value-type="float">
            <text:p>1.067068849</text:p>
          </table:table-cell>
          <table:table-cell office:value-type="float" office:value="1649.76069808842" calcext:value-type="float">
            <text:p>1649.7606980884</text:p>
          </table:table-cell>
        </table:table-row>
        <table:table-row table:style-name="ro1">
          <table:table-cell office:value-type="float" office:value="1.10416358600014" calcext:value-type="float">
            <text:p>1.104163586</text:p>
          </table:table-cell>
          <table:table-cell office:value-type="float" office:value="1617.48012931578" calcext:value-type="float">
            <text:p>1617.4801293158</text:p>
          </table:table-cell>
        </table:table-row>
        <table:table-row table:style-name="ro1">
          <table:table-cell office:value-type="float" office:value="1.14036994599974" calcext:value-type="float">
            <text:p>1.140369946</text:p>
          </table:table-cell>
          <table:table-cell office:value-type="float" office:value="1657.16741480417" calcext:value-type="float">
            <text:p>1657.1674148042</text:p>
          </table:table-cell>
        </table:table-row>
        <table:table-row table:style-name="ro1">
          <table:table-cell office:value-type="float" office:value="1.17717281099976" calcext:value-type="float">
            <text:p>1.177172811</text:p>
          </table:table-cell>
          <table:table-cell office:value-type="float" office:value="1630.30785782455" calcext:value-type="float">
            <text:p>1630.3078578246</text:p>
          </table:table-cell>
        </table:table-row>
        <table:table-row table:style-name="ro1">
          <table:table-cell office:value-type="float" office:value="1.21376989700002" calcext:value-type="float">
            <text:p>1.213769897</text:p>
          </table:table-cell>
          <table:table-cell office:value-type="float" office:value="1639.47479314555" calcext:value-type="float">
            <text:p>1639.4747931456</text:p>
          </table:table-cell>
        </table:table-row>
        <table:table-row table:style-name="ro1">
          <table:table-cell office:value-type="float" office:value="1.25119739100001" calcext:value-type="float">
            <text:p>1.251197391</text:p>
          </table:table-cell>
          <table:table-cell office:value-type="float" office:value="1603.09958235579" calcext:value-type="float">
            <text:p>1603.0995823558</text:p>
          </table:table-cell>
        </table:table-row>
        <table:table-row table:style-name="ro1">
          <table:table-cell office:value-type="float" office:value="1.28750796899976" calcext:value-type="float">
            <text:p>1.287507969</text:p>
          </table:table-cell>
          <table:table-cell office:value-type="float" office:value="1652.41104122336" calcext:value-type="float">
            <text:p>1652.4110412234</text:p>
          </table:table-cell>
        </table:table-row>
        <table:table-row table:style-name="ro1">
          <table:table-cell office:value-type="float" office:value="1.32466817399973" calcext:value-type="float">
            <text:p>1.324668174</text:p>
          </table:table-cell>
          <table:table-cell office:value-type="float" office:value="1614.6304897957" calcext:value-type="float">
            <text:p>1614.6304897957</text:p>
          </table:table-cell>
        </table:table-row>
        <table:table-row table:style-name="ro1">
          <table:table-cell office:value-type="float" office:value="1.36105968899983" calcext:value-type="float">
            <text:p>1.361059689</text:p>
          </table:table-cell>
          <table:table-cell office:value-type="float" office:value="1648.73597595008" calcext:value-type="float">
            <text:p>1648.7359759501</text:p>
          </table:table-cell>
        </table:table-row>
        <table:table-row table:style-name="ro1">
          <table:table-cell office:value-type="float" office:value="1.39819510300003" calcext:value-type="float">
            <text:p>1.398195103</text:p>
          </table:table-cell>
          <table:table-cell office:value-type="float" office:value="1615.70839090875" calcext:value-type="float">
            <text:p>1615.7083909088</text:p>
          </table:table-cell>
        </table:table-row>
        <table:table-row table:style-name="ro1">
          <table:table-cell office:value-type="float" office:value="1.43421953799998" calcext:value-type="float">
            <text:p>1.434219538</text:p>
          </table:table-cell>
          <table:table-cell office:value-type="float" office:value="1665.53618398434" calcext:value-type="float">
            <text:p>1665.5361839844</text:p>
          </table:table-cell>
        </table:table-row>
        <table:table-row table:style-name="ro1">
          <table:table-cell office:value-type="float" office:value="1.47099094499981" calcext:value-type="float">
            <text:p>1.470990945</text:p>
          </table:table-cell>
          <table:table-cell office:value-type="float" office:value="1631.70258892386" calcext:value-type="float">
            <text:p>1631.7025889239</text:p>
          </table:table-cell>
        </table:table-row>
        <table:table-row table:style-name="ro1">
          <table:table-cell office:value-type="float" office:value="1.50664960199993" calcext:value-type="float">
            <text:p>1.506649602</text:p>
          </table:table-cell>
          <table:table-cell office:value-type="float" office:value="1682.62085697199" calcext:value-type="float">
            <text:p>1682.620856972</text:p>
          </table:table-cell>
        </table:table-row>
        <table:table-row table:style-name="ro1">
          <table:table-cell office:value-type="float" office:value="1.54300877300011" calcext:value-type="float">
            <text:p>1.543008773</text:p>
          </table:table-cell>
          <table:table-cell office:value-type="float" office:value="1650.20264075036" calcext:value-type="float">
            <text:p>1650.2026407504</text:p>
          </table:table-cell>
        </table:table-row>
        <table:table-row table:style-name="ro1">
          <table:table-cell office:value-type="float" office:value="1.578475454" calcext:value-type="float">
            <text:p>1.578475454</text:p>
          </table:table-cell>
          <table:table-cell office:value-type="float" office:value="1691.72863962624" calcext:value-type="float">
            <text:p>1691.7286396263</text:p>
          </table:table-cell>
        </table:table-row>
        <table:table-row table:style-name="ro1">
          <table:table-cell office:value-type="float" office:value="1.61458525299986" calcext:value-type="float">
            <text:p>1.614585253</text:p>
          </table:table-cell>
          <table:table-cell office:value-type="float" office:value="1661.59883637771" calcext:value-type="float">
            <text:p>1661.5988363777</text:p>
          </table:table-cell>
        </table:table-row>
        <table:table-row table:style-name="ro1">
          <table:table-cell office:value-type="float" office:value="1.6505045859999" calcext:value-type="float">
            <text:p>1.650504586</text:p>
          </table:table-cell>
          <table:table-cell office:value-type="float" office:value="1670.40963705914" calcext:value-type="float">
            <text:p>1670.4096370592</text:p>
          </table:table-cell>
        </table:table-row>
        <table:table-row table:style-name="ro1">
          <table:table-cell office:value-type="float" office:value="1.68719995299989" calcext:value-type="float">
            <text:p>1.687199953</text:p>
          </table:table-cell>
          <table:table-cell office:value-type="float" office:value="1635.08379681859" calcext:value-type="float">
            <text:p>1635.0837968186</text:p>
          </table:table-cell>
        </table:table-row>
        <table:table-row table:style-name="ro1">
          <table:table-cell office:value-type="float" office:value="1.72373542600008" calcext:value-type="float">
            <text:p>1.723735426</text:p>
          </table:table-cell>
          <table:table-cell office:value-type="float" office:value="1642.23958451819" calcext:value-type="float">
            <text:p>1642.2395845182</text:p>
          </table:table-cell>
        </table:table-row>
        <table:table-row table:style-name="ro1">
          <table:table-cell office:value-type="float" office:value="1.76112682799976" calcext:value-type="float">
            <text:p>1.761126828</text:p>
          </table:table-cell>
          <table:table-cell office:value-type="float" office:value="1604.64697206342" calcext:value-type="float">
            <text:p>1604.6469720634</text:p>
          </table:table-cell>
        </table:table-row>
        <table:table-row table:style-name="ro1">
          <table:table-cell office:value-type="float" office:value="1.79783193399999" calcext:value-type="float">
            <text:p>1.797831934</text:p>
          </table:table-cell>
          <table:table-cell office:value-type="float" office:value="1634.64995849976" calcext:value-type="float">
            <text:p>1634.6499584998</text:p>
          </table:table-cell>
        </table:table-row>
        <table:table-row table:style-name="ro1">
          <table:table-cell office:value-type="float" office:value="1.83537932399986" calcext:value-type="float">
            <text:p>1.835379324</text:p>
          </table:table-cell>
          <table:table-cell office:value-type="float" office:value="1597.98057868214" calcext:value-type="float">
            <text:p>1597.9805786821</text:p>
          </table:table-cell>
        </table:table-row>
        <table:table-row table:style-name="ro1">
          <table:table-cell office:value-type="float" office:value="1.87199859800012" calcext:value-type="float">
            <text:p>1.871998598</text:p>
          </table:table-cell>
          <table:table-cell office:value-type="float" office:value="1638.48141827104" calcext:value-type="float">
            <text:p>1638.481418271</text:p>
          </table:table-cell>
        </table:table-row>
        <table:table-row table:style-name="ro1">
          <table:table-cell office:value-type="float" office:value="1.90953671699981" calcext:value-type="float">
            <text:p>1.909536717</text:p>
          </table:table-cell>
          <table:table-cell office:value-type="float" office:value="1598.37524092491" calcext:value-type="float">
            <text:p>1598.3752409249</text:p>
          </table:table-cell>
        </table:table-row>
        <table:table-row table:style-name="ro1">
          <table:table-cell office:value-type="float" office:value="1.94599922099997" calcext:value-type="float">
            <text:p>1.945999221</text:p>
          </table:table-cell>
          <table:table-cell office:value-type="float" office:value="1645.52604505011" calcext:value-type="float">
            <text:p>1645.5260450501</text:p>
          </table:table-cell>
        </table:table-row>
        <table:table-row table:style-name="ro1">
          <table:table-cell office:value-type="float" office:value="1.98341077899977" calcext:value-type="float">
            <text:p>1.983410779</text:p>
          </table:table-cell>
          <table:table-cell office:value-type="float" office:value="1603.78244606427" calcext:value-type="float">
            <text:p>1603.7824460643</text:p>
          </table:table-cell>
        </table:table-row>
        <table:table-row table:style-name="ro1">
          <table:table-cell office:value-type="float" office:value="2.01989151299995" calcext:value-type="float">
            <text:p>2.019891513</text:p>
          </table:table-cell>
          <table:table-cell office:value-type="float" office:value="1644.70374964785" calcext:value-type="float">
            <text:p>1644.7037496479</text:p>
          </table:table-cell>
        </table:table-row>
        <table:table-row table:style-name="ro1">
          <table:table-cell office:value-type="float" office:value="2.05730853900013" calcext:value-type="float">
            <text:p>2.057308539</text:p>
          </table:table-cell>
          <table:table-cell office:value-type="float" office:value="1603.54807460389" calcext:value-type="float">
            <text:p>1603.5480746039</text:p>
          </table:table-cell>
        </table:table-row>
        <table:table-row table:style-name="ro1">
          <table:table-cell office:value-type="float" office:value="2.09325646499974" calcext:value-type="float">
            <text:p>2.093256465</text:p>
          </table:table-cell>
          <table:table-cell office:value-type="float" office:value="1669.08099234027" calcext:value-type="float">
            <text:p>1669.0809923403</text:p>
          </table:table-cell>
        </table:table-row>
        <table:table-row table:style-name="ro1">
          <table:table-cell office:value-type="float" office:value="2.12999849900007" calcext:value-type="float">
            <text:p>2.129998499</text:p>
          </table:table-cell>
          <table:table-cell office:value-type="float" office:value="1633.00703492537" calcext:value-type="float">
            <text:p>1633.0070349254</text:p>
          </table:table-cell>
        </table:table-row>
        <table:table-row table:style-name="ro1">
          <table:table-cell office:value-type="float" office:value="2.16553898099983" calcext:value-type="float">
            <text:p>2.165538981</text:p>
          </table:table-cell>
          <table:table-cell office:value-type="float" office:value="1688.21570850966" calcext:value-type="float">
            <text:p>1688.2157085097</text:p>
          </table:table-cell>
        </table:table-row>
        <table:table-row table:style-name="ro1">
          <table:table-cell office:value-type="float" office:value="2.2017661750001" calcext:value-type="float">
            <text:p>2.201766175</text:p>
          </table:table-cell>
          <table:table-cell office:value-type="float" office:value="1656.2143896528" calcext:value-type="float">
            <text:p>1656.2143896528</text:p>
          </table:table-cell>
        </table:table-row>
        <table:table-row table:style-name="ro1">
          <table:table-cell office:value-type="float" office:value="2.23754603099997" calcext:value-type="float">
            <text:p>2.237546031</text:p>
          </table:table-cell>
          <table:table-cell office:value-type="float" office:value="1676.92122629644" calcext:value-type="float">
            <text:p>1676.9212262965</text:p>
          </table:table-cell>
        </table:table-row>
        <table:table-row table:style-name="ro1">
          <table:table-cell office:value-type="float" office:value="2.2739494729999" calcext:value-type="float">
            <text:p>2.273949473</text:p>
          </table:table-cell>
          <table:table-cell office:value-type="float" office:value="1648.19579423571" calcext:value-type="float">
            <text:p>1648.1957942357</text:p>
          </table:table-cell>
        </table:table-row>
        <table:table-row table:style-name="ro1">
          <table:table-cell office:value-type="float" office:value="2.30984109800011" calcext:value-type="float">
            <text:p>2.309841098</text:p>
          </table:table-cell>
          <table:table-cell office:value-type="float" office:value="1671.69917772347" calcext:value-type="float">
            <text:p>1671.6991777235</text:p>
          </table:table-cell>
        </table:table-row>
        <table:table-row table:style-name="ro1">
          <table:table-cell office:value-type="float" office:value="2.34645782000007" calcext:value-type="float">
            <text:p>2.34645782</text:p>
          </table:table-cell>
          <table:table-cell office:value-type="float" office:value="1638.59561213758" calcext:value-type="float">
            <text:p>1638.5956121376</text:p>
          </table:table-cell>
        </table:table-row>
        <table:table-row table:style-name="ro1">
          <table:table-cell office:value-type="float" office:value="2.38228861200014" calcext:value-type="float">
            <text:p>2.382288612</text:p>
          </table:table-cell>
          <table:table-cell office:value-type="float" office:value="1674.53736439549" calcext:value-type="float">
            <text:p>1674.5373643955</text:p>
          </table:table-cell>
        </table:table-row>
        <table:table-row table:style-name="ro1">
          <table:table-cell office:value-type="float" office:value="2.41886439700011" calcext:value-type="float">
            <text:p>2.418864397</text:p>
          </table:table-cell>
          <table:table-cell office:value-type="float" office:value="1640.42959023442" calcext:value-type="float">
            <text:p>1640.4295902344</text:p>
          </table:table-cell>
        </table:table-row>
        <table:table-row table:style-name="ro1">
          <table:table-cell office:value-type="float" office:value="2.45482987500009" calcext:value-type="float">
            <text:p>2.454829875</text:p>
          </table:table-cell>
          <table:table-cell office:value-type="float" office:value="1668.26644150352" calcext:value-type="float">
            <text:p>1668.2664415035</text:p>
          </table:table-cell>
        </table:table-row>
        <table:table-row table:style-name="ro1">
          <table:table-cell office:value-type="float" office:value="2.49157003299979" calcext:value-type="float">
            <text:p>2.491570033</text:p>
          </table:table-cell>
          <table:table-cell office:value-type="float" office:value="1633.09041840501" calcext:value-type="float">
            <text:p>1633.090418405</text:p>
          </table:table-cell>
        </table:table-row>
        <table:table-row table:style-name="ro1">
          <table:table-cell office:value-type="float" office:value="2.52814279699987" calcext:value-type="float">
            <text:p>2.528142797</text:p>
          </table:table-cell>
          <table:table-cell office:value-type="float" office:value="1640.56509373647" calcext:value-type="float">
            <text:p>1640.5650937365</text:p>
          </table:table-cell>
        </table:table-row>
        <table:table-row table:style-name="ro1">
          <table:table-cell office:value-type="float" office:value="2.5656644579999" calcext:value-type="float">
            <text:p>2.565664458</text:p>
          </table:table-cell>
          <table:table-cell office:value-type="float" office:value="1599.07633086806" calcext:value-type="float">
            <text:p>1599.0763308681</text:p>
          </table:table-cell>
        </table:table-row>
        <table:table-row table:style-name="ro1">
          <table:table-cell office:value-type="float" office:value="2.60204165200003" calcext:value-type="float">
            <text:p>2.602041652</text:p>
          </table:table-cell>
          <table:table-cell office:value-type="float" office:value="1649.38505151868" calcext:value-type="float">
            <text:p>1649.3850515187</text:p>
          </table:table-cell>
        </table:table-row>
        <table:table-row table:style-name="ro1">
          <table:table-cell office:value-type="float" office:value="2.63939742999992" calcext:value-type="float">
            <text:p>2.63939743</text:p>
          </table:table-cell>
          <table:table-cell office:value-type="float" office:value="1606.1772291337" calcext:value-type="float">
            <text:p>1606.1772291337</text:p>
          </table:table-cell>
        </table:table-row>
        <table:table-row table:style-name="ro1">
          <table:table-cell office:value-type="float" office:value="2.67578920699998" calcext:value-type="float">
            <text:p>2.675789207</text:p>
          </table:table-cell>
          <table:table-cell office:value-type="float" office:value="1648.72410599507" calcext:value-type="float">
            <text:p>1648.7241059951</text:p>
          </table:table-cell>
        </table:table-row>
        <table:table-row table:style-name="ro1">
          <table:table-cell office:value-type="float" office:value="2.71306409999988" calcext:value-type="float">
            <text:p>2.7130641</text:p>
          </table:table-cell>
          <table:table-cell office:value-type="float" office:value="1609.66256831792" calcext:value-type="float">
            <text:p>1609.6625683179</text:p>
          </table:table-cell>
        </table:table-row>
        <table:table-row table:style-name="ro1">
          <table:table-cell office:value-type="float" office:value="2.7493334830001" calcext:value-type="float">
            <text:p>2.749333483</text:p>
          </table:table-cell>
          <table:table-cell office:value-type="float" office:value="1654.28786035982" calcext:value-type="float">
            <text:p>1654.2878603598</text:p>
          </table:table-cell>
        </table:table-row>
        <table:table-row table:style-name="ro1">
          <table:table-cell office:value-type="float" office:value="2.78632530599998" calcext:value-type="float">
            <text:p>2.786325306</text:p>
          </table:table-cell>
          <table:table-cell office:value-type="float" office:value="1621.98007922438" calcext:value-type="float">
            <text:p>1621.9800792244</text:p>
          </table:table-cell>
        </table:table-row>
        <table:table-row table:style-name="ro1">
          <table:table-cell office:value-type="float" office:value="2.82258932400009" calcext:value-type="float">
            <text:p>2.822589324</text:p>
          </table:table-cell>
          <table:table-cell office:value-type="float" office:value="1654.53260032621" calcext:value-type="float">
            <text:p>1654.5326003262</text:p>
          </table:table-cell>
        </table:table-row>
        <table:table-row table:style-name="ro1">
          <table:table-cell office:value-type="float" office:value="2.85953041899984" calcext:value-type="float">
            <text:p>2.859530419</text:p>
          </table:table-cell>
          <table:table-cell office:value-type="float" office:value="1624.20740371693" calcext:value-type="float">
            <text:p>1624.2074037169</text:p>
          </table:table-cell>
        </table:table-row>
        <table:table-row table:style-name="ro1">
          <table:table-cell office:value-type="float" office:value="2.8952655879998" calcext:value-type="float">
            <text:p>2.895265588</text:p>
          </table:table-cell>
          <table:table-cell office:value-type="float" office:value="1679.01822431739" calcext:value-type="float">
            <text:p>1679.0182243174</text:p>
          </table:table-cell>
        </table:table-row>
        <table:table-row table:style-name="ro1">
          <table:table-cell office:value-type="float" office:value="2.93160720900005" calcext:value-type="float">
            <text:p>2.931607209</text:p>
          </table:table-cell>
          <table:table-cell office:value-type="float" office:value="1650.99955226522" calcext:value-type="float">
            <text:p>1650.9995522652</text:p>
          </table:table-cell>
        </table:table-row>
        <table:table-row table:style-name="ro1">
          <table:table-cell office:value-type="float" office:value="2.96723066000004" calcext:value-type="float">
            <text:p>2.96723066</text:p>
          </table:table-cell>
          <table:table-cell office:value-type="float" office:value="1684.283760156" calcext:value-type="float">
            <text:p>1684.283760156</text:p>
          </table:table-cell>
        </table:table-row>
        <table:table-row table:style-name="ro1">
          <table:table-cell office:value-type="float" office:value="3.00359186500009" calcext:value-type="float">
            <text:p>3.003591865</text:p>
          </table:table-cell>
          <table:table-cell office:value-type="float" office:value="1650.11033049978" calcext:value-type="float">
            <text:p>1650.1103304998</text:p>
          </table:table-cell>
        </table:table-row>
        <table:table-row table:style-name="ro1">
          <table:table-cell office:value-type="float" office:value="3.04052801099988" calcext:value-type="float">
            <text:p>3.040528011</text:p>
          </table:table-cell>
          <table:table-cell office:value-type="float" office:value="1624.42502800218" calcext:value-type="float">
            <text:p>1624.4250280022</text:p>
          </table:table-cell>
        </table:table-row>
        <table:table-row table:style-name="ro1">
          <table:table-cell office:value-type="float" office:value="3.07875023899987" calcext:value-type="float">
            <text:p>3.078750239</text:p>
          </table:table-cell>
          <table:table-cell office:value-type="float" office:value="1569.76720457028" calcext:value-type="float">
            <text:p>1569.7672045703</text:p>
          </table:table-cell>
        </table:table-row>
        <table:table-row table:style-name="ro1">
          <table:table-cell office:value-type="float" office:value="3.11506946500003" calcext:value-type="float">
            <text:p>3.115069465</text:p>
          </table:table-cell>
          <table:table-cell office:value-type="float" office:value="1652.01758428817" calcext:value-type="float">
            <text:p>1652.0175842882</text:p>
          </table:table-cell>
        </table:table-row>
        <table:table-row table:style-name="ro1">
          <table:table-cell office:value-type="float" office:value="3.15195483099978" calcext:value-type="float">
            <text:p>3.151954831</text:p>
          </table:table-cell>
          <table:table-cell office:value-type="float" office:value="1626.66137026822" calcext:value-type="float">
            <text:p>1626.6613702682</text:p>
          </table:table-cell>
        </table:table-row>
        <table:table-row table:style-name="ro1">
          <table:table-cell office:value-type="float" office:value="3.18435159499995" calcext:value-type="float">
            <text:p>3.184351595</text:p>
          </table:table-cell>
          <table:table-cell office:value-type="float" office:value="1852.0368268784" calcext:value-type="float">
            <text:p>1852.0368268784</text:p>
          </table:table-cell>
        </table:table-row>
        <table:table-row table:style-name="ro1">
          <table:table-cell office:value-type="float" office:value="3.21681315099977" calcext:value-type="float">
            <text:p>3.216813151</text:p>
          </table:table-cell>
          <table:table-cell office:value-type="float" office:value="1848.34023360862" calcext:value-type="float">
            <text:p>1848.3402336086</text:p>
          </table:table-cell>
        </table:table-row>
        <table:table-row table:style-name="ro1">
          <table:table-cell office:value-type="float" office:value="3.24578057400004" calcext:value-type="float">
            <text:p>3.245780574</text:p>
          </table:table-cell>
          <table:table-cell office:value-type="float" office:value="2071.29229270571" calcext:value-type="float">
            <text:p>2071.2922927057</text:p>
          </table:table-cell>
        </table:table-row>
        <table:table-row table:style-name="ro1">
          <table:table-cell office:value-type="float" office:value="3.27487341200003" calcext:value-type="float">
            <text:p>3.274873412</text:p>
          </table:table-cell>
          <table:table-cell office:value-type="float" office:value="2062.36325242682" calcext:value-type="float">
            <text:p>2062.3632524268</text:p>
          </table:table-cell>
        </table:table-row>
        <table:table-row table:style-name="ro1">
          <table:table-cell office:value-type="float" office:value="3.30135450599982" calcext:value-type="float">
            <text:p>3.301354506</text:p>
          </table:table-cell>
          <table:table-cell office:value-type="float" office:value="2265.76741884125" calcext:value-type="float">
            <text:p>2265.7674188413</text:p>
          </table:table-cell>
        </table:table-row>
        <table:table-row table:style-name="ro1">
          <table:table-cell office:value-type="float" office:value="3.32800398300014" calcext:value-type="float">
            <text:p>3.328003983</text:p>
          </table:table-cell>
          <table:table-cell office:value-type="float" office:value="2251.45131363296" calcext:value-type="float">
            <text:p>2251.451313633</text:p>
          </table:table-cell>
        </table:table-row>
        <table:table-row table:style-name="ro1">
          <table:table-cell office:value-type="float" office:value="3.352532075" calcext:value-type="float">
            <text:p>3.352532075</text:p>
          </table:table-cell>
          <table:table-cell office:value-type="float" office:value="2446.17477789772" calcext:value-type="float">
            <text:p>2446.1747778977</text:p>
          </table:table-cell>
        </table:table-row>
        <table:table-row table:style-name="ro1">
          <table:table-cell office:value-type="float" office:value="3.37728052900002" calcext:value-type="float">
            <text:p>3.377280529</text:p>
          </table:table-cell>
          <table:table-cell office:value-type="float" office:value="2424.39386314615" calcext:value-type="float">
            <text:p>2424.3938631462</text:p>
          </table:table-cell>
        </table:table-row>
        <table:table-row table:style-name="ro1">
          <table:table-cell office:value-type="float" office:value="3.40045399900009" calcext:value-type="float">
            <text:p>3.400453999</text:p>
          </table:table-cell>
          <table:table-cell office:value-type="float" office:value="2589.16769908898" calcext:value-type="float">
            <text:p>2589.167699089</text:p>
          </table:table-cell>
        </table:table-row>
        <table:table-row table:style-name="ro1">
          <table:table-cell office:value-type="float" office:value="3.42406965200007" calcext:value-type="float">
            <text:p>3.424069652</text:p>
          </table:table-cell>
          <table:table-cell office:value-type="float" office:value="2540.68773791915" calcext:value-type="float">
            <text:p>2540.6877379192</text:p>
          </table:table-cell>
        </table:table-row>
        <table:table-row table:style-name="ro1">
          <table:table-cell office:value-type="float" office:value="3.44654432600009" calcext:value-type="float">
            <text:p>3.446544326</text:p>
          </table:table-cell>
          <table:table-cell office:value-type="float" office:value="2669.67164907216" calcext:value-type="float">
            <text:p>2669.6716490722</text:p>
          </table:table-cell>
        </table:table-row>
        <table:table-row table:style-name="ro1">
          <table:table-cell office:value-type="float" office:value="3.46969935900006" calcext:value-type="float">
            <text:p>3.469699359</text:p>
          </table:table-cell>
          <table:table-cell office:value-type="float" office:value="2591.22930207386" calcext:value-type="float">
            <text:p>2591.2293020739</text:p>
          </table:table-cell>
        </table:table-row>
        <table:table-row table:style-name="ro1">
          <table:table-cell office:value-type="float" office:value="3.49178502699988" calcext:value-type="float">
            <text:p>3.491785027</text:p>
          </table:table-cell>
          <table:table-cell office:value-type="float" office:value="2716.6939211662" calcext:value-type="float">
            <text:p>2716.6939211662</text:p>
          </table:table-cell>
        </table:table-row>
        <table:table-row table:style-name="ro1">
          <table:table-cell office:value-type="float" office:value="3.51449792799986" calcext:value-type="float">
            <text:p>3.514497928</text:p>
          </table:table-cell>
          <table:table-cell office:value-type="float" office:value="2641.67047617829" calcext:value-type="float">
            <text:p>2641.6704761783</text:p>
          </table:table-cell>
        </table:table-row>
        <table:table-row table:style-name="ro1">
          <table:table-cell office:value-type="float" office:value="3.53632542200012" calcext:value-type="float">
            <text:p>3.536325422</text:p>
          </table:table-cell>
          <table:table-cell office:value-type="float" office:value="2748.82677779122" calcext:value-type="float">
            <text:p>2748.8267777912</text:p>
          </table:table-cell>
        </table:table-row>
        <table:table-row table:style-name="ro1">
          <table:table-cell office:value-type="float" office:value="3.55861858799972" calcext:value-type="float">
            <text:p>3.558618588</text:p>
          </table:table-cell>
          <table:table-cell office:value-type="float" office:value="2691.40776151214" calcext:value-type="float">
            <text:p>2691.4077615121</text:p>
          </table:table-cell>
        </table:table-row>
        <table:table-row table:style-name="ro1">
          <table:table-cell office:value-type="float" office:value="3.58012374000009" calcext:value-type="float">
            <text:p>3.58012374</text:p>
          </table:table-cell>
          <table:table-cell office:value-type="float" office:value="2790.02910553529" calcext:value-type="float">
            <text:p>2790.0291055353</text:p>
          </table:table-cell>
        </table:table-row>
        <table:table-row table:style-name="ro1">
          <table:table-cell office:value-type="float" office:value="3.60219602400002" calcext:value-type="float">
            <text:p>3.602196024</text:p>
          </table:table-cell>
          <table:table-cell office:value-type="float" office:value="2718.34124643301" calcext:value-type="float">
            <text:p>2718.341246433</text:p>
          </table:table-cell>
        </table:table-row>
        <table:table-row table:style-name="ro1">
          <table:table-cell office:value-type="float" office:value="3.62333206599988" calcext:value-type="float">
            <text:p>3.623332066</text:p>
          </table:table-cell>
          <table:table-cell office:value-type="float" office:value="2838.7528753216" calcext:value-type="float">
            <text:p>2838.7528753216</text:p>
          </table:table-cell>
        </table:table-row>
        <table:table-row table:style-name="ro1">
          <table:table-cell office:value-type="float" office:value="3.64517341400006" calcext:value-type="float">
            <text:p>3.645173414</text:p>
          </table:table-cell>
          <table:table-cell office:value-type="float" office:value="2747.08319282791" calcext:value-type="float">
            <text:p>2747.0831928279</text:p>
          </table:table-cell>
        </table:table-row>
        <table:table-row table:style-name="ro1">
          <table:table-cell office:value-type="float" office:value="3.66620414499994" calcext:value-type="float">
            <text:p>3.666204145</text:p>
          </table:table-cell>
          <table:table-cell office:value-type="float" office:value="2852.96787830795" calcext:value-type="float">
            <text:p>2852.967878308</text:p>
          </table:table-cell>
        </table:table-row>
        <table:table-row table:style-name="ro1">
          <table:table-cell office:value-type="float" office:value="3.68792539000015" calcext:value-type="float">
            <text:p>3.68792539</text:p>
          </table:table-cell>
          <table:table-cell office:value-type="float" office:value="2762.27260451348" calcext:value-type="float">
            <text:p>2762.2726045135</text:p>
          </table:table-cell>
        </table:table-row>
        <table:table-row table:style-name="ro1">
          <table:table-cell office:value-type="float" office:value="3.70887039299987" calcext:value-type="float">
            <text:p>3.708870393</text:p>
          </table:table-cell>
          <table:table-cell office:value-type="float" office:value="2864.64508984744" calcext:value-type="float">
            <text:p>2864.6450898475</text:p>
          </table:table-cell>
        </table:table-row>
        <table:table-row table:style-name="ro1">
          <table:table-cell office:value-type="float" office:value="3.73047643099972" calcext:value-type="float">
            <text:p>3.730476431</text:p>
          </table:table-cell>
          <table:table-cell office:value-type="float" office:value="2777.00150302567" calcext:value-type="float">
            <text:p>2777.0015030257</text:p>
          </table:table-cell>
        </table:table-row>
        <table:table-row table:style-name="ro1">
          <table:table-cell office:value-type="float" office:value="3.75131679900005" calcext:value-type="float">
            <text:p>3.751316799</text:p>
          </table:table-cell>
          <table:table-cell office:value-type="float" office:value="2879.02785589167" calcext:value-type="float">
            <text:p>2879.0278558917</text:p>
          </table:table-cell>
        </table:table-row>
        <table:table-row table:style-name="ro1">
          <table:table-cell office:value-type="float" office:value="3.77274335899983" calcext:value-type="float">
            <text:p>3.772743359</text:p>
          </table:table-cell>
          <table:table-cell office:value-type="float" office:value="2800.26285136819" calcext:value-type="float">
            <text:p>2800.2628513682</text:p>
          </table:table-cell>
        </table:table-row>
        <table:table-row table:style-name="ro1">
          <table:table-cell office:value-type="float" office:value="3.79347628100004" calcext:value-type="float">
            <text:p>3.793476281</text:p>
          </table:table-cell>
          <table:table-cell office:value-type="float" office:value="2893.94808890913" calcext:value-type="float">
            <text:p>2893.9480889091</text:p>
          </table:table-cell>
        </table:table-row>
        <table:table-row table:style-name="ro1">
          <table:table-cell office:value-type="float" office:value="3.81477440499975" calcext:value-type="float">
            <text:p>3.814774405</text:p>
          </table:table-cell>
          <table:table-cell office:value-type="float" office:value="2817.14952926405" calcext:value-type="float">
            <text:p>2817.1495292641</text:p>
          </table:table-cell>
        </table:table-row>
        <table:table-row table:style-name="ro1">
          <table:table-cell office:value-type="float" office:value="3.83549586799973" calcext:value-type="float">
            <text:p>3.835495868</text:p>
          </table:table-cell>
          <table:table-cell office:value-type="float" office:value="2895.54844655898" calcext:value-type="float">
            <text:p>2895.548446559</text:p>
          </table:table-cell>
        </table:table-row>
        <table:table-row table:style-name="ro1">
          <table:table-cell office:value-type="float" office:value="3.85658592099981" calcext:value-type="float">
            <text:p>3.856585921</text:p>
          </table:table-cell>
          <table:table-cell office:value-type="float" office:value="2844.9430639066" calcext:value-type="float">
            <text:p>2844.9430639066</text:p>
          </table:table-cell>
        </table:table-row>
        <table:table-row table:style-name="ro1">
          <table:table-cell office:value-type="float" office:value="3.87710738599981" calcext:value-type="float">
            <text:p>3.877107386</text:p>
          </table:table-cell>
          <table:table-cell office:value-type="float" office:value="2923.76786939896" calcext:value-type="float">
            <text:p>2923.767869399</text:p>
          </table:table-cell>
        </table:table-row>
        <table:table-row table:style-name="ro1">
          <table:table-cell office:value-type="float" office:value="3.89792770299982" calcext:value-type="float">
            <text:p>3.897927703</text:p>
          </table:table-cell>
          <table:table-cell office:value-type="float" office:value="2881.80050284315" calcext:value-type="float">
            <text:p>2881.8005028432</text:p>
          </table:table-cell>
        </table:table-row>
        <table:table-row table:style-name="ro1">
          <table:table-cell office:value-type="float" office:value="3.91814708799984" calcext:value-type="float">
            <text:p>3.918147088</text:p>
          </table:table-cell>
          <table:table-cell office:value-type="float" office:value="2967.44930668984" calcext:value-type="float">
            <text:p>2967.4493066899</text:p>
          </table:table-cell>
        </table:table-row>
        <table:table-row table:style-name="ro1">
          <table:table-cell office:value-type="float" office:value="3.93874849999975" calcext:value-type="float">
            <text:p>3.9387485</text:p>
          </table:table-cell>
          <table:table-cell office:value-type="float" office:value="2912.42173110637" calcext:value-type="float">
            <text:p>2912.4217311064</text:p>
          </table:table-cell>
        </table:table-row>
        <table:table-row table:style-name="ro1">
          <table:table-cell office:value-type="float" office:value="3.95859908600005" calcext:value-type="float">
            <text:p>3.958599086</text:p>
          </table:table-cell>
          <table:table-cell office:value-type="float" office:value="3022.58079429423" calcext:value-type="float">
            <text:p>3022.5807942942</text:p>
          </table:table-cell>
        </table:table-row>
        <table:table-row table:style-name="ro1">
          <table:table-cell office:value-type="float" office:value="3.97874451300004" calcext:value-type="float">
            <text:p>3.978744513</text:p>
          </table:table-cell>
          <table:table-cell office:value-type="float" office:value="2978.3434225561" calcext:value-type="float">
            <text:p>2978.3434225561</text:p>
          </table:table-cell>
        </table:table-row>
        <table:table-row table:style-name="ro1">
          <table:table-cell office:value-type="float" office:value="3.99842088300011" calcext:value-type="float">
            <text:p>3.998420883</text:p>
          </table:table-cell>
          <table:table-cell office:value-type="float" office:value="3049.34294281852" calcext:value-type="float">
            <text:p>3049.3429428185</text:p>
          </table:table-cell>
        </table:table-row>
        <table:table-row table:style-name="ro1">
          <table:table-cell office:value-type="float" office:value="4.01821808399973" calcext:value-type="float">
            <text:p>4.018218084</text:p>
          </table:table-cell>
          <table:table-cell office:value-type="float" office:value="3030.73146558213" calcext:value-type="float">
            <text:p>3030.7314655821</text:p>
          </table:table-cell>
        </table:table-row>
        <table:table-row table:style-name="ro1">
          <table:table-cell office:value-type="float" office:value="4.03740674999972" calcext:value-type="float">
            <text:p>4.03740675</text:p>
          </table:table-cell>
          <table:table-cell office:value-type="float" office:value="3126.84581617234" calcext:value-type="float">
            <text:p>3126.8458161723</text:p>
          </table:table-cell>
        </table:table-row>
        <table:table-row table:style-name="ro1">
          <table:table-cell office:value-type="float" office:value="4.05685754800015" calcext:value-type="float">
            <text:p>4.056857548</text:p>
          </table:table-cell>
          <table:table-cell office:value-type="float" office:value="3084.70634462706" calcext:value-type="float">
            <text:p>3084.7063446271</text:p>
          </table:table-cell>
        </table:table-row>
        <table:table-row table:style-name="ro1">
          <table:table-cell office:value-type="float" office:value="4.07567267600007" calcext:value-type="float">
            <text:p>4.075672676</text:p>
          </table:table-cell>
          <table:table-cell office:value-type="float" office:value="3188.92329620463" calcext:value-type="float">
            <text:p>3188.9232962046</text:p>
          </table:table-cell>
        </table:table-row>
        <table:table-row table:style-name="ro1">
          <table:table-cell office:value-type="float" office:value="4.09472040599985" calcext:value-type="float">
            <text:p>4.094720406</text:p>
          </table:table-cell>
          <table:table-cell office:value-type="float" office:value="3149.98165139264" calcext:value-type="float">
            <text:p>3149.9816513926</text:p>
          </table:table-cell>
        </table:table-row>
        <table:table-row table:style-name="ro1">
          <table:table-cell office:value-type="float" office:value="4.11328402499976" calcext:value-type="float">
            <text:p>4.113284025</text:p>
          </table:table-cell>
          <table:table-cell office:value-type="float" office:value="3232.12839049887" calcext:value-type="float">
            <text:p>3232.1283904989</text:p>
          </table:table-cell>
        </table:table-row>
        <table:table-row table:style-name="ro1">
          <table:table-cell office:value-type="float" office:value="4.13198941500013" calcext:value-type="float">
            <text:p>4.131989415</text:p>
          </table:table-cell>
          <table:table-cell office:value-type="float" office:value="3207.63159703107" calcext:value-type="float">
            <text:p>3207.6315970311</text:p>
          </table:table-cell>
        </table:table-row>
        <table:table-row table:style-name="ro1">
          <table:table-cell office:value-type="float" office:value="4.15030689100013" calcext:value-type="float">
            <text:p>4.150306891</text:p>
          </table:table-cell>
          <table:table-cell office:value-type="float" office:value="3275.56045385419" calcext:value-type="float">
            <text:p>3275.5604538542</text:p>
          </table:table-cell>
        </table:table-row>
        <table:table-row table:style-name="ro1">
          <table:table-cell office:value-type="float" office:value="4.16874098100016" calcext:value-type="float">
            <text:p>4.168740981</text:p>
          </table:table-cell>
          <table:table-cell office:value-type="float" office:value="3254.83926789492" calcext:value-type="float">
            <text:p>3254.8392678949</text:p>
          </table:table-cell>
        </table:table-row>
        <table:table-row table:style-name="ro1">
          <table:table-cell office:value-type="float" office:value="4.18681741799992" calcext:value-type="float">
            <text:p>4.186817418</text:p>
          </table:table-cell>
          <table:table-cell office:value-type="float" office:value="3319.23818840991" calcext:value-type="float">
            <text:p>3319.2381884099</text:p>
          </table:table-cell>
        </table:table-row>
        <table:table-row table:style-name="ro1">
          <table:table-cell office:value-type="float" office:value="4.20516520599995" calcext:value-type="float">
            <text:p>4.205165206</text:p>
          </table:table-cell>
          <table:table-cell office:value-type="float" office:value="3270.14896836107" calcext:value-type="float">
            <text:p>3270.1489683611</text:p>
          </table:table-cell>
        </table:table-row>
        <table:table-row table:style-name="ro1">
          <table:table-cell office:value-type="float" office:value="4.22302070800015" calcext:value-type="float">
            <text:p>4.223020708</text:p>
          </table:table-cell>
          <table:table-cell office:value-type="float" office:value="3360.30877201438" calcext:value-type="float">
            <text:p>3360.3087720144</text:p>
          </table:table-cell>
        </table:table-row>
        <table:table-row table:style-name="ro1">
          <table:table-cell office:value-type="float" office:value="4.24107297899991" calcext:value-type="float">
            <text:p>4.241072979</text:p>
          </table:table-cell>
          <table:table-cell office:value-type="float" office:value="3323.68154681461" calcext:value-type="float">
            <text:p>3323.6815468146</text:p>
          </table:table-cell>
        </table:table-row>
        <table:table-row table:style-name="ro1">
          <table:table-cell office:value-type="float" office:value="4.25873764900007" calcext:value-type="float">
            <text:p>4.258737649</text:p>
          </table:table-cell>
          <table:table-cell office:value-type="float" office:value="3396.61029611434" calcext:value-type="float">
            <text:p>3396.6102961143</text:p>
          </table:table-cell>
        </table:table-row>
        <table:table-row table:style-name="ro1">
          <table:table-cell office:value-type="float" office:value="4.27661789000013" calcext:value-type="float">
            <text:p>4.27661789</text:p>
          </table:table-cell>
          <table:table-cell office:value-type="float" office:value="3355.65946789018" calcext:value-type="float">
            <text:p>3355.6594678902</text:p>
          </table:table-cell>
        </table:table-row>
        <table:table-row table:style-name="ro1">
          <table:table-cell office:value-type="float" office:value="4.29411261399991" calcext:value-type="float">
            <text:p>4.294112614</text:p>
          </table:table-cell>
          <table:table-cell office:value-type="float" office:value="3429.60540564819" calcext:value-type="float">
            <text:p>3429.6054056482</text:p>
          </table:table-cell>
        </table:table-row>
        <table:table-row table:style-name="ro1">
          <table:table-cell office:value-type="float" office:value="4.31179332600004" calcext:value-type="float">
            <text:p>4.311793326</text:p>
          </table:table-cell>
          <table:table-cell office:value-type="float" office:value="3393.52849588658" calcext:value-type="float">
            <text:p>3393.5284958866</text:p>
          </table:table-cell>
        </table:table-row>
        <table:table-row table:style-name="ro1">
          <table:table-cell office:value-type="float" office:value="4.32915492599977" calcext:value-type="float">
            <text:p>4.329154926</text:p>
          </table:table-cell>
          <table:table-cell office:value-type="float" office:value="3455.90268183403" calcext:value-type="float">
            <text:p>3455.902681834</text:p>
          </table:table-cell>
        </table:table-row>
        <table:table-row table:style-name="ro1">
          <table:table-cell office:value-type="float" office:value="4.34687834599981" calcext:value-type="float">
            <text:p>4.346878346</text:p>
          </table:table-cell>
          <table:table-cell office:value-type="float" office:value="3385.35113425455" calcext:value-type="float">
            <text:p>3385.3511342546</text:p>
          </table:table-cell>
        </table:table-row>
        <table:table-row table:style-name="ro1">
          <table:table-cell office:value-type="float" office:value="4.36422687300001" calcext:value-type="float">
            <text:p>4.364226873</text:p>
          </table:table-cell>
          <table:table-cell office:value-type="float" office:value="3458.50688068944" calcext:value-type="float">
            <text:p>3458.5068806894</text:p>
          </table:table-cell>
        </table:table-row>
        <table:table-row table:style-name="ro1">
          <table:table-cell office:value-type="float" office:value="4.38178680500005" calcext:value-type="float">
            <text:p>4.381786805</text:p>
          </table:table-cell>
          <table:table-cell office:value-type="float" office:value="3416.86972363349" calcext:value-type="float">
            <text:p>3416.8697236335</text:p>
          </table:table-cell>
        </table:table-row>
        <table:table-row table:style-name="ro1">
          <table:table-cell office:value-type="float" office:value="4.39896486599992" calcext:value-type="float">
            <text:p>4.398964866</text:p>
          </table:table-cell>
          <table:table-cell office:value-type="float" office:value="3492.82727546852" calcext:value-type="float">
            <text:p>3492.8272754685</text:p>
          </table:table-cell>
        </table:table-row>
        <table:table-row table:style-name="ro1">
          <table:table-cell office:value-type="float" office:value="4.41653219299997" calcext:value-type="float">
            <text:p>4.416532193</text:p>
          </table:table-cell>
          <table:table-cell office:value-type="float" office:value="3415.43138576653" calcext:value-type="float">
            <text:p>3415.4313857665</text:p>
          </table:table-cell>
        </table:table-row>
        <table:table-row table:style-name="ro1">
          <table:table-cell office:value-type="float" office:value="4.43380863799985" calcext:value-type="float">
            <text:p>4.433808638</text:p>
          </table:table-cell>
          <table:table-cell office:value-type="float" office:value="3472.93670662099" calcext:value-type="float">
            <text:p>3472.936706621</text:p>
          </table:table-cell>
        </table:table-row>
        <table:table-row table:style-name="ro1">
          <table:table-cell office:value-type="float" office:value="4.4511946130001" calcext:value-type="float">
            <text:p>4.451194613</text:p>
          </table:table-cell>
          <table:table-cell office:value-type="float" office:value="3451.05753339287" calcext:value-type="float">
            <text:p>3451.0575333929</text:p>
          </table:table-cell>
        </table:table-row>
        <table:table-row table:style-name="ro1">
          <table:table-cell office:value-type="float" office:value="4.46842387100014" calcext:value-type="float">
            <text:p>4.468423871</text:p>
          </table:table-cell>
          <table:table-cell office:value-type="float" office:value="3482.44828650486" calcext:value-type="float">
            <text:p>3482.4482865049</text:p>
          </table:table-cell>
        </table:table-row>
        <table:table-row table:style-name="ro1">
          <table:table-cell office:value-type="float" office:value="4.48590953299981" calcext:value-type="float">
            <text:p>4.485909533</text:p>
          </table:table-cell>
          <table:table-cell office:value-type="float" office:value="3431.38280959145" calcext:value-type="float">
            <text:p>3431.3828095915</text:p>
          </table:table-cell>
        </table:table-row>
        <table:table-row table:style-name="ro1">
          <table:table-cell office:value-type="float" office:value="4.50315253999997" calcext:value-type="float">
            <text:p>4.50315254</text:p>
          </table:table-cell>
          <table:table-cell office:value-type="float" office:value="3479.67149810005" calcext:value-type="float">
            <text:p>3479.6714981001</text:p>
          </table:table-cell>
        </table:table-row>
        <table:table-row table:style-name="ro1">
          <table:table-cell office:value-type="float" office:value="4.52060940000001" calcext:value-type="float">
            <text:p>4.5206094</text:p>
          </table:table-cell>
          <table:table-cell office:value-type="float" office:value="3437.04423360604" calcext:value-type="float">
            <text:p>3437.044233606</text:p>
          </table:table-cell>
        </table:table-row>
        <table:table-row table:style-name="ro1">
          <table:table-cell office:value-type="float" office:value="4.53774407599985" calcext:value-type="float">
            <text:p>4.537744076</text:p>
          </table:table-cell>
          <table:table-cell office:value-type="float" office:value="3501.67111421046" calcext:value-type="float">
            <text:p>3501.6711142105</text:p>
          </table:table-cell>
        </table:table-row>
        <table:table-row table:style-name="ro1">
          <table:table-cell office:value-type="float" office:value="4.55515098800015" calcext:value-type="float">
            <text:p>4.555150988</text:p>
          </table:table-cell>
          <table:table-cell office:value-type="float" office:value="3446.90660807481" calcext:value-type="float">
            <text:p>3446.9066080748</text:p>
          </table:table-cell>
        </table:table-row>
        <table:table-row table:style-name="ro1">
          <table:table-cell office:value-type="float" office:value="4.57230680900011" calcext:value-type="float">
            <text:p>4.572306809</text:p>
          </table:table-cell>
          <table:table-cell office:value-type="float" office:value="3497.35521256249" calcext:value-type="float">
            <text:p>3497.3552125625</text:p>
          </table:table-cell>
        </table:table-row>
        <table:table-row table:style-name="ro1">
          <table:table-cell office:value-type="float" office:value="4.58965955599979" calcext:value-type="float">
            <text:p>4.589659556</text:p>
          </table:table-cell>
          <table:table-cell office:value-type="float" office:value="3457.66580940278" calcext:value-type="float">
            <text:p>3457.6658094028</text:p>
          </table:table-cell>
        </table:table-row>
        <table:table-row table:style-name="ro1">
          <table:table-cell office:value-type="float" office:value="4.60688402200003" calcext:value-type="float">
            <text:p>4.606884022</text:p>
          </table:table-cell>
          <table:table-cell office:value-type="float" office:value="3483.41713462421" calcext:value-type="float">
            <text:p>3483.4171346242</text:p>
          </table:table-cell>
        </table:table-row>
        <table:table-row table:style-name="ro1">
          <table:table-cell office:value-type="float" office:value="4.62434541399989" calcext:value-type="float">
            <text:p>4.624345414</text:p>
          </table:table-cell>
          <table:table-cell office:value-type="float" office:value="3436.1521693393" calcext:value-type="float">
            <text:p>3436.1521693393</text:p>
          </table:table-cell>
        </table:table-row>
        <table:table-row table:style-name="ro1">
          <table:table-cell office:value-type="float" office:value="4.64148811099994" calcext:value-type="float">
            <text:p>4.641488111</text:p>
          </table:table-cell>
          <table:table-cell office:value-type="float" office:value="3500.03269612777" calcext:value-type="float">
            <text:p>3500.0326961278</text:p>
          </table:table-cell>
        </table:table-row>
        <table:table-row table:style-name="ro1">
          <table:table-cell office:value-type="float" office:value="4.65897299100016" calcext:value-type="float">
            <text:p>4.658972991</text:p>
          </table:table-cell>
          <table:table-cell office:value-type="float" office:value="3431.53627587241" calcext:value-type="float">
            <text:p>3431.5362758724</text:p>
          </table:table-cell>
        </table:table-row>
        <table:table-row table:style-name="ro1">
          <table:table-cell office:value-type="float" office:value="4.67610146900006" calcext:value-type="float">
            <text:p>4.676101469</text:p>
          </table:table-cell>
          <table:table-cell office:value-type="float" office:value="3502.93820620465" calcext:value-type="float">
            <text:p>3502.9382062047</text:p>
          </table:table-cell>
        </table:table-row>
        <table:table-row table:style-name="ro1">
          <table:table-cell office:value-type="float" office:value="4.69355442400001" calcext:value-type="float">
            <text:p>4.693554424</text:p>
          </table:table-cell>
          <table:table-cell office:value-type="float" office:value="3437.81325283657" calcext:value-type="float">
            <text:p>3437.8132528366</text:p>
          </table:table-cell>
        </table:table-row>
        <table:table-row table:style-name="ro1">
          <table:table-cell office:value-type="float" office:value="4.71085118099973" calcext:value-type="float">
            <text:p>4.710851181</text:p>
          </table:table-cell>
          <table:table-cell office:value-type="float" office:value="3468.85835310034" calcext:value-type="float">
            <text:p>3468.8583531003</text:p>
          </table:table-cell>
        </table:table-row>
        <table:table-row table:style-name="ro1">
          <table:table-cell office:value-type="float" office:value="4.72830866599998" calcext:value-type="float">
            <text:p>4.728308666</text:p>
          </table:table-cell>
          <table:table-cell office:value-type="float" office:value="3436.92118304216" calcext:value-type="float">
            <text:p>3436.9211830422</text:p>
          </table:table-cell>
        </table:table-row>
        <table:table-row table:style-name="ro1">
          <table:table-cell office:value-type="float" office:value="4.74549808099982" calcext:value-type="float">
            <text:p>4.745498081</text:p>
          </table:table-cell>
          <table:table-cell office:value-type="float" office:value="3490.52018352752" calcext:value-type="float">
            <text:p>3490.5201835275</text:p>
          </table:table-cell>
        </table:table-row>
        <table:table-row table:style-name="ro1">
          <table:table-cell office:value-type="float" office:value="4.76293931700002" calcext:value-type="float">
            <text:p>4.762939317</text:p>
          </table:table-cell>
          <table:table-cell office:value-type="float" office:value="3440.12316554449" calcext:value-type="float">
            <text:p>3440.1231655445</text:p>
          </table:table-cell>
        </table:table-row>
        <table:table-row table:style-name="ro1">
          <table:table-cell office:value-type="float" office:value="4.78018524199979" calcext:value-type="float">
            <text:p>4.780185242</text:p>
          </table:table-cell>
          <table:table-cell office:value-type="float" office:value="3479.08273988203" calcext:value-type="float">
            <text:p>3479.082739882</text:p>
          </table:table-cell>
        </table:table-row>
        <table:table-row table:style-name="ro1">
          <table:table-cell office:value-type="float" office:value="4.79772027799982" calcext:value-type="float">
            <text:p>4.797720278</text:p>
          </table:table-cell>
          <table:table-cell office:value-type="float" office:value="3421.72094770202" calcext:value-type="float">
            <text:p>3421.720947702</text:p>
          </table:table-cell>
        </table:table-row>
        <table:table-row table:style-name="ro1">
          <table:table-cell office:value-type="float" office:value="4.81504948400016" calcext:value-type="float">
            <text:p>4.815049484</text:p>
          </table:table-cell>
          <table:table-cell office:value-type="float" office:value="3462.36290334486" calcext:value-type="float">
            <text:p>3462.3629033449</text:p>
          </table:table-cell>
        </table:table-row>
        <table:table-row table:style-name="ro1">
          <table:table-cell office:value-type="float" office:value="4.83262577000005" calcext:value-type="float">
            <text:p>4.83262577</text:p>
          </table:table-cell>
          <table:table-cell office:value-type="float" office:value="3413.6904690992" calcext:value-type="float">
            <text:p>3413.6904690992</text:p>
          </table:table-cell>
        </table:table-row>
        <table:table-row table:style-name="ro1">
          <table:table-cell office:value-type="float" office:value="4.84988731900012" calcext:value-type="float">
            <text:p>4.849887319</text:p>
          </table:table-cell>
          <table:table-cell office:value-type="float" office:value="3475.93370674691" calcext:value-type="float">
            <text:p>3475.9337067469</text:p>
          </table:table-cell>
        </table:table-row>
        <table:table-row table:style-name="ro1">
          <table:table-cell office:value-type="float" office:value="4.86749792799992" calcext:value-type="float">
            <text:p>4.867497928</text:p>
          </table:table-cell>
          <table:table-cell office:value-type="float" office:value="3407.03720130697" calcext:value-type="float">
            <text:p>3407.037201307</text:p>
          </table:table-cell>
        </table:table-row>
        <table:table-row table:style-name="ro1">
          <table:table-cell office:value-type="float" office:value="4.88484234199996" calcext:value-type="float">
            <text:p>4.884842342</text:p>
          </table:table-cell>
          <table:table-cell office:value-type="float" office:value="3459.32702020817" calcext:value-type="float">
            <text:p>3459.3270202082</text:p>
          </table:table-cell>
        </table:table-row>
        <table:table-row table:style-name="ro1">
          <table:table-cell office:value-type="float" office:value="4.90246602299976" calcext:value-type="float">
            <text:p>4.902466023</text:p>
          </table:table-cell>
          <table:table-cell office:value-type="float" office:value="3404.51010209874" calcext:value-type="float">
            <text:p>3404.5101020987</text:p>
          </table:table-cell>
        </table:table-row>
        <table:table-row table:style-name="ro1">
          <table:table-cell office:value-type="float" office:value="4.91981278000003" calcext:value-type="float">
            <text:p>4.91981278</text:p>
          </table:table-cell>
          <table:table-cell office:value-type="float" office:value="3458.8597741394" calcext:value-type="float">
            <text:p>3458.8597741394</text:p>
          </table:table-cell>
        </table:table-row>
        <table:table-row table:style-name="ro1">
          <table:table-cell office:value-type="float" office:value="4.93743989899986" calcext:value-type="float">
            <text:p>4.937439899</text:p>
          </table:table-cell>
          <table:table-cell office:value-type="float" office:value="3403.84608514824" calcext:value-type="float">
            <text:p>3403.8460851482</text:p>
          </table:table-cell>
        </table:table-row>
        <table:table-row table:style-name="ro1">
          <table:table-cell office:value-type="float" office:value="4.954849104" calcext:value-type="float">
            <text:p>4.954849104</text:p>
          </table:table-cell>
          <table:table-cell office:value-type="float" office:value="3446.45260938028" calcext:value-type="float">
            <text:p>3446.4526093803</text:p>
          </table:table-cell>
        </table:table-row>
        <table:table-row table:style-name="ro1">
          <table:table-cell office:value-type="float" office:value="4.97263997099981" calcext:value-type="float">
            <text:p>4.972639971</text:p>
          </table:table-cell>
          <table:table-cell office:value-type="float" office:value="3372.51692121938" calcext:value-type="float">
            <text:p>3372.5169212194</text:p>
          </table:table-cell>
        </table:table-row>
        <table:table-row table:style-name="ro1">
          <table:table-cell office:value-type="float" office:value="4.99012136300007" calcext:value-type="float">
            <text:p>4.990121363</text:p>
          </table:table-cell>
          <table:table-cell office:value-type="float" office:value="3432.22095809623" calcext:value-type="float">
            <text:p>3432.2209580962</text:p>
          </table:table-cell>
        </table:table-row>
        <table:table-row table:style-name="ro1">
          <table:table-cell office:value-type="float" office:value="5.00786374099971" calcext:value-type="float">
            <text:p>5.007863741</text:p>
          </table:table-cell>
          <table:table-cell office:value-type="float" office:value="3381.73383529656" calcext:value-type="float">
            <text:p>3381.7338352966</text:p>
          </table:table-cell>
        </table:table-row>
        <table:table-row table:style-name="ro1">
          <table:table-cell office:value-type="float" office:value="5.02524633099984" calcext:value-type="float">
            <text:p>5.025246331</text:p>
          </table:table-cell>
          <table:table-cell office:value-type="float" office:value="3451.72957537222" calcext:value-type="float">
            <text:p>3451.7295753722</text:p>
          </table:table-cell>
        </table:table-row>
        <table:table-row table:style-name="ro1">
          <table:table-cell office:value-type="float" office:value="5.0431215210001" calcext:value-type="float">
            <text:p>5.043121521</text:p>
          </table:table-cell>
          <table:table-cell office:value-type="float" office:value="3356.60767796596" calcext:value-type="float">
            <text:p>3356.607677966</text:p>
          </table:table-cell>
        </table:table-row>
        <table:table-row table:style-name="ro1">
          <table:table-cell office:value-type="float" office:value="5.06061937000004" calcext:value-type="float">
            <text:p>5.06061937</text:p>
          </table:table-cell>
          <table:table-cell office:value-type="float" office:value="3428.99290079678" calcext:value-type="float">
            <text:p>3428.9929007968</text:p>
          </table:table-cell>
        </table:table-row>
        <table:table-row table:style-name="ro1">
          <table:table-cell office:value-type="float" office:value="5.07857862099991" calcext:value-type="float">
            <text:p>5.078578621</text:p>
          </table:table-cell>
          <table:table-cell office:value-type="float" office:value="3340.89656636844" calcext:value-type="float">
            <text:p>3340.8965663684</text:p>
          </table:table-cell>
        </table:table-row>
        <table:table-row table:style-name="ro1">
          <table:table-cell office:value-type="float" office:value="5.09618261500009" calcext:value-type="float">
            <text:p>5.096182615</text:p>
          </table:table-cell>
          <table:table-cell office:value-type="float" office:value="3408.31745337886" calcext:value-type="float">
            <text:p>3408.3174533789</text:p>
          </table:table-cell>
        </table:table-row>
        <table:table-row table:style-name="ro1">
          <table:table-cell office:value-type="float" office:value="5.11420384499979" calcext:value-type="float">
            <text:p>5.114203845</text:p>
          </table:table-cell>
          <table:table-cell office:value-type="float" office:value="3329.40648340797" calcext:value-type="float">
            <text:p>3329.406483408</text:p>
          </table:table-cell>
        </table:table-row>
        <table:table-row table:style-name="ro1">
          <table:table-cell office:value-type="float" office:value="5.13183836000007" calcext:value-type="float">
            <text:p>5.13183836</text:p>
          </table:table-cell>
          <table:table-cell office:value-type="float" office:value="3402.41849571942" calcext:value-type="float">
            <text:p>3402.4184957194</text:p>
          </table:table-cell>
        </table:table-row>
        <table:table-row table:style-name="ro1">
          <table:table-cell office:value-type="float" office:value="5.14993198499997" calcext:value-type="float">
            <text:p>5.149931985</text:p>
          </table:table-cell>
          <table:table-cell office:value-type="float" office:value="3316.08508523624" calcext:value-type="float">
            <text:p>3316.0850852362</text:p>
          </table:table-cell>
        </table:table-row>
        <table:table-row table:style-name="ro1">
          <table:table-cell office:value-type="float" office:value="5.16754186399976" calcext:value-type="float">
            <text:p>5.167541864</text:p>
          </table:table-cell>
          <table:table-cell office:value-type="float" office:value="3407.17843664387" calcext:value-type="float">
            <text:p>3407.1784366439</text:p>
          </table:table-cell>
        </table:table-row>
        <table:table-row table:style-name="ro1">
          <table:table-cell office:value-type="float" office:value="5.18556387499984" calcext:value-type="float">
            <text:p>5.185563875</text:p>
          </table:table-cell>
          <table:table-cell office:value-type="float" office:value="3329.26220052348" calcext:value-type="float">
            <text:p>3329.2622005235</text:p>
          </table:table-cell>
        </table:table-row>
        <table:table-row table:style-name="ro1">
          <table:table-cell office:value-type="float" office:value="5.20330542000011" calcext:value-type="float">
            <text:p>5.20330542</text:p>
          </table:table-cell>
          <table:table-cell office:value-type="float" office:value="3381.8926141501" calcext:value-type="float">
            <text:p>3381.8926141501</text:p>
          </table:table-cell>
        </table:table-row>
        <table:table-row table:style-name="ro1">
          <table:table-cell office:value-type="float" office:value="5.2212634739999" calcext:value-type="float">
            <text:p>5.221263474</text:p>
          </table:table-cell>
          <table:table-cell office:value-type="float" office:value="3341.11925494248" calcext:value-type="float">
            <text:p>3341.1192549425</text:p>
          </table:table-cell>
        </table:table-row>
        <table:table-row table:style-name="ro1">
          <table:table-cell office:value-type="float" office:value="5.23891330100014" calcext:value-type="float">
            <text:p>5.238913301</text:p>
          </table:table-cell>
          <table:table-cell office:value-type="float" office:value="3399.46674826785" calcext:value-type="float">
            <text:p>3399.4667482679</text:p>
          </table:table-cell>
        </table:table-row>
        <table:table-row table:style-name="ro1">
          <table:table-cell office:value-type="float" office:value="5.25689734299976" calcext:value-type="float">
            <text:p>5.256897343</text:p>
          </table:table-cell>
          <table:table-cell office:value-type="float" office:value="3336.29114084865" calcext:value-type="float">
            <text:p>3336.2911408487</text:p>
          </table:table-cell>
        </table:table-row>
        <table:table-row table:style-name="ro1">
          <table:table-cell office:value-type="float" office:value="5.27455159800002" calcext:value-type="float">
            <text:p>5.274551598</text:p>
          </table:table-cell>
          <table:table-cell office:value-type="float" office:value="3398.61410176428" calcext:value-type="float">
            <text:p>3398.6141017643</text:p>
          </table:table-cell>
        </table:table-row>
        <table:table-row table:style-name="ro1">
          <table:table-cell office:value-type="float" office:value="5.29266709700005" calcext:value-type="float">
            <text:p>5.292667097</text:p>
          </table:table-cell>
          <table:table-cell office:value-type="float" office:value="3312.08099759731" calcext:value-type="float">
            <text:p>3312.0809975973</text:p>
          </table:table-cell>
        </table:table-row>
        <table:table-row table:style-name="ro1">
          <table:table-cell office:value-type="float" office:value="5.31034338200016" calcext:value-type="float">
            <text:p>5.310343382</text:p>
          </table:table-cell>
          <table:table-cell office:value-type="float" office:value="3394.37840019197" calcext:value-type="float">
            <text:p>3394.378400192</text:p>
          </table:table-cell>
        </table:table-row>
        <table:table-row table:style-name="ro1">
          <table:table-cell office:value-type="float" office:value="5.32831711300014" calcext:value-type="float">
            <text:p>5.328317113</text:p>
          </table:table-cell>
          <table:table-cell office:value-type="float" office:value="3338.20507272833" calcext:value-type="float">
            <text:p>3338.2050727283</text:p>
          </table:table-cell>
        </table:table-row>
        <table:table-row table:style-name="ro1">
          <table:table-cell office:value-type="float" office:value="5.34605199099997" calcext:value-type="float">
            <text:p>5.346051991</text:p>
          </table:table-cell>
          <table:table-cell office:value-type="float" office:value="3383.16395526267" calcext:value-type="float">
            <text:p>3383.1639552627</text:p>
          </table:table-cell>
        </table:table-row>
        <table:table-row table:style-name="ro1">
          <table:table-cell office:value-type="float" office:value="5.36414905299989" calcext:value-type="float">
            <text:p>5.364149053</text:p>
          </table:table-cell>
          <table:table-cell office:value-type="float" office:value="3315.45529325428" calcext:value-type="float">
            <text:p>3315.4552932543</text:p>
          </table:table-cell>
        </table:table-row>
        <table:table-row table:style-name="ro1">
          <table:table-cell office:value-type="float" office:value="5.38191320199985" calcext:value-type="float">
            <text:p>5.381913202</text:p>
          </table:table-cell>
          <table:table-cell office:value-type="float" office:value="3377.5893233129" calcext:value-type="float">
            <text:p>3377.5893233129</text:p>
          </table:table-cell>
        </table:table-row>
        <table:table-row table:style-name="ro1">
          <table:table-cell office:value-type="float" office:value="5.40012323199971" calcext:value-type="float">
            <text:p>5.400123232</text:p>
          </table:table-cell>
          <table:table-cell office:value-type="float" office:value="3294.88748785416" calcext:value-type="float">
            <text:p>3294.8874878542</text:p>
          </table:table-cell>
        </table:table-row>
        <table:table-row table:style-name="ro1">
          <table:table-cell office:value-type="float" office:value="5.41796769299981" calcext:value-type="float">
            <text:p>5.417967693</text:p>
          </table:table-cell>
          <table:table-cell office:value-type="float" office:value="3362.38791408045" calcext:value-type="float">
            <text:p>3362.3879140805</text:p>
          </table:table-cell>
        </table:table-row>
        <table:table-row table:style-name="ro1">
          <table:table-cell office:value-type="float" office:value="5.43616668100003" calcext:value-type="float">
            <text:p>5.436166681</text:p>
          </table:table-cell>
          <table:table-cell office:value-type="float" office:value="3296.88661805085" calcext:value-type="float">
            <text:p>3296.8866180509</text:p>
          </table:table-cell>
        </table:table-row>
        <table:table-row table:style-name="ro1">
          <table:table-cell office:value-type="float" office:value="5.45412848499973" calcext:value-type="float">
            <text:p>5.454128485</text:p>
          </table:table-cell>
          <table:table-cell office:value-type="float" office:value="3340.42170825453" calcext:value-type="float">
            <text:p>3340.4217082545</text:p>
          </table:table-cell>
        </table:table-row>
        <table:table-row table:style-name="ro1">
          <table:table-cell office:value-type="float" office:value="5.47245059699981" calcext:value-type="float">
            <text:p>5.472450597</text:p>
          </table:table-cell>
          <table:table-cell office:value-type="float" office:value="3274.73164664338" calcext:value-type="float">
            <text:p>3274.7316466434</text:p>
          </table:table-cell>
        </table:table-row>
        <table:table-row table:style-name="ro1">
          <table:table-cell office:value-type="float" office:value="5.49041057700015" calcext:value-type="float">
            <text:p>5.490410577</text:p>
          </table:table-cell>
          <table:table-cell office:value-type="float" office:value="3340.76095846759" calcext:value-type="float">
            <text:p>3340.7609584676</text:p>
          </table:table-cell>
        </table:table-row>
        <table:table-row table:style-name="ro1">
          <table:table-cell office:value-type="float" office:value="5.50883784500002" calcext:value-type="float">
            <text:p>5.508837845</text:p>
          </table:table-cell>
          <table:table-cell office:value-type="float" office:value="3256.04424923044" calcext:value-type="float">
            <text:p>3256.0442492305</text:p>
          </table:table-cell>
        </table:table-row>
        <table:table-row table:style-name="ro1">
          <table:table-cell office:value-type="float" office:value="5.52690959499978" calcext:value-type="float">
            <text:p>5.526909595</text:p>
          </table:table-cell>
          <table:table-cell office:value-type="float" office:value="3320.09904966525" calcext:value-type="float">
            <text:p>3320.0990496653</text:p>
          </table:table-cell>
        </table:table-row>
        <table:table-row table:style-name="ro1">
          <table:table-cell office:value-type="float" office:value="5.54524618599999" calcext:value-type="float">
            <text:p>5.545246186</text:p>
          </table:table-cell>
          <table:table-cell office:value-type="float" office:value="3272.14584212102" calcext:value-type="float">
            <text:p>3272.145842121</text:p>
          </table:table-cell>
        </table:table-row>
        <table:table-row table:style-name="ro1">
          <table:table-cell office:value-type="float" office:value="5.56327720699983" calcext:value-type="float">
            <text:p>5.563277207</text:p>
          </table:table-cell>
          <table:table-cell office:value-type="float" office:value="3327.59858693106" calcext:value-type="float">
            <text:p>3327.5985869311</text:p>
          </table:table-cell>
        </table:table-row>
        <table:table-row table:style-name="ro1">
          <table:table-cell office:value-type="float" office:value="5.58160228799989" calcext:value-type="float">
            <text:p>5.581602288</text:p>
          </table:table-cell>
          <table:table-cell office:value-type="float" office:value="3274.20107991951" calcext:value-type="float">
            <text:p>3274.2010799195</text:p>
          </table:table-cell>
        </table:table-row>
        <table:table-row table:style-name="ro1">
          <table:table-cell office:value-type="float" office:value="5.59965049699986" calcext:value-type="float">
            <text:p>5.599650497</text:p>
          </table:table-cell>
          <table:table-cell office:value-type="float" office:value="3324.42958745076" calcext:value-type="float">
            <text:p>3324.4295874508</text:p>
          </table:table-cell>
        </table:table-row>
        <table:table-row table:style-name="ro1">
          <table:table-cell office:value-type="float" office:value="5.61795235" calcext:value-type="float">
            <text:p>5.61795235</text:p>
          </table:table-cell>
          <table:table-cell office:value-type="float" office:value="3278.35656856953" calcext:value-type="float">
            <text:p>3278.3565685695</text:p>
          </table:table-cell>
        </table:table-row>
        <table:table-row table:style-name="ro1">
          <table:table-cell office:value-type="float" office:value="5.63613727599977" calcext:value-type="float">
            <text:p>5.636137276</text:p>
          </table:table-cell>
          <table:table-cell office:value-type="float" office:value="3299.43602744045" calcext:value-type="float">
            <text:p>3299.4360274405</text:p>
          </table:table-cell>
        </table:table-row>
        <table:table-row table:style-name="ro1">
          <table:table-cell office:value-type="float" office:value="5.65445006599975" calcext:value-type="float">
            <text:p>5.654450066</text:p>
          </table:table-cell>
          <table:table-cell office:value-type="float" office:value="3276.39862631853" calcext:value-type="float">
            <text:p>3276.3986263185</text:p>
          </table:table-cell>
        </table:table-row>
        <table:table-row table:style-name="ro1">
          <table:table-cell office:value-type="float" office:value="5.67250223400015" calcext:value-type="float">
            <text:p>5.672502234</text:p>
          </table:table-cell>
          <table:table-cell office:value-type="float" office:value="3323.70051058064" calcext:value-type="float">
            <text:p>3323.7005105807</text:p>
          </table:table-cell>
        </table:table-row>
        <table:table-row table:style-name="ro1">
          <table:table-cell office:value-type="float" office:value="5.69091429299988" calcext:value-type="float">
            <text:p>5.690914293</text:p>
          </table:table-cell>
          <table:table-cell office:value-type="float" office:value="3258.73385485472" calcext:value-type="float">
            <text:p>3258.7338548547</text:p>
          </table:table-cell>
        </table:table-row>
        <table:table-row table:style-name="ro1">
          <table:table-cell office:value-type="float" office:value="5.70884885799978" calcext:value-type="float">
            <text:p>5.708848858</text:p>
          </table:table-cell>
          <table:table-cell office:value-type="float" office:value="3345.49513747994" calcext:value-type="float">
            <text:p>3345.4951374799</text:p>
          </table:table-cell>
        </table:table-row>
        <table:table-row table:style-name="ro1">
          <table:table-cell office:value-type="float" office:value="5.72714076300008" calcext:value-type="float">
            <text:p>5.727140763</text:p>
          </table:table-cell>
          <table:table-cell office:value-type="float" office:value="3280.13949334568" calcext:value-type="float">
            <text:p>3280.1394933457</text:p>
          </table:table-cell>
        </table:table-row>
        <table:table-row table:style-name="ro1">
          <table:table-cell office:value-type="float" office:value="5.74503813999991" calcext:value-type="float">
            <text:p>5.74503814</text:p>
          </table:table-cell>
          <table:table-cell office:value-type="float" office:value="3352.44656245335" calcext:value-type="float">
            <text:p>3352.4465624534</text:p>
          </table:table-cell>
        </table:table-row>
        <table:table-row table:style-name="ro1">
          <table:table-cell office:value-type="float" office:value="5.76334816899998" calcext:value-type="float">
            <text:p>5.763348169</text:p>
          </table:table-cell>
          <table:table-cell office:value-type="float" office:value="3276.89267994873" calcext:value-type="float">
            <text:p>3276.8926799487</text:p>
          </table:table-cell>
        </table:table-row>
        <table:table-row table:style-name="ro1">
          <table:table-cell office:value-type="float" office:value="5.78129778599987" calcext:value-type="float">
            <text:p>5.781297786</text:p>
          </table:table-cell>
          <table:table-cell office:value-type="float" office:value="3342.68970755099" calcext:value-type="float">
            <text:p>3342.689707551</text:p>
          </table:table-cell>
        </table:table-row>
        <table:table-row table:style-name="ro1">
          <table:table-cell office:value-type="float" office:value="5.79969906399992" calcext:value-type="float">
            <text:p>5.799699064</text:p>
          </table:table-cell>
          <table:table-cell office:value-type="float" office:value="3260.64309227969" calcext:value-type="float">
            <text:p>3260.6430922797</text:p>
          </table:table-cell>
        </table:table-row>
        <table:table-row table:style-name="ro1">
          <table:table-cell office:value-type="float" office:value="5.81767357599983" calcext:value-type="float">
            <text:p>5.817673576</text:p>
          </table:table-cell>
          <table:table-cell office:value-type="float" office:value="3338.06002634738" calcext:value-type="float">
            <text:p>3338.0600263474</text:p>
          </table:table-cell>
        </table:table-row>
        <table:table-row table:style-name="ro1">
          <table:table-cell office:value-type="float" office:value="5.83591022099972" calcext:value-type="float">
            <text:p>5.835910221</text:p>
          </table:table-cell>
          <table:table-cell office:value-type="float" office:value="3290.07884950155" calcext:value-type="float">
            <text:p>3290.0788495016</text:p>
          </table:table-cell>
        </table:table-row>
        <table:table-row table:style-name="ro1">
          <table:table-cell office:value-type="float" office:value="5.85389410800008" calcext:value-type="float">
            <text:p>5.853894108</text:p>
          </table:table-cell>
          <table:table-cell office:value-type="float" office:value="3336.31989562743" calcext:value-type="float">
            <text:p>3336.3198956274</text:p>
          </table:table-cell>
        </table:table-row>
        <table:table-row table:style-name="ro1">
          <table:table-cell office:value-type="float" office:value="5.87223491799978" calcext:value-type="float">
            <text:p>5.872234918</text:p>
          </table:table-cell>
          <table:table-cell office:value-type="float" office:value="3271.39313917885" calcext:value-type="float">
            <text:p>3271.3931391789</text:p>
          </table:table-cell>
        </table:table-row>
        <table:table-row table:style-name="ro1">
          <table:table-cell office:value-type="float" office:value="5.8902863039998" calcext:value-type="float">
            <text:p>5.890286304</text:p>
          </table:table-cell>
          <table:table-cell office:value-type="float" office:value="3323.84449592503" calcext:value-type="float">
            <text:p>3323.844495925</text:p>
          </table:table-cell>
        </table:table-row>
        <table:table-row table:style-name="ro1">
          <table:table-cell office:value-type="float" office:value="5.90879195699972" calcext:value-type="float">
            <text:p>5.908791957</text:p>
          </table:table-cell>
          <table:table-cell office:value-type="float" office:value="3242.25251604247" calcext:value-type="float">
            <text:p>3242.2525160425</text:p>
          </table:table-cell>
        </table:table-row>
        <table:table-row table:style-name="ro1">
          <table:table-cell office:value-type="float" office:value="5.92690417599988" calcext:value-type="float">
            <text:p>5.926904176</text:p>
          </table:table-cell>
          <table:table-cell office:value-type="float" office:value="3312.68079297594" calcext:value-type="float">
            <text:p>3312.680792976</text:p>
          </table:table-cell>
        </table:table-row>
        <table:table-row table:style-name="ro1">
          <table:table-cell office:value-type="float" office:value="5.9453318599999" calcext:value-type="float">
            <text:p>5.94533186</text:p>
          </table:table-cell>
          <table:table-cell office:value-type="float" office:value="3255.97074488286" calcext:value-type="float">
            <text:p>3255.9707448829</text:p>
          </table:table-cell>
        </table:table-row>
        <table:table-row table:style-name="ro1">
          <table:table-cell office:value-type="float" office:value="5.96352975599984" calcext:value-type="float">
            <text:p>5.963529756</text:p>
          </table:table-cell>
          <table:table-cell office:value-type="float" office:value="3297.08445416849" calcext:value-type="float">
            <text:p>3297.0844541685</text:p>
          </table:table-cell>
        </table:table-row>
        <table:table-row table:style-name="ro1">
          <table:table-cell office:value-type="float" office:value="5.9821744169999" calcext:value-type="float">
            <text:p>5.982174417</text:p>
          </table:table-cell>
          <table:table-cell office:value-type="float" office:value="3218.07942766186" calcext:value-type="float">
            <text:p>3218.0794276619</text:p>
          </table:table-cell>
        </table:table-row>
        <table:table-row table:style-name="ro1">
          <table:table-cell office:value-type="float" office:value="6.00036241699991" calcext:value-type="float">
            <text:p>6.000362417</text:p>
          </table:table-cell>
          <table:table-cell office:value-type="float" office:value="3298.87838134867" calcext:value-type="float">
            <text:p>3298.8783813487</text:p>
          </table:table-cell>
        </table:table-row>
        <table:table-row table:style-name="ro1">
          <table:table-cell office:value-type="float" office:value="6.01884135099999" calcext:value-type="float">
            <text:p>6.018841351</text:p>
          </table:table-cell>
          <table:table-cell office:value-type="float" office:value="3246.94054320018" calcext:value-type="float">
            <text:p>3246.9405432002</text:p>
          </table:table-cell>
        </table:table-row>
        <table:table-row table:style-name="ro1">
          <table:table-cell office:value-type="float" office:value="6.03712049499973" calcext:value-type="float">
            <text:p>6.037120495</text:p>
          </table:table-cell>
          <table:table-cell office:value-type="float" office:value="3282.4294179679" calcext:value-type="float">
            <text:p>3282.4294179679</text:p>
          </table:table-cell>
        </table:table-row>
        <table:table-row table:style-name="ro1">
          <table:table-cell office:value-type="float" office:value="6.05569302200001" calcext:value-type="float">
            <text:p>6.055693022</text:p>
          </table:table-cell>
          <table:table-cell office:value-type="float" office:value="3230.57815444666" calcext:value-type="float">
            <text:p>3230.5781544467</text:p>
          </table:table-cell>
        </table:table-row>
        <table:table-row table:style-name="ro1">
          <table:table-cell office:value-type="float" office:value="6.07392039599972" calcext:value-type="float">
            <text:p>6.073920396</text:p>
          </table:table-cell>
          <table:table-cell office:value-type="float" office:value="3291.75228428208" calcext:value-type="float">
            <text:p>3291.7522842821</text:p>
          </table:table-cell>
        </table:table-row>
        <table:table-row table:style-name="ro1">
          <table:table-cell office:value-type="float" office:value="6.09251365199998" calcext:value-type="float">
            <text:p>6.092513652</text:p>
          </table:table-cell>
          <table:table-cell office:value-type="float" office:value="3226.97649078602" calcext:value-type="float">
            <text:p>3226.976490786</text:p>
          </table:table-cell>
        </table:table-row>
        <table:table-row table:style-name="ro1">
          <table:table-cell office:value-type="float" office:value="6.11072878599998" calcext:value-type="float">
            <text:p>6.110728786</text:p>
          </table:table-cell>
          <table:table-cell office:value-type="float" office:value="3293.96423874751" calcext:value-type="float">
            <text:p>3293.9642387475</text:p>
          </table:table-cell>
        </table:table-row>
        <table:table-row table:style-name="ro1">
          <table:table-cell office:value-type="float" office:value="6.12934224999981" calcext:value-type="float">
            <text:p>6.12934225</text:p>
          </table:table-cell>
          <table:table-cell office:value-type="float" office:value="3223.47307306995" calcext:value-type="float">
            <text:p>3223.47307307</text:p>
          </table:table-cell>
        </table:table-row>
        <table:table-row table:style-name="ro1">
          <table:table-cell office:value-type="float" office:value="6.14741811600015" calcext:value-type="float">
            <text:p>6.147418116</text:p>
          </table:table-cell>
          <table:table-cell office:value-type="float" office:value="3319.34303998798" calcext:value-type="float">
            <text:p>3319.343039988</text:p>
          </table:table-cell>
        </table:table-row>
        <table:table-row table:style-name="ro1">
          <table:table-cell office:value-type="float" office:value="6.16600788200003" calcext:value-type="float">
            <text:p>6.166007882</text:p>
          </table:table-cell>
          <table:table-cell office:value-type="float" office:value="3227.58231601173" calcext:value-type="float">
            <text:p>3227.5823160117</text:p>
          </table:table-cell>
        </table:table-row>
        <table:table-row table:style-name="ro1">
          <table:table-cell office:value-type="float" office:value="6.18395682099981" calcext:value-type="float">
            <text:p>6.183956821</text:p>
          </table:table-cell>
          <table:table-cell office:value-type="float" office:value="3342.81597373171" calcext:value-type="float">
            <text:p>3342.8159737317</text:p>
          </table:table-cell>
        </table:table-row>
        <table:table-row table:style-name="ro1">
          <table:table-cell office:value-type="float" office:value="6.20233450599972" calcext:value-type="float">
            <text:p>6.202334506</text:p>
          </table:table-cell>
          <table:table-cell office:value-type="float" office:value="3264.82905764848" calcext:value-type="float">
            <text:p>3264.8290576485</text:p>
          </table:table-cell>
        </table:table-row>
        <table:table-row table:style-name="ro1">
          <table:table-cell office:value-type="float" office:value="6.22036360099992" calcext:value-type="float">
            <text:p>6.220363601</text:p>
          </table:table-cell>
          <table:table-cell office:value-type="float" office:value="3327.95406532211" calcext:value-type="float">
            <text:p>3327.9540653221</text:p>
          </table:table-cell>
        </table:table-row>
        <table:table-row table:style-name="ro1">
          <table:table-cell office:value-type="float" office:value="6.23879404599984" calcext:value-type="float">
            <text:p>6.238794046</text:p>
          </table:table-cell>
          <table:table-cell office:value-type="float" office:value="3255.48297939929" calcext:value-type="float">
            <text:p>3255.4829793993</text:p>
          </table:table-cell>
        </table:table-row>
        <table:table-row table:style-name="ro1">
          <table:table-cell office:value-type="float" office:value="6.25677970400011" calcext:value-type="float">
            <text:p>6.256779704</text:p>
          </table:table-cell>
          <table:table-cell office:value-type="float" office:value="3335.99137707929" calcext:value-type="float">
            <text:p>3335.9913770793</text:p>
          </table:table-cell>
        </table:table-row>
        <table:table-row table:style-name="ro1">
          <table:table-cell office:value-type="float" office:value="6.27518525300002" calcext:value-type="float">
            <text:p>6.275185253</text:p>
          </table:table-cell>
          <table:table-cell office:value-type="float" office:value="3259.88646143069" calcext:value-type="float">
            <text:p>3259.8864614307</text:p>
          </table:table-cell>
        </table:table-row>
        <table:table-row table:style-name="ro1">
          <table:table-cell office:value-type="float" office:value="6.29329892999976" calcext:value-type="float">
            <text:p>6.29329893</text:p>
          </table:table-cell>
          <table:table-cell office:value-type="float" office:value="3312.41414986254" calcext:value-type="float">
            <text:p>3312.4141498625</text:p>
          </table:table-cell>
        </table:table-row>
        <table:table-row table:style-name="ro1">
          <table:table-cell office:value-type="float" office:value="6.31174072900012" calcext:value-type="float">
            <text:p>6.311740729</text:p>
          </table:table-cell>
          <table:table-cell office:value-type="float" office:value="3253.47868713022" calcext:value-type="float">
            <text:p>3253.4786871302</text:p>
          </table:table-cell>
        </table:table-row>
        <table:table-row table:style-name="ro1">
          <table:table-cell office:value-type="float" office:value="6.32998216599981" calcext:value-type="float">
            <text:p>6.329982166</text:p>
          </table:table-cell>
          <table:table-cell office:value-type="float" office:value="3289.21455042315" calcext:value-type="float">
            <text:p>3289.2145504232</text:p>
          </table:table-cell>
        </table:table-row>
        <table:table-row table:style-name="ro1">
          <table:table-cell office:value-type="float" office:value="6.34850047400005" calcext:value-type="float">
            <text:p>6.348500474</text:p>
          </table:table-cell>
          <table:table-cell office:value-type="float" office:value="3240.03683269691" calcext:value-type="float">
            <text:p>3240.0368326969</text:p>
          </table:table-cell>
        </table:table-row>
        <table:table-row table:style-name="ro1">
          <table:table-cell office:value-type="float" office:value="6.36662232899971" calcext:value-type="float">
            <text:p>6.366622329</text:p>
          </table:table-cell>
          <table:table-cell office:value-type="float" office:value="3310.91932923622" calcext:value-type="float">
            <text:p>3310.9193292362</text:p>
          </table:table-cell>
        </table:table-row>
        <table:table-row table:style-name="ro1">
          <table:table-cell office:value-type="float" office:value="6.38512818899972" calcext:value-type="float">
            <text:p>6.385128189</text:p>
          </table:table-cell>
          <table:table-cell office:value-type="float" office:value="3242.21624933856" calcext:value-type="float">
            <text:p>3242.2162493386</text:p>
          </table:table-cell>
        </table:table-row>
        <table:table-row table:style-name="ro1">
          <table:table-cell office:value-type="float" office:value="6.40334650099976" calcext:value-type="float">
            <text:p>6.403346501</text:p>
          </table:table-cell>
          <table:table-cell office:value-type="float" office:value="3293.38964004203" calcext:value-type="float">
            <text:p>3293.389640042</text:p>
          </table:table-cell>
        </table:table-row>
        <table:table-row table:style-name="ro1">
          <table:table-cell office:value-type="float" office:value="6.42178611300005" calcext:value-type="float">
            <text:p>6.421786113</text:p>
          </table:table-cell>
          <table:table-cell office:value-type="float" office:value="3253.86456065598" calcext:value-type="float">
            <text:p>3253.864560656</text:p>
          </table:table-cell>
        </table:table-row>
        <table:table-row table:style-name="ro1">
          <table:table-cell office:value-type="float" office:value="6.44001359100002" calcext:value-type="float">
            <text:p>6.440013591</text:p>
          </table:table-cell>
          <table:table-cell office:value-type="float" office:value="3291.73350257745" calcext:value-type="float">
            <text:p>3291.7335025775</text:p>
          </table:table-cell>
        </table:table-row>
        <table:table-row table:style-name="ro1">
          <table:table-cell office:value-type="float" office:value="6.45839481799976" calcext:value-type="float">
            <text:p>6.458394818</text:p>
          </table:table-cell>
          <table:table-cell office:value-type="float" office:value="3264.19993620999" calcext:value-type="float">
            <text:p>3264.19993621</text:p>
          </table:table-cell>
        </table:table-row>
        <table:table-row table:style-name="ro1">
          <table:table-cell office:value-type="float" office:value="6.47650135899994" calcext:value-type="float">
            <text:p>6.476501359</text:p>
          </table:table-cell>
          <table:table-cell office:value-type="float" office:value="3313.71961101825" calcext:value-type="float">
            <text:p>3313.7196110183</text:p>
          </table:table-cell>
        </table:table-row>
        <table:table-row table:style-name="ro1">
          <table:table-cell office:value-type="float" office:value="6.49507508399984" calcext:value-type="float">
            <text:p>6.495075084</text:p>
          </table:table-cell>
          <table:table-cell office:value-type="float" office:value="3230.36978313905" calcext:value-type="float">
            <text:p>3230.3697831391</text:p>
          </table:table-cell>
        </table:table-row>
        <table:table-row table:style-name="ro1">
          <table:table-cell office:value-type="float" office:value="6.51306897099994" calcext:value-type="float">
            <text:p>6.513068971</text:p>
          </table:table-cell>
          <table:table-cell office:value-type="float" office:value="3334.46575493436" calcext:value-type="float">
            <text:p>3334.4657549344</text:p>
          </table:table-cell>
        </table:table-row>
        <table:table-row table:style-name="ro1">
          <table:table-cell office:value-type="float" office:value="6.53158061299973" calcext:value-type="float">
            <text:p>6.531580613</text:p>
          </table:table-cell>
          <table:table-cell office:value-type="float" office:value="3241.20356263739" calcext:value-type="float">
            <text:p>3241.2035626374</text:p>
          </table:table-cell>
        </table:table-row>
        <table:table-row table:style-name="ro1">
          <table:table-cell office:value-type="float" office:value="6.5495562189999" calcext:value-type="float">
            <text:p>6.549556219</text:p>
          </table:table-cell>
          <table:table-cell office:value-type="float" office:value="3337.85687110931" calcext:value-type="float">
            <text:p>3337.8568711093</text:p>
          </table:table-cell>
        </table:table-row>
        <table:table-row table:style-name="ro1">
          <table:table-cell office:value-type="float" office:value="6.56798057000015" calcext:value-type="float">
            <text:p>6.56798057</text:p>
          </table:table-cell>
          <table:table-cell office:value-type="float" office:value="3256.55975611784" calcext:value-type="float">
            <text:p>3256.5597561179</text:p>
          </table:table-cell>
        </table:table-row>
        <table:table-row table:style-name="ro1">
          <table:table-cell office:value-type="float" office:value="6.5859650299999" calcext:value-type="float">
            <text:p>6.58596503</text:p>
          </table:table-cell>
          <table:table-cell office:value-type="float" office:value="3336.21359778533" calcext:value-type="float">
            <text:p>3336.2135977853</text:p>
          </table:table-cell>
        </table:table-row>
        <table:table-row table:style-name="ro1">
          <table:table-cell office:value-type="float" office:value="6.60435203799989" calcext:value-type="float">
            <text:p>6.604352038</text:p>
          </table:table-cell>
          <table:table-cell office:value-type="float" office:value="3263.17364956988" calcext:value-type="float">
            <text:p>3263.1736495699</text:p>
          </table:table-cell>
        </table:table-row>
        <table:table-row table:style-name="ro1">
          <table:table-cell office:value-type="float" office:value="6.62230024900009" calcext:value-type="float">
            <text:p>6.622300249</text:p>
          </table:table-cell>
          <table:table-cell office:value-type="float" office:value="3342.95156209844" calcext:value-type="float">
            <text:p>3342.9515620984</text:p>
          </table:table-cell>
        </table:table-row>
        <table:table-row table:style-name="ro1">
          <table:table-cell office:value-type="float" office:value="6.64068387199995" calcext:value-type="float">
            <text:p>6.640683872</text:p>
          </table:table-cell>
          <table:table-cell office:value-type="float" office:value="3263.7745019274" calcext:value-type="float">
            <text:p>3263.7745019274</text:p>
          </table:table-cell>
        </table:table-row>
        <table:table-row table:style-name="ro1">
          <table:table-cell office:value-type="float" office:value="6.65884353899992" calcext:value-type="float">
            <text:p>6.658843539</text:p>
          </table:table-cell>
          <table:table-cell office:value-type="float" office:value="3304.02534364317" calcext:value-type="float">
            <text:p>3304.0253436432</text:p>
          </table:table-cell>
        </table:table-row>
        <table:table-row table:style-name="ro1">
          <table:table-cell office:value-type="float" office:value="6.677326171" calcext:value-type="float">
            <text:p>6.677326171</text:p>
          </table:table-cell>
          <table:table-cell office:value-type="float" office:value="3246.29089621645" calcext:value-type="float">
            <text:p>3246.2908962165</text:p>
          </table:table-cell>
        </table:table-row>
        <table:table-row table:style-name="ro1">
          <table:table-cell office:value-type="float" office:value="6.69531922499982" calcext:value-type="float">
            <text:p>6.695319225</text:p>
          </table:table-cell>
          <table:table-cell office:value-type="float" office:value="3334.62012622265" calcext:value-type="float">
            <text:p>3334.6201262227</text:p>
          </table:table-cell>
        </table:table-row>
        <table:table-row table:style-name="ro1">
          <table:table-cell office:value-type="float" office:value="6.71378466999977" calcext:value-type="float">
            <text:p>6.71378467</text:p>
          </table:table-cell>
          <table:table-cell office:value-type="float" office:value="3249.31243195991" calcext:value-type="float">
            <text:p>3249.3124319599</text:p>
          </table:table-cell>
        </table:table-row>
        <table:table-row table:style-name="ro1">
          <table:table-cell office:value-type="float" office:value="6.731860848" calcext:value-type="float">
            <text:p>6.731860848</text:p>
          </table:table-cell>
          <table:table-cell office:value-type="float" office:value="3319.28574719951" calcext:value-type="float">
            <text:p>3319.2857471995</text:p>
          </table:table-cell>
        </table:table-row>
        <table:table-row table:style-name="ro1">
          <table:table-cell office:value-type="float" office:value="6.7502607209999" calcext:value-type="float">
            <text:p>6.750260721</text:p>
          </table:table-cell>
          <table:table-cell office:value-type="float" office:value="3260.89207247797" calcext:value-type="float">
            <text:p>3260.892072478</text:p>
          </table:table-cell>
        </table:table-row>
        <table:table-row table:style-name="ro1">
          <table:table-cell office:value-type="float" office:value="6.76832195099996" calcext:value-type="float">
            <text:p>6.768321951</text:p>
          </table:table-cell>
          <table:table-cell office:value-type="float" office:value="3322.03288479294" calcext:value-type="float">
            <text:p>3322.032884793</text:p>
          </table:table-cell>
        </table:table-row>
        <table:table-row table:style-name="ro1">
          <table:table-cell office:value-type="float" office:value="6.78662312699998" calcext:value-type="float">
            <text:p>6.786623127</text:p>
          </table:table-cell>
          <table:table-cell office:value-type="float" office:value="3278.47784207559" calcext:value-type="float">
            <text:p>3278.4778420756</text:p>
          </table:table-cell>
        </table:table-row>
        <table:table-row table:style-name="ro1">
          <table:table-cell office:value-type="float" office:value="6.80452472399975" calcext:value-type="float">
            <text:p>6.804524724</text:p>
          </table:table-cell>
          <table:table-cell office:value-type="float" office:value="3351.65627964882" calcext:value-type="float">
            <text:p>3351.6562796488</text:p>
          </table:table-cell>
        </table:table-row>
        <table:table-row table:style-name="ro1">
          <table:table-cell office:value-type="float" office:value="6.82282162899992" calcext:value-type="float">
            <text:p>6.822821629</text:p>
          </table:table-cell>
          <table:table-cell office:value-type="float" office:value="3279.24312879374" calcext:value-type="float">
            <text:p>3279.2431287937</text:p>
          </table:table-cell>
        </table:table-row>
        <table:table-row table:style-name="ro1">
          <table:table-cell office:value-type="float" office:value="6.84074812100016" calcext:value-type="float">
            <text:p>6.840748121</text:p>
          </table:table-cell>
          <table:table-cell office:value-type="float" office:value="3347.00174463518" calcext:value-type="float">
            <text:p>3347.0017446352</text:p>
          </table:table-cell>
        </table:table-row>
        <table:table-row table:style-name="ro1">
          <table:table-cell office:value-type="float" office:value="6.85910356700015" calcext:value-type="float">
            <text:p>6.859103567</text:p>
          </table:table-cell>
          <table:table-cell office:value-type="float" office:value="3268.78464299059" calcext:value-type="float">
            <text:p>3268.7846429906</text:p>
          </table:table-cell>
        </table:table-row>
        <table:table-row table:style-name="ro1">
          <table:table-cell office:value-type="float" office:value="6.87706313099989" calcext:value-type="float">
            <text:p>6.877063131</text:p>
          </table:table-cell>
          <table:table-cell office:value-type="float" office:value="3340.838341113" calcext:value-type="float">
            <text:p>3340.838341113</text:p>
          </table:table-cell>
        </table:table-row>
        <table:table-row table:style-name="ro1">
          <table:table-cell office:value-type="float" office:value="6.89542165000012" calcext:value-type="float">
            <text:p>6.89542165</text:p>
          </table:table-cell>
          <table:table-cell office:value-type="float" office:value="3268.23748687173" calcext:value-type="float">
            <text:p>3268.2374868717</text:p>
          </table:table-cell>
        </table:table-row>
        <table:table-row table:style-name="ro1">
          <table:table-cell office:value-type="float" office:value="6.91348574499989" calcext:value-type="float">
            <text:p>6.913485745</text:p>
          </table:table-cell>
          <table:table-cell office:value-type="float" office:value="3321.50600407915" calcext:value-type="float">
            <text:p>3321.5060040792</text:p>
          </table:table-cell>
        </table:table-row>
        <table:table-row table:style-name="ro1">
          <table:table-cell office:value-type="float" office:value="6.93183655599978" calcext:value-type="float">
            <text:p>6.931836556</text:p>
          </table:table-cell>
          <table:table-cell office:value-type="float" office:value="3269.61026411073" calcext:value-type="float">
            <text:p>3269.6102641107</text:p>
          </table:table-cell>
        </table:table-row>
        <table:table-row table:style-name="ro1">
          <table:table-cell office:value-type="float" office:value="6.94981940199978" calcext:value-type="float">
            <text:p>6.949819402</text:p>
          </table:table-cell>
          <table:table-cell office:value-type="float" office:value="3336.51303025203" calcext:value-type="float">
            <text:p>3336.513030252</text:p>
          </table:table-cell>
        </table:table-row>
        <table:table-row table:style-name="ro1">
          <table:table-cell office:value-type="float" office:value="6.96801333899975" calcext:value-type="float">
            <text:p>6.968013339</text:p>
          </table:table-cell>
          <table:table-cell office:value-type="float" office:value="3297.8018996148" calcext:value-type="float">
            <text:p>3297.8018996148</text:p>
          </table:table-cell>
        </table:table-row>
        <table:table-row table:style-name="ro1">
          <table:table-cell office:value-type="float" office:value="6.98595915399983" calcext:value-type="float">
            <text:p>6.985959154</text:p>
          </table:table-cell>
          <table:table-cell office:value-type="float" office:value="3343.3978896889" calcext:value-type="float">
            <text:p>3343.3978896889</text:p>
          </table:table-cell>
        </table:table-row>
        <table:table-row table:style-name="ro1">
          <table:table-cell office:value-type="float" office:value="7.00422772599995" calcext:value-type="float">
            <text:p>7.004227726</text:p>
          </table:table-cell>
          <table:table-cell office:value-type="float" office:value="3284.32895573835" calcext:value-type="float">
            <text:p>3284.3289557384</text:p>
          </table:table-cell>
        </table:table-row>
        <table:table-row table:style-name="ro1">
          <table:table-cell office:value-type="float" office:value="7.02224041499994" calcext:value-type="float">
            <text:p>7.022240415</text:p>
          </table:table-cell>
          <table:table-cell office:value-type="float" office:value="3330.98517384267" calcext:value-type="float">
            <text:p>3330.9851738427</text:p>
          </table:table-cell>
        </table:table-row>
        <table:table-row table:style-name="ro1">
          <table:table-cell office:value-type="float" office:value="7.04054023699973" calcext:value-type="float">
            <text:p>7.040540237</text:p>
          </table:table-cell>
          <table:table-cell office:value-type="float" office:value="3278.72041600672" calcext:value-type="float">
            <text:p>3278.7204160067</text:p>
          </table:table-cell>
        </table:table-row>
        <table:table-row table:style-name="ro1">
          <table:table-cell office:value-type="float" office:value="7.05847495799981" calcext:value-type="float">
            <text:p>7.058474958</text:p>
          </table:table-cell>
          <table:table-cell office:value-type="float" office:value="3345.46603762343" calcext:value-type="float">
            <text:p>3345.4660376234</text:p>
          </table:table-cell>
        </table:table-row>
        <table:table-row table:style-name="ro1">
          <table:table-cell office:value-type="float" office:value="7.07678300899988" calcext:value-type="float">
            <text:p>7.076783009</text:p>
          </table:table-cell>
          <table:table-cell office:value-type="float" office:value="3277.24671510636" calcext:value-type="float">
            <text:p>3277.2467151064</text:p>
          </table:table-cell>
        </table:table-row>
        <table:table-row table:style-name="ro1">
          <table:table-cell office:value-type="float" office:value="7.0948474679999" calcext:value-type="float">
            <text:p>7.094847468</text:p>
          </table:table-cell>
          <table:table-cell office:value-type="float" office:value="3321.43907547677" calcext:value-type="float">
            <text:p>3321.4390754768</text:p>
          </table:table-cell>
        </table:table-row>
        <table:table-row table:style-name="ro1">
          <table:table-cell office:value-type="float" office:value="7.11312244600003" calcext:value-type="float">
            <text:p>7.113122446</text:p>
          </table:table-cell>
          <table:table-cell office:value-type="float" office:value="3283.17768697472" calcext:value-type="float">
            <text:p>3283.1776869747</text:p>
          </table:table-cell>
        </table:table-row>
        <table:table-row table:style-name="ro1">
          <table:table-cell office:value-type="float" office:value="7.1310891459998" calcext:value-type="float">
            <text:p>7.131089146</text:p>
          </table:table-cell>
          <table:table-cell office:value-type="float" office:value="3339.51142952234" calcext:value-type="float">
            <text:p>3339.5114295223</text:p>
          </table:table-cell>
        </table:table-row>
        <table:table-row table:style-name="ro1">
          <table:table-cell office:value-type="float" office:value="7.14947537299986" calcext:value-type="float">
            <text:p>7.149475373</text:p>
          </table:table-cell>
          <table:table-cell office:value-type="float" office:value="3263.31226084554" calcext:value-type="float">
            <text:p>3263.3122608456</text:p>
          </table:table-cell>
        </table:table-row>
        <table:table-row table:style-name="ro1">
          <table:table-cell office:value-type="float" office:value="7.16728561599984" calcext:value-type="float">
            <text:p>7.167285616</text:p>
          </table:table-cell>
          <table:table-cell office:value-type="float" office:value="3368.84791521651" calcext:value-type="float">
            <text:p>3368.8479152165</text:p>
          </table:table-cell>
        </table:table-row>
        <table:table-row table:style-name="ro1">
          <table:table-cell office:value-type="float" office:value="7.18559069799994" calcext:value-type="float">
            <text:p>7.185590698</text:p>
          </table:table-cell>
          <table:table-cell office:value-type="float" office:value="3277.77826942712" calcext:value-type="float">
            <text:p>3277.7782694271</text:p>
          </table:table-cell>
        </table:table-row>
        <table:table-row table:style-name="ro1">
          <table:table-cell office:value-type="float" office:value="7.20347567999988" calcext:value-type="float">
            <text:p>7.20347568</text:p>
          </table:table-cell>
          <table:table-cell office:value-type="float" office:value="3354.76994051192" calcext:value-type="float">
            <text:p>3354.7699405119</text:p>
          </table:table-cell>
        </table:table-row>
        <table:table-row table:style-name="ro1">
          <table:table-cell office:value-type="float" office:value="7.22170815899972" calcext:value-type="float">
            <text:p>7.221708159</text:p>
          </table:table-cell>
          <table:table-cell office:value-type="float" office:value="3290.83061061219" calcext:value-type="float">
            <text:p>3290.8306106122</text:p>
          </table:table-cell>
        </table:table-row>
        <table:table-row table:style-name="ro1">
          <table:table-cell office:value-type="float" office:value="7.23968392100005" calcext:value-type="float">
            <text:p>7.239683921</text:p>
          </table:table-cell>
          <table:table-cell office:value-type="float" office:value="3337.82790397919" calcext:value-type="float">
            <text:p>3337.8279039792</text:p>
          </table:table-cell>
        </table:table-row>
        <table:table-row table:style-name="ro1">
          <table:table-cell office:value-type="float" office:value="7.25788155700002" calcext:value-type="float">
            <text:p>7.257881557</text:p>
          </table:table-cell>
          <table:table-cell office:value-type="float" office:value="3297.13156148993" calcext:value-type="float">
            <text:p>3297.1315614899</text:p>
          </table:table-cell>
        </table:table-row>
        <table:table-row table:style-name="ro1">
          <table:table-cell office:value-type="float" office:value="7.27586054799986" calcext:value-type="float">
            <text:p>7.275860548</text:p>
          </table:table-cell>
          <table:table-cell office:value-type="float" office:value="3337.22843515226" calcext:value-type="float">
            <text:p>3337.2284351523</text:p>
          </table:table-cell>
        </table:table-row>
        <table:table-row table:style-name="ro1">
          <table:table-cell office:value-type="float" office:value="7.2941577659999" calcext:value-type="float">
            <text:p>7.294157766</text:p>
          </table:table-cell>
          <table:table-cell office:value-type="float" office:value="3279.18703268758" calcext:value-type="float">
            <text:p>3279.1870326876</text:p>
          </table:table-cell>
        </table:table-row>
        <table:table-row table:style-name="ro1">
          <table:table-cell office:value-type="float" office:value="7.31205915400005" calcext:value-type="float">
            <text:p>7.312059154</text:p>
          </table:table-cell>
          <table:table-cell office:value-type="float" office:value="3351.69541040511" calcext:value-type="float">
            <text:p>3351.6954104051</text:p>
          </table:table-cell>
        </table:table-row>
        <table:table-row table:style-name="ro1">
          <table:table-cell office:value-type="float" office:value="7.33035152799994" calcext:value-type="float">
            <text:p>7.330351528</text:p>
          </table:table-cell>
          <table:table-cell office:value-type="float" office:value="3280.05539359626" calcext:value-type="float">
            <text:p>3280.0553935963</text:p>
          </table:table-cell>
        </table:table-row>
        <table:table-row table:style-name="ro1">
          <table:table-cell office:value-type="float" office:value="7.34815974000003" calcext:value-type="float">
            <text:p>7.34815974</text:p>
          </table:table-cell>
          <table:table-cell office:value-type="float" office:value="3369.2321272733" calcext:value-type="float">
            <text:p>3369.2321272733</text:p>
          </table:table-cell>
        </table:table-row>
        <table:table-row table:style-name="ro1">
          <table:table-cell office:value-type="float" office:value="7.36636721800005" calcext:value-type="float">
            <text:p>7.366367218</text:p>
          </table:table-cell>
          <table:table-cell office:value-type="float" office:value="3295.34930647326" calcext:value-type="float">
            <text:p>3295.3493064733</text:p>
          </table:table-cell>
        </table:table-row>
        <table:table-row table:style-name="ro1">
          <table:table-cell office:value-type="float" office:value="7.38430188699977" calcext:value-type="float">
            <text:p>7.384301887</text:p>
          </table:table-cell>
          <table:table-cell office:value-type="float" office:value="3345.4757375759" calcext:value-type="float">
            <text:p>3345.4757375759</text:p>
          </table:table-cell>
        </table:table-row>
        <table:table-row table:style-name="ro1">
          <table:table-cell office:value-type="float" office:value="7.40248072099985" calcext:value-type="float">
            <text:p>7.402480721</text:p>
          </table:table-cell>
          <table:table-cell office:value-type="float" office:value="3300.54171789725" calcext:value-type="float">
            <text:p>3300.5417178973</text:p>
          </table:table-cell>
        </table:table-row>
        <table:table-row table:style-name="ro1">
          <table:table-cell office:value-type="float" office:value="7.42047007700012" calcext:value-type="float">
            <text:p>7.420470077</text:p>
          </table:table-cell>
          <table:table-cell office:value-type="float" office:value="3335.30561066755" calcext:value-type="float">
            <text:p>3335.3056106676</text:p>
          </table:table-cell>
        </table:table-row>
        <table:table-row table:style-name="ro1">
          <table:table-cell office:value-type="float" office:value="7.43861906699976" calcext:value-type="float">
            <text:p>7.438619067</text:p>
          </table:table-cell>
          <table:table-cell office:value-type="float" office:value="3305.96909255962" calcext:value-type="float">
            <text:p>3305.9690925596</text:p>
          </table:table-cell>
        </table:table-row>
        <table:table-row table:style-name="ro1">
          <table:table-cell office:value-type="float" office:value="7.45661467199989" calcext:value-type="float">
            <text:p>7.456614672</text:p>
          </table:table-cell>
          <table:table-cell office:value-type="float" office:value="3334.14742097236" calcext:value-type="float">
            <text:p>3334.1474209724</text:p>
          </table:table-cell>
        </table:table-row>
        <table:table-row table:style-name="ro1">
          <table:table-cell office:value-type="float" office:value="7.47483381799975" calcext:value-type="float">
            <text:p>7.474833818</text:p>
          </table:table-cell>
          <table:table-cell office:value-type="float" office:value="3293.23888180297" calcext:value-type="float">
            <text:p>3293.238881803</text:p>
          </table:table-cell>
        </table:table-row>
        <table:table-row table:style-name="ro1">
          <table:table-cell office:value-type="float" office:value="7.49266890499985" calcext:value-type="float">
            <text:p>7.492668905</text:p>
          </table:table-cell>
          <table:table-cell office:value-type="float" office:value="3364.15516221948" calcext:value-type="float">
            <text:p>3364.1551622195</text:p>
          </table:table-cell>
        </table:table-row>
        <table:table-row table:style-name="ro1">
          <table:table-cell office:value-type="float" office:value="7.51080346699973" calcext:value-type="float">
            <text:p>7.510803467</text:p>
          </table:table-cell>
          <table:table-cell office:value-type="float" office:value="3308.59934749874" calcext:value-type="float">
            <text:p>3308.5993474988</text:p>
          </table:table-cell>
        </table:table-row>
        <table:table-row table:style-name="ro1">
          <table:table-cell office:value-type="float" office:value="7.52859417899981" calcext:value-type="float">
            <text:p>7.528594179</text:p>
          </table:table-cell>
          <table:table-cell office:value-type="float" office:value="3372.54630392175" calcext:value-type="float">
            <text:p>3372.5463039218</text:p>
          </table:table-cell>
        </table:table-row>
        <table:table-row table:style-name="ro1">
          <table:table-cell office:value-type="float" office:value="7.54674520099979" calcext:value-type="float">
            <text:p>7.546745201</text:p>
          </table:table-cell>
          <table:table-cell office:value-type="float" office:value="3305.59899051712" calcext:value-type="float">
            <text:p>3305.5989905171</text:p>
          </table:table-cell>
        </table:table-row>
        <table:table-row table:style-name="ro1">
          <table:table-cell office:value-type="float" office:value="7.56462690099988" calcext:value-type="float">
            <text:p>7.564626901</text:p>
          </table:table-cell>
          <table:table-cell office:value-type="float" office:value="3355.38567360493" calcext:value-type="float">
            <text:p>3355.3856736049</text:p>
          </table:table-cell>
        </table:table-row>
        <table:table-row table:style-name="ro1">
          <table:table-cell office:value-type="float" office:value="7.58281964099979" calcext:value-type="float">
            <text:p>7.582819641</text:p>
          </table:table-cell>
          <table:table-cell office:value-type="float" office:value="3298.01888007615" calcext:value-type="float">
            <text:p>3298.0188800762</text:p>
          </table:table-cell>
        </table:table-row>
        <table:table-row table:style-name="ro1">
          <table:table-cell office:value-type="float" office:value="7.60064123899974" calcext:value-type="float">
            <text:p>7.600641239</text:p>
          </table:table-cell>
          <table:table-cell office:value-type="float" office:value="3366.70145966437" calcext:value-type="float">
            <text:p>3366.7014596644</text:p>
          </table:table-cell>
        </table:table-row>
        <table:table-row table:style-name="ro1">
          <table:table-cell office:value-type="float" office:value="7.61884762399995" calcext:value-type="float">
            <text:p>7.618847624</text:p>
          </table:table-cell>
          <table:table-cell office:value-type="float" office:value="3295.5471390559" calcext:value-type="float">
            <text:p>3295.5471390559</text:p>
          </table:table-cell>
        </table:table-row>
        <table:table-row table:style-name="ro1">
          <table:table-cell office:value-type="float" office:value="7.63673557499988" calcext:value-type="float">
            <text:p>7.636735575</text:p>
          </table:table-cell>
          <table:table-cell office:value-type="float" office:value="3354.21312369798" calcext:value-type="float">
            <text:p>3354.213123698</text:p>
          </table:table-cell>
        </table:table-row>
        <table:table-row table:style-name="ro1">
          <table:table-cell office:value-type="float" office:value="7.65504221999981" calcext:value-type="float">
            <text:p>7.65504222</text:p>
          </table:table-cell>
          <table:table-cell office:value-type="float" office:value="3277.49841656955" calcext:value-type="float">
            <text:p>3277.4984165696</text:p>
          </table:table-cell>
        </table:table-row>
        <table:table-row table:style-name="ro1">
          <table:table-cell office:value-type="float" office:value="7.67287376600007" calcext:value-type="float">
            <text:p>7.672873766</text:p>
          </table:table-cell>
          <table:table-cell office:value-type="float" office:value="3364.82321830935" calcext:value-type="float">
            <text:p>3364.8232183094</text:p>
          </table:table-cell>
        </table:table-row>
        <table:table-row table:style-name="ro1">
          <table:table-cell office:value-type="float" office:value="7.69106176600008" calcext:value-type="float">
            <text:p>7.691061766</text:p>
          </table:table-cell>
          <table:table-cell office:value-type="float" office:value="3298.87838134867" calcext:value-type="float">
            <text:p>3298.8783813487</text:p>
          </table:table-cell>
        </table:table-row>
        <table:table-row table:style-name="ro1">
          <table:table-cell office:value-type="float" office:value="7.708844666" calcext:value-type="float">
            <text:p>7.708844666</text:p>
          </table:table-cell>
          <table:table-cell office:value-type="float" office:value="3374.02785823678" calcext:value-type="float">
            <text:p>3374.0278582368</text:p>
          </table:table-cell>
        </table:table-row>
        <table:table-row table:style-name="ro1">
          <table:table-cell office:value-type="float" office:value="7.72697553199987" calcext:value-type="float">
            <text:p>7.726975532</text:p>
          </table:table-cell>
          <table:table-cell office:value-type="float" office:value="3309.27380967059" calcext:value-type="float">
            <text:p>3309.2738096706</text:p>
          </table:table-cell>
        </table:table-row>
        <table:table-row table:style-name="ro1">
          <table:table-cell office:value-type="float" office:value="7.74480067100012" calcext:value-type="float">
            <text:p>7.744800671</text:p>
          </table:table-cell>
          <table:table-cell office:value-type="float" office:value="3366.03265753795" calcext:value-type="float">
            <text:p>3366.032657538</text:p>
          </table:table-cell>
        </table:table-row>
        <table:table-row table:style-name="ro1">
          <table:table-cell office:value-type="float" office:value="7.76304809800013" calcext:value-type="float">
            <text:p>7.763048098</text:p>
          </table:table-cell>
          <table:table-cell office:value-type="float" office:value="3288.13481484164" calcext:value-type="float">
            <text:p>3288.1348148416</text:p>
          </table:table-cell>
        </table:table-row>
        <table:table-row table:style-name="ro1">
          <table:table-cell office:value-type="float" office:value="7.78098698599979" calcext:value-type="float">
            <text:p>7.780986986</text:p>
          </table:table-cell>
          <table:table-cell office:value-type="float" office:value="3344.68892392492" calcext:value-type="float">
            <text:p>3344.6889239249</text:p>
          </table:table-cell>
        </table:table-row>
        <table:table-row table:style-name="ro1">
          <table:table-cell office:value-type="float" office:value="7.79914378900003" calcext:value-type="float">
            <text:p>7.799143789</text:p>
          </table:table-cell>
          <table:table-cell office:value-type="float" office:value="3304.54651070527" calcext:value-type="float">
            <text:p>3304.5465107053</text:p>
          </table:table-cell>
        </table:table-row>
        <table:table-row table:style-name="ro1">
          <table:table-cell office:value-type="float" office:value="7.81715392599972" calcext:value-type="float">
            <text:p>7.817153926</text:p>
          </table:table-cell>
          <table:table-cell office:value-type="float" office:value="3331.45716776205" calcext:value-type="float">
            <text:p>3331.4571677621</text:p>
          </table:table-cell>
        </table:table-row>
        <table:table-row table:style-name="ro1">
          <table:table-cell office:value-type="float" office:value="7.83542156099975" calcext:value-type="float">
            <text:p>7.835421561</text:p>
          </table:table-cell>
          <table:table-cell office:value-type="float" office:value="3284.49741851662" calcext:value-type="float">
            <text:p>3284.4974185166</text:p>
          </table:table-cell>
        </table:table-row>
        <table:table-row table:style-name="ro1">
          <table:table-cell office:value-type="float" office:value="7.85341274099983" calcext:value-type="float">
            <text:p>7.853412741</text:p>
          </table:table-cell>
          <table:table-cell office:value-type="float" office:value="3334.96746737735" calcext:value-type="float">
            <text:p>3334.9674673774</text:p>
          </table:table-cell>
        </table:table-row>
        <table:table-row table:style-name="ro1">
          <table:table-cell office:value-type="float" office:value="7.87149923200013" calcext:value-type="float">
            <text:p>7.871499232</text:p>
          </table:table-cell>
          <table:table-cell office:value-type="float" office:value="3317.39307525115" calcext:value-type="float">
            <text:p>3317.3930752512</text:p>
          </table:table-cell>
        </table:table-row>
        <table:table-row table:style-name="ro1">
          <table:table-cell office:value-type="float" office:value="7.88939676600012" calcext:value-type="float">
            <text:p>7.889396766</text:p>
          </table:table-cell>
          <table:table-cell office:value-type="float" office:value="3352.41715423196" calcext:value-type="float">
            <text:p>3352.417154232</text:p>
          </table:table-cell>
        </table:table-row>
        <table:table-row table:style-name="ro1">
          <table:table-cell office:value-type="float" office:value="7.90753419399971" calcext:value-type="float">
            <text:p>7.907534194</text:p>
          </table:table-cell>
          <table:table-cell office:value-type="float" office:value="3308.07653661555" calcext:value-type="float">
            <text:p>3308.0765366156</text:p>
          </table:table-cell>
        </table:table-row>
        <table:table-row table:style-name="ro1">
          <table:table-cell office:value-type="float" office:value="7.92533271899993" calcext:value-type="float">
            <text:p>7.925332719</text:p>
          </table:table-cell>
          <table:table-cell office:value-type="float" office:value="3371.06586075362" calcext:value-type="float">
            <text:p>3371.0658607536</text:p>
          </table:table-cell>
        </table:table-row>
        <table:table-row table:style-name="ro1">
          <table:table-cell office:value-type="float" office:value="7.94351957299978" calcext:value-type="float">
            <text:p>7.943519573</text:p>
          </table:table-cell>
          <table:table-cell office:value-type="float" office:value="3299.08625210789" calcext:value-type="float">
            <text:p>3299.0862521079</text:p>
          </table:table-cell>
        </table:table-row>
        <table:table-row table:style-name="ro1">
          <table:table-cell office:value-type="float" office:value="7.9613292439999" calcext:value-type="float">
            <text:p>7.961329244</text:p>
          </table:table-cell>
          <table:table-cell office:value-type="float" office:value="3368.95611376462" calcext:value-type="float">
            <text:p>3368.9561137646</text:p>
          </table:table-cell>
        </table:table-row>
        <table:table-row table:style-name="ro1">
          <table:table-cell office:value-type="float" office:value="7.97956380599999" calcext:value-type="float">
            <text:p>7.979563806</text:p>
          </table:table-cell>
          <table:table-cell office:value-type="float" office:value="3290.45468707764" calcext:value-type="float">
            <text:p>3290.4546870777</text:p>
          </table:table-cell>
        </table:table-row>
        <table:table-row table:style-name="ro1">
          <table:table-cell office:value-type="float" office:value="7.99733389399989" calcext:value-type="float">
            <text:p>7.997333894</text:p>
          </table:table-cell>
          <table:table-cell office:value-type="float" office:value="3376.46048800184" calcext:value-type="float">
            <text:p>3376.4604880018</text:p>
          </table:table-cell>
        </table:table-row>
        <table:table-row table:style-name="ro1">
          <table:table-cell office:value-type="float" office:value="8.01554231099999" calcext:value-type="float">
            <text:p>8.015542311</text:p>
          </table:table-cell>
          <table:table-cell office:value-type="float" office:value="3295.17936675565" calcext:value-type="float">
            <text:p>3295.1793667557</text:p>
          </table:table-cell>
        </table:table-row>
        <table:table-row table:style-name="ro1">
          <table:table-cell office:value-type="float" office:value="8.03341494999995" calcext:value-type="float">
            <text:p>8.03341495</text:p>
          </table:table-cell>
          <table:table-cell office:value-type="float" office:value="3357.08677381839" calcext:value-type="float">
            <text:p>3357.0867738184</text:p>
          </table:table-cell>
        </table:table-row>
        <table:table-row table:style-name="ro1">
          <table:table-cell office:value-type="float" office:value="8.0515376899998" calcext:value-type="float">
            <text:p>8.05153769</text:p>
          </table:table-cell>
          <table:table-cell office:value-type="float" office:value="3310.75764484209" calcext:value-type="float">
            <text:p>3310.7576448421</text:p>
          </table:table-cell>
        </table:table-row>
        <table:table-row table:style-name="ro1">
          <table:table-cell office:value-type="float" office:value="8.06939012099974" calcext:value-type="float">
            <text:p>8.069390121</text:p>
          </table:table-cell>
          <table:table-cell office:value-type="float" office:value="3360.88681705086" calcext:value-type="float">
            <text:p>3360.8868170509</text:p>
          </table:table-cell>
        </table:table-row>
        <table:table-row table:style-name="ro1">
          <table:table-cell office:value-type="float" office:value="8.08757332999994" calcext:value-type="float">
            <text:p>8.08757333</text:p>
          </table:table-cell>
          <table:table-cell office:value-type="float" office:value="3299.74758577231" calcext:value-type="float">
            <text:p>3299.7475857723</text:p>
          </table:table-cell>
        </table:table-row>
        <table:table-row table:style-name="ro1">
          <table:table-cell office:value-type="float" office:value="8.10541461499997" calcext:value-type="float">
            <text:p>8.105414615</text:p>
          </table:table-cell>
          <table:table-cell office:value-type="float" office:value="3362.9864664958" calcext:value-type="float">
            <text:p>3362.9864664958</text:p>
          </table:table-cell>
        </table:table-row>
        <table:table-row table:style-name="ro1">
          <table:table-cell office:value-type="float" office:value="8.12345256399976" calcext:value-type="float">
            <text:p>8.123452564</text:p>
          </table:table-cell>
          <table:table-cell office:value-type="float" office:value="3326.32052572591" calcext:value-type="float">
            <text:p>3326.3205257259</text:p>
          </table:table-cell>
        </table:table-row>
        <table:table-row table:style-name="ro1">
          <table:table-cell office:value-type="float" office:value="8.14128192199996" calcext:value-type="float">
            <text:p>8.141281922</text:p>
          </table:table-cell>
          <table:table-cell office:value-type="float" office:value="3365.23614587412" calcext:value-type="float">
            <text:p>3365.2361458741</text:p>
          </table:table-cell>
        </table:table-row>
        <table:table-row table:style-name="ro1">
          <table:table-cell office:value-type="float" office:value="8.15941367300002" calcext:value-type="float">
            <text:p>8.159413673</text:p>
          </table:table-cell>
          <table:table-cell office:value-type="float" office:value="3309.11228594617" calcext:value-type="float">
            <text:p>3309.1122859462</text:p>
          </table:table-cell>
        </table:table-row>
        <table:table-row table:style-name="ro1">
          <table:table-cell office:value-type="float" office:value="8.17715438599998" calcext:value-type="float">
            <text:p>8.177154386</text:p>
          </table:table-cell>
          <table:table-cell office:value-type="float" office:value="3382.05121745182" calcext:value-type="float">
            <text:p>3382.0512174518</text:p>
          </table:table-cell>
        </table:table-row>
        <table:table-row table:style-name="ro1">
          <table:table-cell office:value-type="float" office:value="8.19521572099984" calcext:value-type="float">
            <text:p>8.195215721</text:p>
          </table:table-cell>
          <table:table-cell office:value-type="float" office:value="3322.01357211282" calcext:value-type="float">
            <text:p>3322.0135721128</text:p>
          </table:table-cell>
        </table:table-row>
        <table:table-row table:style-name="ro1">
          <table:table-cell office:value-type="float" office:value="8.21302169399996" calcext:value-type="float">
            <text:p>8.213021694</text:p>
          </table:table-cell>
          <table:table-cell office:value-type="float" office:value="3369.65578907639" calcext:value-type="float">
            <text:p>3369.6557890764</text:p>
          </table:table-cell>
        </table:table-row>
        <table:table-row table:style-name="ro1">
          <table:table-cell office:value-type="float" office:value="8.23127474600005" calcext:value-type="float">
            <text:p>8.231274746</text:p>
          </table:table-cell>
          <table:table-cell office:value-type="float" office:value="3287.12151807276" calcext:value-type="float">
            <text:p>3287.1215180728</text:p>
          </table:table-cell>
        </table:table-row>
        <table:table-row table:style-name="ro1">
          <table:table-cell office:value-type="float" office:value="8.249175509" calcext:value-type="float">
            <text:p>8.249175509</text:p>
          </table:table-cell>
          <table:table-cell office:value-type="float" office:value="3351.81243392755" calcext:value-type="float">
            <text:p>3351.8124339276</text:p>
          </table:table-cell>
        </table:table-row>
        <table:table-row table:style-name="ro1">
          <table:table-cell office:value-type="float" office:value="8.26735726000015" calcext:value-type="float">
            <text:p>8.26735726</text:p>
          </table:table-cell>
          <table:table-cell office:value-type="float" office:value="3300.01219351665" calcext:value-type="float">
            <text:p>3300.0121935167</text:p>
          </table:table-cell>
        </table:table-row>
        <table:table-row table:style-name="ro1">
          <table:table-cell office:value-type="float" office:value="8.28531234599996" calcext:value-type="float">
            <text:p>8.285312346</text:p>
          </table:table-cell>
          <table:table-cell office:value-type="float" office:value="3341.67154647228" calcext:value-type="float">
            <text:p>3341.6715464723</text:p>
          </table:table-cell>
        </table:table-row>
        <table:table-row table:style-name="ro1">
          <table:table-cell office:value-type="float" office:value="8.30358617799993" calcext:value-type="float">
            <text:p>8.303586178</text:p>
          </table:table-cell>
          <table:table-cell office:value-type="float" office:value="3283.38358369909" calcext:value-type="float">
            <text:p>3283.3835836991</text:p>
          </table:table-cell>
        </table:table-row>
        <table:table-row table:style-name="ro1">
          <table:table-cell office:value-type="float" office:value="8.32144527599985" calcext:value-type="float">
            <text:p>8.321445276</text:p>
          </table:table-cell>
          <table:table-cell office:value-type="float" office:value="3359.63216060959" calcext:value-type="float">
            <text:p>3359.6321606096</text:p>
          </table:table-cell>
        </table:table-row>
        <table:table-row table:style-name="ro1">
          <table:table-cell office:value-type="float" office:value="8.33965535900006" calcext:value-type="float">
            <text:p>8.339655359</text:p>
          </table:table-cell>
          <table:table-cell office:value-type="float" office:value="3294.87789810178" calcext:value-type="float">
            <text:p>3294.8778981018</text:p>
          </table:table-cell>
        </table:table-row>
        <table:table-row table:style-name="ro1">
          <table:table-cell office:value-type="float" office:value="8.35737023899992" calcext:value-type="float">
            <text:p>8.357370239</text:p>
          </table:table-cell>
          <table:table-cell office:value-type="float" office:value="3386.98314639908" calcext:value-type="float">
            <text:p>3386.9831463991</text:p>
          </table:table-cell>
        </table:table-row>
        <table:table-row table:style-name="ro1">
          <table:table-cell office:value-type="float" office:value="8.3755464689998" calcext:value-type="float">
            <text:p>8.375546469</text:p>
          </table:table-cell>
          <table:table-cell office:value-type="float" office:value="3301.01456684875" calcext:value-type="float">
            <text:p>3301.0145668488</text:p>
          </table:table-cell>
        </table:table-row>
        <table:table-row table:style-name="ro1">
          <table:table-cell office:value-type="float" office:value="8.39325202600003" calcext:value-type="float">
            <text:p>8.393252026</text:p>
          </table:table-cell>
          <table:table-cell office:value-type="float" office:value="3388.76658888686" calcext:value-type="float">
            <text:p>3388.7665888869</text:p>
          </table:table-cell>
        </table:table-row>
        <table:table-row table:style-name="ro1">
          <table:table-cell office:value-type="float" office:value="8.41136695399973" calcext:value-type="float">
            <text:p>8.411366954</text:p>
          </table:table-cell>
          <table:table-cell office:value-type="float" office:value="3312.18539764437" calcext:value-type="float">
            <text:p>3312.1853976444</text:p>
          </table:table-cell>
        </table:table-row>
        <table:table-row table:style-name="ro1">
          <table:table-cell office:value-type="float" office:value="8.42922011400015" calcext:value-type="float">
            <text:p>8.429220114</text:p>
          </table:table-cell>
          <table:table-cell office:value-type="float" office:value="3360.74958150884" calcext:value-type="float">
            <text:p>3360.7495815089</text:p>
          </table:table-cell>
        </table:table-row>
        <table:table-row table:style-name="ro1">
          <table:table-cell office:value-type="float" office:value="8.44742884300013" calcext:value-type="float">
            <text:p>8.447428843</text:p>
          </table:table-cell>
          <table:table-cell office:value-type="float" office:value="3295.12290506746" calcext:value-type="float">
            <text:p>3295.1229050675</text:p>
          </table:table-cell>
        </table:table-row>
        <table:table-row table:style-name="ro1">
          <table:table-cell office:value-type="float" office:value="8.46535757499987" calcext:value-type="float">
            <text:p>8.465357575</text:p>
          </table:table-cell>
          <table:table-cell office:value-type="float" office:value="3346.58357327508" calcext:value-type="float">
            <text:p>3346.5835732751</text:p>
          </table:table-cell>
        </table:table-row>
        <table:table-row table:style-name="ro1">
          <table:table-cell office:value-type="float" office:value="8.48351573199989" calcext:value-type="float">
            <text:p>8.483515732</text:p>
          </table:table-cell>
          <table:table-cell office:value-type="float" office:value="3304.30010049734" calcext:value-type="float">
            <text:p>3304.3001004973</text:p>
          </table:table-cell>
        </table:table-row>
        <table:table-row table:style-name="ro1">
          <table:table-cell office:value-type="float" office:value="8.50130508999973" calcext:value-type="float">
            <text:p>8.50130509</text:p>
          </table:table-cell>
          <table:table-cell office:value-type="float" office:value="3372.80299831627" calcext:value-type="float">
            <text:p>3372.8029983163</text:p>
          </table:table-cell>
        </table:table-row>
        <table:table-row table:style-name="ro1">
          <table:table-cell office:value-type="float" office:value="8.51938356099981" calcext:value-type="float">
            <text:p>8.519383561</text:p>
          </table:table-cell>
          <table:table-cell office:value-type="float" office:value="3318.86474247363" calcext:value-type="float">
            <text:p>3318.8647424736</text:p>
          </table:table-cell>
        </table:table-row>
        <table:table-row table:style-name="ro1">
          <table:table-cell office:value-type="float" office:value="8.53713276300005" calcext:value-type="float">
            <text:p>8.537132763</text:p>
          </table:table-cell>
          <table:table-cell office:value-type="float" office:value="3380.43366677646" calcext:value-type="float">
            <text:p>3380.4336667765</text:p>
          </table:table-cell>
        </table:table-row>
        <table:table-row table:style-name="ro1">
          <table:table-cell office:value-type="float" office:value="8.55506779699999" calcext:value-type="float">
            <text:p>8.555067797</text:p>
          </table:table-cell>
          <table:table-cell office:value-type="float" office:value="3345.40765298667" calcext:value-type="float">
            <text:p>3345.4076529867</text:p>
          </table:table-cell>
        </table:table-row>
        <table:table-row table:style-name="ro1">
          <table:table-cell office:value-type="float" office:value="8.57287054100016" calcext:value-type="float">
            <text:p>8.572870541</text:p>
          </table:table-cell>
          <table:table-cell office:value-type="float" office:value="3370.26696555579" calcext:value-type="float">
            <text:p>3370.2669655558</text:p>
          </table:table-cell>
        </table:table-row>
        <table:table-row table:style-name="ro1">
          <table:table-cell office:value-type="float" office:value="8.59088171999974" calcext:value-type="float">
            <text:p>8.59088172</text:p>
          </table:table-cell>
          <table:table-cell office:value-type="float" office:value="3331.26443312669" calcext:value-type="float">
            <text:p>3331.2644331267</text:p>
          </table:table-cell>
        </table:table-row>
        <table:table-row table:style-name="ro1">
          <table:table-cell office:value-type="float" office:value="8.60874186000001" calcext:value-type="float">
            <text:p>8.60874186</text:p>
          </table:table-cell>
          <table:table-cell office:value-type="float" office:value="3359.43615218613" calcext:value-type="float">
            <text:p>3359.4361521861</text:p>
          </table:table-cell>
        </table:table-row>
        <table:table-row table:style-name="ro1">
          <table:table-cell office:value-type="float" office:value="8.62684585099987" calcext:value-type="float">
            <text:p>8.626845851</text:p>
          </table:table-cell>
          <table:table-cell office:value-type="float" office:value="3314.18635816038" calcext:value-type="float">
            <text:p>3314.1863581604</text:p>
          </table:table-cell>
        </table:table-row>
        <table:table-row table:style-name="ro1">
          <table:table-cell office:value-type="float" office:value="8.64476687499973" calcext:value-type="float">
            <text:p>8.644766875</text:p>
          </table:table-cell>
          <table:table-cell office:value-type="float" office:value="3348.02297014195" calcext:value-type="float">
            <text:p>3348.022970142</text:p>
          </table:table-cell>
        </table:table-row>
        <table:table-row table:style-name="ro1">
          <table:table-cell office:value-type="float" office:value="8.6629355529999" calcext:value-type="float">
            <text:p>8.662935553</text:p>
          </table:table-cell>
          <table:table-cell office:value-type="float" office:value="3302.38666783865" calcext:value-type="float">
            <text:p>3302.3866678387</text:p>
          </table:table-cell>
        </table:table-row>
        <table:table-row table:style-name="ro1">
          <table:table-cell office:value-type="float" office:value="8.68076350599995" calcext:value-type="float">
            <text:p>8.680763506</text:p>
          </table:table-cell>
          <table:table-cell office:value-type="float" office:value="3365.5013562033" calcext:value-type="float">
            <text:p>3365.5013562033</text:p>
          </table:table-cell>
        </table:table-row>
        <table:table-row table:style-name="ro1">
          <table:table-cell office:value-type="float" office:value="8.69883978899998" calcext:value-type="float">
            <text:p>8.698839789</text:p>
          </table:table-cell>
          <table:table-cell office:value-type="float" office:value="3319.26646644713" calcext:value-type="float">
            <text:p>3319.2664664471</text:p>
          </table:table-cell>
        </table:table-row>
        <table:table-row table:style-name="ro1">
          <table:table-cell office:value-type="float" office:value="8.7166106059999" calcext:value-type="float">
            <text:p>8.716610606</text:p>
          </table:table-cell>
          <table:table-cell office:value-type="float" office:value="3376.3219777821" calcext:value-type="float">
            <text:p>3376.3219777821</text:p>
          </table:table-cell>
        </table:table-row>
        <table:table-row table:style-name="ro1">
          <table:table-cell office:value-type="float" office:value="8.7346676709999" calcext:value-type="float">
            <text:p>8.734667671</text:p>
          </table:table-cell>
          <table:table-cell office:value-type="float" office:value="3322.79913707024" calcext:value-type="float">
            <text:p>3322.7991370703</text:p>
          </table:table-cell>
        </table:table-row>
        <table:table-row table:style-name="ro1">
          <table:table-cell office:value-type="float" office:value="8.75244723800006" calcext:value-type="float">
            <text:p>8.752447238</text:p>
          </table:table-cell>
          <table:table-cell office:value-type="float" office:value="3374.66036149559" calcext:value-type="float">
            <text:p>3374.6603614956</text:p>
          </table:table-cell>
        </table:table-row>
        <table:table-row table:style-name="ro1">
          <table:table-cell office:value-type="float" office:value="8.77060700999982" calcext:value-type="float">
            <text:p>8.77060701</text:p>
          </table:table-cell>
          <table:table-cell office:value-type="float" office:value="3304.00623976911" calcext:value-type="float">
            <text:p>3304.0062397691</text:p>
          </table:table-cell>
        </table:table-row>
        <table:table-row table:style-name="ro1">
          <table:table-cell office:value-type="float" office:value="8.78834985899994" calcext:value-type="float">
            <text:p>8.788349859</text:p>
          </table:table-cell>
          <table:table-cell office:value-type="float" office:value="3381.64406401767" calcext:value-type="float">
            <text:p>3381.6440640177</text:p>
          </table:table-cell>
        </table:table-row>
        <table:table-row table:style-name="ro1">
          <table:table-cell office:value-type="float" office:value="8.80642942299983" calcext:value-type="float">
            <text:p>8.806429423</text:p>
          </table:table-cell>
          <table:table-cell office:value-type="float" office:value="3318.66410054818" calcext:value-type="float">
            <text:p>3318.6641005482</text:p>
          </table:table-cell>
        </table:table-row>
        <table:table-row table:style-name="ro1">
          <table:table-cell office:value-type="float" office:value="8.82424399000001" calcext:value-type="float">
            <text:p>8.82424399</text:p>
          </table:table-cell>
          <table:table-cell office:value-type="float" office:value="3368.03021927902" calcext:value-type="float">
            <text:p>3368.030219279</text:p>
          </table:table-cell>
        </table:table-row>
        <table:table-row table:style-name="ro1">
          <table:table-cell office:value-type="float" office:value="8.84232558599979" calcext:value-type="float">
            <text:p>8.842325586</text:p>
          </table:table-cell>
          <table:table-cell office:value-type="float" office:value="3318.29115088892" calcext:value-type="float">
            <text:p>3318.2911508889</text:p>
          </table:table-cell>
        </table:table-row>
        <table:table-row table:style-name="ro1">
          <table:table-cell office:value-type="float" office:value="8.85998635199985" calcext:value-type="float">
            <text:p>8.859986352</text:p>
          </table:table-cell>
          <table:table-cell office:value-type="float" office:value="3397.36113370093" calcext:value-type="float">
            <text:p>3397.3611337009</text:p>
          </table:table-cell>
        </table:table-row>
        <table:table-row table:style-name="ro1">
          <table:table-cell office:value-type="float" office:value="8.87808685399978" calcext:value-type="float">
            <text:p>8.878086854</text:p>
          </table:table-cell>
          <table:table-cell office:value-type="float" office:value="3314.82519104992" calcext:value-type="float">
            <text:p>3314.8251910499</text:p>
          </table:table-cell>
        </table:table-row>
        <table:table-row table:style-name="ro1">
          <table:table-cell office:value-type="float" office:value="8.89583563999986" calcext:value-type="float">
            <text:p>8.89583564</text:p>
          </table:table-cell>
          <table:table-cell office:value-type="float" office:value="3380.51289816198" calcext:value-type="float">
            <text:p>3380.512898162</text:p>
          </table:table-cell>
        </table:table-row>
        <table:table-row table:style-name="ro1">
          <table:table-cell office:value-type="float" office:value="8.9139814539999" calcext:value-type="float">
            <text:p>8.913981454</text:p>
          </table:table-cell>
          <table:table-cell office:value-type="float" office:value="3306.54772499494" calcext:value-type="float">
            <text:p>3306.5477249949</text:p>
          </table:table-cell>
        </table:table-row>
        <table:table-row table:style-name="ro1">
          <table:table-cell office:value-type="float" office:value="8.93181529100002" calcext:value-type="float">
            <text:p>8.931815291</text:p>
          </table:table-cell>
          <table:table-cell office:value-type="float" office:value="3364.39096082224" calcext:value-type="float">
            <text:p>3364.3909608223</text:p>
          </table:table-cell>
        </table:table-row>
        <table:table-row table:style-name="ro1">
          <table:table-cell office:value-type="float" office:value="8.94999459400015" calcext:value-type="float">
            <text:p>8.949994594</text:p>
          </table:table-cell>
          <table:table-cell office:value-type="float" office:value="3300.45656863682" calcext:value-type="float">
            <text:p>3300.4565686368</text:p>
          </table:table-cell>
        </table:table-row>
        <table:table-row table:style-name="ro1">
          <table:table-cell office:value-type="float" office:value="8.96778197399999" calcext:value-type="float">
            <text:p>8.967781974</text:p>
          </table:table-cell>
          <table:table-cell office:value-type="float" office:value="3373.17806222852" calcext:value-type="float">
            <text:p>3373.1780622285</text:p>
          </table:table-cell>
        </table:table-row>
        <table:table-row table:style-name="ro1">
          <table:table-cell office:value-type="float" office:value="8.98600716200008" calcext:value-type="float">
            <text:p>8.986007162</text:p>
          </table:table-cell>
          <table:table-cell office:value-type="float" office:value="3292.14710979724" calcext:value-type="float">
            <text:p>3292.1471097973</text:p>
          </table:table-cell>
        </table:table-row>
        <table:table-row table:style-name="ro1">
          <table:table-cell office:value-type="float" office:value="9.00384053100015" calcext:value-type="float">
            <text:p>9.003840531</text:p>
          </table:table-cell>
          <table:table-cell office:value-type="float" office:value="3364.47925233619" calcext:value-type="float">
            <text:p>3364.4792523362</text:p>
          </table:table-cell>
        </table:table-row>
        <table:table-row table:style-name="ro1">
          <table:table-cell office:value-type="float" office:value="9.02193212600014" calcext:value-type="float">
            <text:p>9.021932126</text:p>
          </table:table-cell>
          <table:table-cell office:value-type="float" office:value="3316.4571725181" calcext:value-type="float">
            <text:p>3316.4571725181</text:p>
          </table:table-cell>
        </table:table-row>
        <table:table-row table:style-name="ro1">
          <table:table-cell office:value-type="float" office:value="9.03966382899989" calcext:value-type="float">
            <text:p>9.039663829</text:p>
          </table:table-cell>
          <table:table-cell office:value-type="float" office:value="3383.76973722336" calcext:value-type="float">
            <text:p>3383.7697372234</text:p>
          </table:table-cell>
        </table:table-row>
        <table:table-row table:style-name="ro1">
          <table:table-cell office:value-type="float" office:value="9.05783818400005" calcext:value-type="float">
            <text:p>9.057838184</text:p>
          </table:table-cell>
          <table:table-cell office:value-type="float" office:value="3301.35512371615" calcext:value-type="float">
            <text:p>3301.3551237162</text:p>
          </table:table-cell>
        </table:table-row>
        <table:table-row table:style-name="ro1">
          <table:table-cell office:value-type="float" office:value="9.07567301200015" calcext:value-type="float">
            <text:p>9.075673012</text:p>
          </table:table-cell>
          <table:table-cell office:value-type="float" office:value="3364.20401697443" calcext:value-type="float">
            <text:p>3364.2040169744</text:p>
          </table:table-cell>
        </table:table-row>
        <table:table-row table:style-name="ro1">
          <table:table-cell office:value-type="float" office:value="9.09373158700009" calcext:value-type="float">
            <text:p>9.093731587</text:p>
          </table:table-cell>
          <table:table-cell office:value-type="float" office:value="3322.5212952958" calcext:value-type="float">
            <text:p>3322.5212952958</text:p>
          </table:table-cell>
        </table:table-row>
        <table:table-row table:style-name="ro1">
          <table:table-cell office:value-type="float" office:value="9.11160360099984" calcext:value-type="float">
            <text:p>9.111603601</text:p>
          </table:table-cell>
          <table:table-cell office:value-type="float" office:value="3357.20417412616" calcext:value-type="float">
            <text:p>3357.2041741262</text:p>
          </table:table-cell>
        </table:table-row>
        <table:table-row table:style-name="ro1">
          <table:table-cell office:value-type="float" office:value="9.12974634200009" calcext:value-type="float">
            <text:p>9.129746342</text:p>
          </table:table-cell>
          <table:table-cell office:value-type="float" office:value="3307.10778482606" calcext:value-type="float">
            <text:p>3307.1077848261</text:p>
          </table:table-cell>
        </table:table-row>
        <table:table-row table:style-name="ro1">
          <table:table-cell office:value-type="float" office:value="9.14740012899983" calcext:value-type="float">
            <text:p>9.147400129</text:p>
          </table:table-cell>
          <table:table-cell office:value-type="float" office:value="3398.70419875735" calcext:value-type="float">
            <text:p>3398.7041987574</text:p>
          </table:table-cell>
        </table:table-row>
        <table:table-row table:style-name="ro1">
          <table:table-cell office:value-type="float" office:value="9.16541073600001" calcext:value-type="float">
            <text:p>9.165410736</text:p>
          </table:table-cell>
          <table:table-cell office:value-type="float" office:value="3331.37023085372" calcext:value-type="float">
            <text:p>3331.3702308537</text:p>
          </table:table-cell>
        </table:table-row>
        <table:table-row table:style-name="ro1">
          <table:table-cell office:value-type="float" office:value="9.18326696899976" calcext:value-type="float">
            <text:p>9.183266969</text:p>
          </table:table-cell>
          <table:table-cell office:value-type="float" office:value="3360.17120749086" calcext:value-type="float">
            <text:p>3360.1712074909</text:p>
          </table:table-cell>
        </table:table-row>
        <table:table-row table:style-name="ro1">
          <table:table-cell office:value-type="float" office:value="9.20134361700002" calcext:value-type="float">
            <text:p>9.201343617</text:p>
          </table:table-cell>
          <table:table-cell office:value-type="float" office:value="3319.19944445098" calcext:value-type="float">
            <text:p>3319.199444451</text:p>
          </table:table-cell>
        </table:table-row>
        <table:table-row table:style-name="ro1">
          <table:table-cell office:value-type="float" office:value="9.21902084099975" calcext:value-type="float">
            <text:p>9.219020841</text:p>
          </table:table-cell>
          <table:table-cell office:value-type="float" office:value="3394.19809359937" calcext:value-type="float">
            <text:p>3394.1980935994</text:p>
          </table:table-cell>
        </table:table-row>
        <table:table-row table:style-name="ro1">
          <table:table-cell office:value-type="float" office:value="9.23709618700013" calcext:value-type="float">
            <text:p>9.237096187</text:p>
          </table:table-cell>
          <table:table-cell office:value-type="float" office:value="3319.43853239186" calcext:value-type="float">
            <text:p>3319.4385323919</text:p>
          </table:table-cell>
        </table:table-row>
        <table:table-row table:style-name="ro1">
          <table:table-cell office:value-type="float" office:value="9.25495497199972" calcext:value-type="float">
            <text:p>9.254954972</text:p>
          </table:table-cell>
          <table:table-cell office:value-type="float" office:value="3359.69104288897" calcext:value-type="float">
            <text:p>3359.691042889</text:p>
          </table:table-cell>
        </table:table-row>
        <table:table-row table:style-name="ro1">
          <table:table-cell office:value-type="float" office:value="9.27316854599985" calcext:value-type="float">
            <text:p>9.273168546</text:p>
          </table:table-cell>
          <table:table-cell office:value-type="float" office:value="3294.24636809758" calcext:value-type="float">
            <text:p>3294.2463680976</text:p>
          </table:table-cell>
        </table:table-row>
        <table:table-row table:style-name="ro1">
          <table:table-cell office:value-type="float" office:value="9.29083394700001" calcext:value-type="float">
            <text:p>9.290833947</text:p>
          </table:table-cell>
          <table:table-cell office:value-type="float" office:value="3396.46974328303" calcext:value-type="float">
            <text:p>3396.469743283</text:p>
          </table:table-cell>
        </table:table-row>
        <table:table-row table:style-name="ro1">
          <table:table-cell office:value-type="float" office:value="9.30892257400001" calcext:value-type="float">
            <text:p>9.308922574</text:p>
          </table:table-cell>
          <table:table-cell office:value-type="float" office:value="3317.00134012431" calcext:value-type="float">
            <text:p>3317.0013401243</text:p>
          </table:table-cell>
        </table:table-row>
        <table:table-row table:style-name="ro1">
          <table:table-cell office:value-type="float" office:value="9.32664677699995" calcext:value-type="float">
            <text:p>9.326646777</text:p>
          </table:table-cell>
          <table:table-cell office:value-type="float" office:value="3385.2015800198" calcext:value-type="float">
            <text:p>3385.2015800198</text:p>
          </table:table-cell>
        </table:table-row>
        <table:table-row table:style-name="ro1">
          <table:table-cell office:value-type="float" office:value="9.34461571800011" calcext:value-type="float">
            <text:p>9.344615718</text:p>
          </table:table-cell>
          <table:table-cell office:value-type="float" office:value="3339.09494162489" calcext:value-type="float">
            <text:p>3339.0949416249</text:p>
          </table:table-cell>
        </table:table-row>
        <table:table-row table:style-name="ro1">
          <table:table-cell office:value-type="float" office:value="9.36235549399999" calcext:value-type="float">
            <text:p>9.362355494</text:p>
          </table:table-cell>
          <table:table-cell office:value-type="float" office:value="3382.22985456162" calcext:value-type="float">
            <text:p>3382.2298545616</text:p>
          </table:table-cell>
        </table:table-row>
        <table:table-row table:style-name="ro1">
          <table:table-cell office:value-type="float" office:value="9.38041495400012" calcext:value-type="float">
            <text:p>9.380414954</text:p>
          </table:table-cell>
          <table:table-cell office:value-type="float" office:value="3322.35847581066" calcext:value-type="float">
            <text:p>3322.3584758107</text:p>
          </table:table-cell>
        </table:table-row>
        <table:table-row table:style-name="ro1">
          <table:table-cell office:value-type="float" office:value="9.39815634499973" calcext:value-type="float">
            <text:p>9.398156345</text:p>
          </table:table-cell>
          <table:table-cell office:value-type="float" office:value="3381.92197000186" calcext:value-type="float">
            <text:p>3381.9219700019</text:p>
          </table:table-cell>
        </table:table-row>
        <table:table-row table:style-name="ro1">
          <table:table-cell office:value-type="float" office:value="9.41625340900009" calcext:value-type="float">
            <text:p>9.416253409</text:p>
          </table:table-cell>
          <table:table-cell office:value-type="float" office:value="3315.45492676676" calcext:value-type="float">
            <text:p>3315.4549267668</text:p>
          </table:table-cell>
        </table:table-row>
        <table:table-row table:style-name="ro1">
          <table:table-cell office:value-type="float" office:value="9.43402021600014" calcext:value-type="float">
            <text:p>9.434020216</text:p>
          </table:table-cell>
          <table:table-cell office:value-type="float" office:value="3377.08401964701" calcext:value-type="float">
            <text:p>3377.084019647</text:p>
          </table:table-cell>
        </table:table-row>
        <table:table-row table:style-name="ro1">
          <table:table-cell office:value-type="float" office:value="9.45199009399994" calcext:value-type="float">
            <text:p>9.451990094</text:p>
          </table:table-cell>
          <table:table-cell office:value-type="float" office:value="3338.92083188636" calcext:value-type="float">
            <text:p>3338.9208318864</text:p>
          </table:table-cell>
        </table:table-row>
        <table:table-row table:style-name="ro1">
          <table:table-cell office:value-type="float" office:value="9.46965153700012" calcext:value-type="float">
            <text:p>9.469651537</text:p>
          </table:table-cell>
          <table:table-cell office:value-type="float" office:value="3397.23090573015" calcext:value-type="float">
            <text:p>3397.2309057302</text:p>
          </table:table-cell>
        </table:table-row>
        <table:table-row table:style-name="ro1">
          <table:table-cell office:value-type="float" office:value="9.48769547699976" calcext:value-type="float">
            <text:p>9.487695477</text:p>
          </table:table-cell>
          <table:table-cell office:value-type="float" office:value="3325.21611140288" calcext:value-type="float">
            <text:p>3325.2161114029</text:p>
          </table:table-cell>
        </table:table-row>
        <table:table-row table:style-name="ro1">
          <table:table-cell office:value-type="float" office:value="9.50539223299984" calcext:value-type="float">
            <text:p>9.505392233</text:p>
          </table:table-cell>
          <table:table-cell office:value-type="float" office:value="3390.45189975705" calcext:value-type="float">
            <text:p>3390.4518997571</text:p>
          </table:table-cell>
        </table:table-row>
        <table:table-row table:style-name="ro1">
          <table:table-cell office:value-type="float" office:value="9.52337351699998" calcext:value-type="float">
            <text:p>9.523373517</text:p>
          </table:table-cell>
          <table:table-cell office:value-type="float" office:value="3336.80286677649" calcext:value-type="float">
            <text:p>3336.8028667765</text:p>
          </table:table-cell>
        </table:table-row>
        <table:table-row table:style-name="ro1">
          <table:table-cell office:value-type="float" office:value="9.54123412499985" calcext:value-type="float">
            <text:p>9.541234125</text:p>
          </table:table-cell>
          <table:table-cell office:value-type="float" office:value="3359.34812524049" calcext:value-type="float">
            <text:p>3359.3481252405</text:p>
          </table:table-cell>
        </table:table-row>
        <table:table-row table:style-name="ro1">
          <table:table-cell office:value-type="float" office:value="9.55932014700011" calcext:value-type="float">
            <text:p>9.559320147</text:p>
          </table:table-cell>
          <table:table-cell office:value-type="float" office:value="3317.47910066308" calcext:value-type="float">
            <text:p>3317.4791006631</text:p>
          </table:table-cell>
        </table:table-row>
        <table:table-row table:style-name="ro1">
          <table:table-cell office:value-type="float" office:value="9.57704789199988" calcext:value-type="float">
            <text:p>9.577047892</text:p>
          </table:table-cell>
          <table:table-cell office:value-type="float" office:value="3384.52521743532" calcext:value-type="float">
            <text:p>3384.5252174353</text:p>
          </table:table-cell>
        </table:table-row>
        <table:table-row table:style-name="ro1">
          <table:table-cell office:value-type="float" office:value="9.59504506199983" calcext:value-type="float">
            <text:p>9.595045062</text:p>
          </table:table-cell>
          <table:table-cell office:value-type="float" office:value="3333.8574898268" calcext:value-type="float">
            <text:p>3333.8574898268</text:p>
          </table:table-cell>
        </table:table-row>
        <table:table-row table:style-name="ro1">
          <table:table-cell office:value-type="float" office:value="9.6126481729998" calcext:value-type="float">
            <text:p>9.612648173</text:p>
          </table:table-cell>
          <table:table-cell office:value-type="float" office:value="3408.48842003541" calcext:value-type="float">
            <text:p>3408.4884200354</text:p>
          </table:table-cell>
        </table:table-row>
        <table:table-row table:style-name="ro1">
          <table:table-cell office:value-type="float" office:value="9.63063711399991" calcext:value-type="float">
            <text:p>9.630637114</text:p>
          </table:table-cell>
          <table:table-cell office:value-type="float" office:value="3335.38255529467" calcext:value-type="float">
            <text:p>3335.3825552947</text:p>
          </table:table-cell>
        </table:table-row>
        <table:table-row table:style-name="ro1">
          <table:table-cell office:value-type="float" office:value="9.64823652699988" calcext:value-type="float">
            <text:p>9.648236527</text:p>
          </table:table-cell>
          <table:table-cell office:value-type="float" office:value="3409.20461381863" calcext:value-type="float">
            <text:p>3409.2046138186</text:p>
          </table:table-cell>
        </table:table-row>
        <table:table-row table:style-name="ro1">
          <table:table-cell office:value-type="float" office:value="9.66624176999994" calcext:value-type="float">
            <text:p>9.66624177</text:p>
          </table:table-cell>
          <table:table-cell office:value-type="float" office:value="3332.36269012283" calcext:value-type="float">
            <text:p>3332.3626901228</text:p>
          </table:table-cell>
        </table:table-row>
        <table:table-row table:style-name="ro1">
          <table:table-cell office:value-type="float" office:value="9.68401201500001" calcext:value-type="float">
            <text:p>9.684012015</text:p>
          </table:table-cell>
          <table:table-cell office:value-type="float" office:value="3376.43065696505" calcext:value-type="float">
            <text:p>3376.4306569651</text:p>
          </table:table-cell>
        </table:table-row>
        <table:table-row table:style-name="ro1">
          <table:table-cell office:value-type="float" office:value="9.70215465199999" calcext:value-type="float">
            <text:p>9.702154652</text:p>
          </table:table-cell>
          <table:table-cell office:value-type="float" office:value="3307.12674238356" calcext:value-type="float">
            <text:p>3307.1267423836</text:p>
          </table:table-cell>
        </table:table-row>
        <table:table-row table:style-name="ro1">
          <table:table-cell office:value-type="float" office:value="9.71990192800013" calcext:value-type="float">
            <text:p>9.719901928</text:p>
          </table:table-cell>
          <table:table-cell office:value-type="float" office:value="3380.800523953" calcext:value-type="float">
            <text:p>3380.800523953</text:p>
          </table:table-cell>
        </table:table-row>
        <table:table-row table:style-name="ro1">
          <table:table-cell office:value-type="float" office:value="9.73808878399996" calcext:value-type="float">
            <text:p>9.738088784</text:p>
          </table:table-cell>
          <table:table-cell office:value-type="float" office:value="3299.08588931277" calcext:value-type="float">
            <text:p>3299.0858893128</text:p>
          </table:table-cell>
        </table:table-row>
        <table:table-row table:style-name="ro1">
          <table:table-cell office:value-type="float" office:value="9.75574293599993" calcext:value-type="float">
            <text:p>9.755742936</text:p>
          </table:table-cell>
          <table:table-cell office:value-type="float" office:value="3398.63393042481" calcext:value-type="float">
            <text:p>3398.6339304248</text:p>
          </table:table-cell>
        </table:table-row>
        <table:table-row table:style-name="ro1">
          <table:table-cell office:value-type="float" office:value="9.77375854299999" calcext:value-type="float">
            <text:p>9.773758543</text:p>
          </table:table-cell>
          <table:table-cell office:value-type="float" office:value="3330.44565191872" calcext:value-type="float">
            <text:p>3330.4456519187</text:p>
          </table:table-cell>
        </table:table-row>
        <table:table-row table:style-name="ro1">
          <table:table-cell office:value-type="float" office:value="9.79146920499989" calcext:value-type="float">
            <text:p>9.791469205</text:p>
          </table:table-cell>
          <table:table-cell office:value-type="float" office:value="3387.7897957931" calcext:value-type="float">
            <text:p>3387.7897957931</text:p>
          </table:table-cell>
        </table:table-row>
        <table:table-row table:style-name="ro1">
          <table:table-cell office:value-type="float" office:value="9.80954220700005" calcext:value-type="float">
            <text:p>9.809542207</text:p>
          </table:table-cell>
          <table:table-cell office:value-type="float" office:value="3319.86905105489" calcext:value-type="float">
            <text:p>3319.8690510549</text:p>
          </table:table-cell>
        </table:table-row>
        <table:table-row table:style-name="ro1">
          <table:table-cell office:value-type="float" office:value="9.82713948499986" calcext:value-type="float">
            <text:p>9.827139485</text:p>
          </table:table-cell>
          <table:table-cell office:value-type="float" office:value="3409.61823758432" calcext:value-type="float">
            <text:p>3409.6182375843</text:p>
          </table:table-cell>
        </table:table-row>
        <table:table-row table:style-name="ro1">
          <table:table-cell office:value-type="float" office:value="9.845187592" calcext:value-type="float">
            <text:p>9.845187592</text:p>
          </table:table-cell>
          <table:table-cell office:value-type="float" office:value="3324.44837564032" calcext:value-type="float">
            <text:p>3324.4483756403</text:p>
          </table:table-cell>
        </table:table-row>
        <table:table-row table:style-name="ro1">
          <table:table-cell office:value-type="float" office:value="9.86296205600002" calcext:value-type="float">
            <text:p>9.862962056</text:p>
          </table:table-cell>
          <table:table-cell office:value-type="float" office:value="3375.62921728367" calcext:value-type="float">
            <text:p>3375.6292172837</text:p>
          </table:table-cell>
        </table:table-row>
        <table:table-row table:style-name="ro1">
          <table:table-cell office:value-type="float" office:value="9.88093391299981" calcext:value-type="float">
            <text:p>9.880933913</text:p>
          </table:table-cell>
          <table:table-cell office:value-type="float" office:value="3338.55316123931" calcext:value-type="float">
            <text:p>3338.5531612393</text:p>
          </table:table-cell>
        </table:table-row>
        <table:table-row table:style-name="ro1">
          <table:table-cell office:value-type="float" office:value="9.8986817619998" calcext:value-type="float">
            <text:p>9.898681762</text:p>
          </table:table-cell>
          <table:table-cell office:value-type="float" office:value="3380.69137279897" calcext:value-type="float">
            <text:p>3380.691372799</text:p>
          </table:table-cell>
        </table:table-row>
        <table:table-row table:style-name="ro1">
          <table:table-cell office:value-type="float" office:value="9.91657554799986" calcext:value-type="float">
            <text:p>9.916575548</text:p>
          </table:table-cell>
          <table:table-cell office:value-type="float" office:value="3353.11934544221" calcext:value-type="float">
            <text:p>3353.1193454422</text:p>
          </table:table-cell>
        </table:table-row>
        <table:table-row table:style-name="ro1">
          <table:table-cell office:value-type="float" office:value="9.93429594899999" calcext:value-type="float">
            <text:p>9.934295949</text:p>
          </table:table-cell>
          <table:table-cell office:value-type="float" office:value="3385.92789178691" calcext:value-type="float">
            <text:p>3385.9278917869</text:p>
          </table:table-cell>
        </table:table-row>
        <table:table-row table:style-name="ro1">
          <table:table-cell office:value-type="float" office:value="9.95216478700013" calcext:value-type="float">
            <text:p>9.952164787</text:p>
          </table:table-cell>
          <table:table-cell office:value-type="float" office:value="3357.80088215745" calcext:value-type="float">
            <text:p>3357.8008821575</text:p>
          </table:table-cell>
        </table:table-row>
        <table:table-row table:style-name="ro1">
          <table:table-cell office:value-type="float" office:value="9.9699408649999" calcext:value-type="float">
            <text:p>9.969940865</text:p>
          </table:table-cell>
          <table:table-cell office:value-type="float" office:value="3375.32272308757" calcext:value-type="float">
            <text:p>3375.3227230876</text:p>
          </table:table-cell>
        </table:table-row>
        <table:table-row table:style-name="ro1">
          <table:table-cell office:value-type="float" office:value="9.98792006699978" calcext:value-type="float">
            <text:p>9.987920067</text:p>
          </table:table-cell>
          <table:table-cell office:value-type="float" office:value="3337.18927015811" calcext:value-type="float">
            <text:p>3337.1892701581</text:p>
          </table:table-cell>
        </table:table-row>
        <table:table-row table:style-name="ro1">
          <table:table-cell office:value-type="float" office:value="10.0056924989999" calcext:value-type="float">
            <text:p>10.005692499</text:p>
          </table:table-cell>
          <table:table-cell office:value-type="float" office:value="3376.01516773646" calcext:value-type="float">
            <text:p>3376.0151677365</text:p>
          </table:table-cell>
        </table:table-row>
        <table:table-row table:style-name="ro1">
          <table:table-cell office:value-type="float" office:value="10.023768001" calcext:value-type="float">
            <text:p>10.023768001</text:p>
          </table:table-cell>
          <table:table-cell office:value-type="float" office:value="3319.4098841439" calcext:value-type="float">
            <text:p>3319.4098841439</text:p>
          </table:table-cell>
        </table:table-row>
        <table:table-row table:style-name="ro1">
          <table:table-cell office:value-type="float" office:value="10.0415514229999" calcext:value-type="float">
            <text:p>10.041551423</text:p>
          </table:table-cell>
          <table:table-cell office:value-type="float" office:value="3373.92881979929" calcext:value-type="float">
            <text:p>3373.9288197993</text:p>
          </table:table-cell>
        </table:table-row>
        <table:table-row table:style-name="ro1">
          <table:table-cell office:value-type="float" office:value="10.0596426019997" calcext:value-type="float">
            <text:p>10.059642602</text:p>
          </table:table-cell>
          <table:table-cell office:value-type="float" office:value="3316.53343325683" calcext:value-type="float">
            <text:p>3316.5334332568</text:p>
          </table:table-cell>
        </table:table-row>
        <table:table-row table:style-name="ro1">
          <table:table-cell office:value-type="float" office:value="10.0772573280001" calcext:value-type="float">
            <text:p>10.077257328</text:p>
          </table:table-cell>
          <table:table-cell office:value-type="float" office:value="3406.24089178136" calcext:value-type="float">
            <text:p>3406.2408917814</text:p>
          </table:table-cell>
        </table:table-row>
        <table:table-row table:style-name="ro1">
          <table:table-cell office:value-type="float" office:value="10.09528606" calcext:value-type="float">
            <text:p>10.09528606</text:p>
          </table:table-cell>
          <table:table-cell office:value-type="float" office:value="3328.02107215157" calcext:value-type="float">
            <text:p>3328.0210721516</text:p>
          </table:table-cell>
        </table:table-row>
        <table:table-row table:style-name="ro1">
          <table:table-cell office:value-type="float" office:value="10.1130087010001" calcext:value-type="float">
            <text:p>10.113008701</text:p>
          </table:table-cell>
          <table:table-cell office:value-type="float" office:value="3385.49993760473" calcext:value-type="float">
            <text:p>3385.4999376047</text:p>
          </table:table-cell>
        </table:table-row>
        <table:table-row table:style-name="ro1">
          <table:table-cell office:value-type="float" office:value="10.1311070679999" calcext:value-type="float">
            <text:p>10.131107068</text:p>
          </table:table-cell>
          <table:table-cell office:value-type="float" office:value="3315.21622921981" calcext:value-type="float">
            <text:p>3315.2162292198</text:p>
          </table:table-cell>
        </table:table-row>
        <table:table-row table:style-name="ro1">
          <table:table-cell office:value-type="float" office:value="10.1488100739998" calcext:value-type="float">
            <text:p>10.148810074</text:p>
          </table:table-cell>
          <table:table-cell office:value-type="float" office:value="3389.2549096053" calcext:value-type="float">
            <text:p>3389.2549096053</text:p>
          </table:table-cell>
        </table:table-row>
        <table:table-row table:style-name="ro1">
          <table:table-cell office:value-type="float" office:value="10.1669009409998" calcext:value-type="float">
            <text:p>10.166900941</text:p>
          </table:table-cell>
          <table:table-cell office:value-type="float" office:value="3316.59063107081" calcext:value-type="float">
            <text:p>3316.5906310708</text:p>
          </table:table-cell>
        </table:table-row>
        <table:table-row table:style-name="ro1">
          <table:table-cell office:value-type="float" office:value="10.1845798320001" calcext:value-type="float">
            <text:p>10.184579832</text:p>
          </table:table-cell>
          <table:table-cell office:value-type="float" office:value="3393.87804353939" calcext:value-type="float">
            <text:p>3393.8780435394</text:p>
          </table:table-cell>
        </table:table-row>
        <table:table-row table:style-name="ro1">
          <table:table-cell office:value-type="float" office:value="10.2026134600001" calcext:value-type="float">
            <text:p>10.20261346</text:p>
          </table:table-cell>
          <table:table-cell office:value-type="float" office:value="3327.11753840992" calcext:value-type="float">
            <text:p>3327.1175384099</text:p>
          </table:table-cell>
        </table:table-row>
        <table:table-row table:style-name="ro1">
          <table:table-cell office:value-type="float" office:value="10.2202673000002" calcext:value-type="float">
            <text:p>10.2202673</text:p>
          </table:table-cell>
          <table:table-cell office:value-type="float" office:value="3398.69399516942" calcext:value-type="float">
            <text:p>3398.6939951694</text:p>
          </table:table-cell>
        </table:table-row>
        <table:table-row table:style-name="ro1">
          <table:table-cell office:value-type="float" office:value="10.2382051989998" calcext:value-type="float">
            <text:p>10.238205199</text:p>
          </table:table-cell>
          <table:table-cell office:value-type="float" office:value="3344.87333221857" calcext:value-type="float">
            <text:p>3344.8733322186</text:p>
          </table:table-cell>
        </table:table-row>
        <table:table-row table:style-name="ro1">
          <table:table-cell office:value-type="float" office:value="10.255858727" calcext:value-type="float">
            <text:p>10.255858727</text:p>
          </table:table-cell>
          <table:table-cell office:value-type="float" office:value="3398.75406203715" calcext:value-type="float">
            <text:p>3398.7540620372</text:p>
          </table:table-cell>
        </table:table-row>
        <table:table-row table:style-name="ro1">
          <table:table-cell office:value-type="float" office:value="10.2739238119998" calcext:value-type="float">
            <text:p>10.273923812</text:p>
          </table:table-cell>
          <table:table-cell office:value-type="float" office:value="3321.32397942168" calcext:value-type="float">
            <text:p>3321.3239794217</text:p>
          </table:table-cell>
        </table:table-row>
        <table:table-row table:style-name="ro1">
          <table:table-cell office:value-type="float" office:value="10.2916140580001" calcext:value-type="float">
            <text:p>10.291614058</text:p>
          </table:table-cell>
          <table:table-cell office:value-type="float" office:value="3391.69958400407" calcext:value-type="float">
            <text:p>3391.6995840041</text:p>
          </table:table-cell>
        </table:table-row>
        <table:table-row table:style-name="ro1">
          <table:table-cell office:value-type="float" office:value="10.3096634670001" calcext:value-type="float">
            <text:p>10.309663467</text:p>
          </table:table-cell>
          <table:table-cell office:value-type="float" office:value="3324.20856549674" calcext:value-type="float">
            <text:p>3324.2085654968</text:p>
          </table:table-cell>
        </table:table-row>
        <table:table-row table:style-name="ro1">
          <table:table-cell office:value-type="float" office:value="10.3273343380001" calcext:value-type="float">
            <text:p>10.327334338</text:p>
          </table:table-cell>
          <table:table-cell office:value-type="float" office:value="3395.41836957459" calcext:value-type="float">
            <text:p>3395.4183695746</text:p>
          </table:table-cell>
        </table:table-row>
        <table:table-row table:style-name="ro1">
          <table:table-cell office:value-type="float" office:value="10.345331299" calcext:value-type="float">
            <text:p>10.345331299</text:p>
          </table:table-cell>
          <table:table-cell office:value-type="float" office:value="3333.89620616491" calcext:value-type="float">
            <text:p>3333.8962061649</text:p>
          </table:table-cell>
        </table:table-row>
        <table:table-row table:style-name="ro1">
          <table:table-cell office:value-type="float" office:value="10.3629893060001" calcext:value-type="float">
            <text:p>10.362989306</text:p>
          </table:table-cell>
          <table:table-cell office:value-type="float" office:value="3397.8919591286" calcext:value-type="float">
            <text:p>3397.8919591286</text:p>
          </table:table-cell>
        </table:table-row>
        <table:table-row table:style-name="ro1">
          <table:table-cell office:value-type="float" office:value="10.380907101" calcext:value-type="float">
            <text:p>10.380907101</text:p>
          </table:table-cell>
          <table:table-cell office:value-type="float" office:value="3348.62632373709" calcext:value-type="float">
            <text:p>3348.6263237371</text:p>
          </table:table-cell>
        </table:table-row>
        <table:table-row table:style-name="ro1">
          <table:table-cell office:value-type="float" office:value="10.398558806" calcext:value-type="float">
            <text:p>10.398558806</text:p>
          </table:table-cell>
          <table:table-cell office:value-type="float" office:value="3399.10507229879" calcext:value-type="float">
            <text:p>3399.1050722988</text:p>
          </table:table-cell>
        </table:table-row>
        <table:table-row table:style-name="ro1">
          <table:table-cell office:value-type="float" office:value="10.4165708709997" calcext:value-type="float">
            <text:p>10.416570871</text:p>
          </table:table-cell>
          <table:table-cell office:value-type="float" office:value="3331.10057068853" calcext:value-type="float">
            <text:p>3331.1005706885</text:p>
          </table:table-cell>
        </table:table-row>
        <table:table-row table:style-name="ro1">
          <table:table-cell office:value-type="float" office:value="10.4342738249998" calcext:value-type="float">
            <text:p>10.434273825</text:p>
          </table:table-cell>
          <table:table-cell office:value-type="float" office:value="3389.26486505866" calcext:value-type="float">
            <text:p>3389.2648650587</text:p>
          </table:table-cell>
        </table:table-row>
        <table:table-row table:style-name="ro1">
          <table:table-cell office:value-type="float" office:value="10.4523623999999" calcext:value-type="float">
            <text:p>10.4523624</text:p>
          </table:table-cell>
          <table:table-cell office:value-type="float" office:value="3317.01087563244" calcext:value-type="float">
            <text:p>3317.0108756324</text:p>
          </table:table-cell>
        </table:table-row>
        <table:table-row table:style-name="ro1">
          <table:table-cell office:value-type="float" office:value="10.4702548310001" calcext:value-type="float">
            <text:p>10.470254831</text:p>
          </table:table-cell>
          <table:table-cell office:value-type="float" office:value="3353.37327828864" calcext:value-type="float">
            <text:p>3353.3732782887</text:p>
          </table:table-cell>
        </table:table-row>
        <table:table-row table:style-name="ro1">
          <table:table-cell office:value-type="float" office:value="10.4883448129999" calcext:value-type="float">
            <text:p>10.488344813</text:p>
          </table:table-cell>
          <table:table-cell office:value-type="float" office:value="3316.75288570104" calcext:value-type="float">
            <text:p>3316.7528857011</text:p>
          </table:table-cell>
        </table:table-row>
        <table:table-row table:style-name="ro1">
          <table:table-cell office:value-type="float" office:value="10.5059018309998" calcext:value-type="float">
            <text:p>10.505901831</text:p>
          </table:table-cell>
          <table:table-cell office:value-type="float" office:value="3417.43683353434" calcext:value-type="float">
            <text:p>3417.4368335344</text:p>
          </table:table-cell>
        </table:table-row>
        <table:table-row table:style-name="ro1">
          <table:table-cell office:value-type="float" office:value="10.5238853549999" calcext:value-type="float">
            <text:p>10.523885355</text:p>
          </table:table-cell>
          <table:table-cell office:value-type="float" office:value="3336.38723976805" calcext:value-type="float">
            <text:p>3336.3872397681</text:p>
          </table:table-cell>
        </table:table-row>
        <table:table-row table:style-name="ro1">
          <table:table-cell office:value-type="float" office:value="10.5416360680001" calcext:value-type="float">
            <text:p>10.541636068</text:p>
          </table:table-cell>
          <table:table-cell office:value-type="float" office:value="3380.14591297995" calcext:value-type="float">
            <text:p>3380.14591298</text:p>
          </table:table-cell>
        </table:table-row>
        <table:table-row table:style-name="ro1">
          <table:table-cell office:value-type="float" office:value="10.5596753209998" calcext:value-type="float">
            <text:p>10.559675321</text:p>
          </table:table-cell>
          <table:table-cell office:value-type="float" office:value="3326.08007666333" calcext:value-type="float">
            <text:p>3326.0800766633</text:p>
          </table:table-cell>
        </table:table-row>
        <table:table-row table:style-name="ro1">
          <table:table-cell office:value-type="float" office:value="10.5773067649998" calcext:value-type="float">
            <text:p>10.577306765</text:p>
          </table:table-cell>
          <table:table-cell office:value-type="float" office:value="3403.01112035647" calcext:value-type="float">
            <text:p>3403.0111203565</text:p>
          </table:table-cell>
        </table:table-row>
        <table:table-row table:style-name="ro1">
          <table:table-cell office:value-type="float" office:value="10.5953020090001" calcext:value-type="float">
            <text:p>10.595302009</text:p>
          </table:table-cell>
          <table:table-cell office:value-type="float" office:value="3334.21430679062" calcext:value-type="float">
            <text:p>3334.2143067906</text:p>
          </table:table-cell>
        </table:table-row>
        <table:table-row table:style-name="ro1">
          <table:table-cell office:value-type="float" office:value="10.612942151" calcext:value-type="float">
            <text:p>10.612942151</text:p>
          </table:table-cell>
          <table:table-cell office:value-type="float" office:value="3401.33316389236" calcext:value-type="float">
            <text:p>3401.3331638924</text:p>
          </table:table-cell>
        </table:table-row>
        <table:table-row table:style-name="ro1">
          <table:table-cell office:value-type="float" office:value="10.6309115609997" calcext:value-type="float">
            <text:p>10.630911561</text:p>
          </table:table-cell>
          <table:table-cell office:value-type="float" office:value="3339.00779162104" calcext:value-type="float">
            <text:p>3339.0077916211</text:p>
          </table:table-cell>
        </table:table-row>
        <table:table-row table:style-name="ro1">
          <table:table-cell office:value-type="float" office:value="10.6484971730001" calcext:value-type="float">
            <text:p>10.648497173</text:p>
          </table:table-cell>
          <table:table-cell office:value-type="float" office:value="3411.88012101176" calcext:value-type="float">
            <text:p>3411.8801210118</text:p>
          </table:table-cell>
        </table:table-row>
        <table:table-row table:style-name="ro1">
          <table:table-cell office:value-type="float" office:value="10.6663526779998" calcext:value-type="float">
            <text:p>10.666352678</text:p>
          </table:table-cell>
          <table:table-cell office:value-type="float" office:value="3360.30820752228" calcext:value-type="float">
            <text:p>3360.3082075223</text:p>
          </table:table-cell>
        </table:table-row>
        <table:table-row table:style-name="ro1">
          <table:table-cell office:value-type="float" office:value="10.6840086530001" calcext:value-type="float">
            <text:p>10.684008653</text:p>
          </table:table-cell>
          <table:table-cell office:value-type="float" office:value="3398.2830174568" calcext:value-type="float">
            <text:p>3398.2830174568</text:p>
          </table:table-cell>
        </table:table-row>
        <table:table-row table:style-name="ro1">
          <table:table-cell office:value-type="float" office:value="10.7018722829998" calcext:value-type="float">
            <text:p>10.701872283</text:p>
          </table:table-cell>
          <table:table-cell office:value-type="float" office:value="3358.77982251538" calcext:value-type="float">
            <text:p>3358.7798225154</text:p>
          </table:table-cell>
        </table:table-row>
        <table:table-row table:style-name="ro1">
          <table:table-cell office:value-type="float" office:value="10.719596331" calcext:value-type="float">
            <text:p>10.719596331</text:p>
          </table:table-cell>
          <table:table-cell office:value-type="float" office:value="3385.23118416633" calcext:value-type="float">
            <text:p>3385.2311841663</text:p>
          </table:table-cell>
        </table:table-row>
        <table:table-row table:style-name="ro1">
          <table:table-cell office:value-type="float" office:value="10.7376140739998" calcext:value-type="float">
            <text:p>10.737614074</text:p>
          </table:table-cell>
          <table:table-cell office:value-type="float" office:value="3330.05082827782" calcext:value-type="float">
            <text:p>3330.0508282778</text:p>
          </table:table-cell>
        </table:table-row>
        <table:table-row table:style-name="ro1">
          <table:table-cell office:value-type="float" office:value="10.755350726" calcext:value-type="float">
            <text:p>10.755350726</text:p>
          </table:table-cell>
          <table:table-cell office:value-type="float" office:value="3382.82557494139" calcext:value-type="float">
            <text:p>3382.8255749414</text:p>
          </table:table-cell>
        </table:table-row>
        <table:table-row table:style-name="ro1">
          <table:table-cell office:value-type="float" office:value="10.7732962300001" calcext:value-type="float">
            <text:p>10.77329623</text:p>
          </table:table-cell>
          <table:table-cell office:value-type="float" office:value="3343.45583157731" calcext:value-type="float">
            <text:p>3343.4558315773</text:p>
          </table:table-cell>
        </table:table-row>
        <table:table-row table:style-name="ro1">
          <table:table-cell office:value-type="float" office:value="10.7908541339998" calcext:value-type="float">
            <text:p>10.790854134</text:p>
          </table:table-cell>
          <table:table-cell office:value-type="float" office:value="3417.2643842434" calcext:value-type="float">
            <text:p>3417.2643842434</text:p>
          </table:table-cell>
        </table:table-row>
        <table:table-row table:style-name="ro1">
          <table:table-cell office:value-type="float" office:value="10.8087884399997" calcext:value-type="float">
            <text:p>10.80878844</text:p>
          </table:table-cell>
          <table:table-cell office:value-type="float" office:value="3345.54345176683" calcext:value-type="float">
            <text:p>3345.5434517668</text:p>
          </table:table-cell>
        </table:table-row>
        <table:table-row table:style-name="ro1">
          <table:table-cell office:value-type="float" office:value="10.826461395" calcext:value-type="float">
            <text:p>10.826461395</text:p>
          </table:table-cell>
          <table:table-cell office:value-type="float" office:value="3395.01798080493" calcext:value-type="float">
            <text:p>3395.0179808049</text:p>
          </table:table-cell>
        </table:table-row>
        <table:table-row table:style-name="ro1">
          <table:table-cell office:value-type="float" office:value="10.8444976269998" calcext:value-type="float">
            <text:p>10.844497627</text:p>
          </table:table-cell>
          <table:table-cell office:value-type="float" office:value="3326.63718235624" calcext:value-type="float">
            <text:p>3326.6371823563</text:p>
          </table:table-cell>
        </table:table-row>
        <table:table-row table:style-name="ro1">
          <table:table-cell office:value-type="float" office:value="10.862164227" calcext:value-type="float">
            <text:p>10.862164227</text:p>
          </table:table-cell>
          <table:table-cell office:value-type="float" office:value="3396.23923105078" calcext:value-type="float">
            <text:p>3396.2392310508</text:p>
          </table:table-cell>
        </table:table-row>
        <table:table-row table:style-name="ro1">
          <table:table-cell office:value-type="float" office:value="10.8803060320001" calcext:value-type="float">
            <text:p>10.880306032</text:p>
          </table:table-cell>
          <table:table-cell office:value-type="float" office:value="3307.27841025373" calcext:value-type="float">
            <text:p>3307.2784102537</text:p>
          </table:table-cell>
        </table:table-row>
        <table:table-row table:style-name="ro1">
          <table:table-cell office:value-type="float" office:value="10.8979958609998" calcext:value-type="float">
            <text:p>10.897995861</text:p>
          </table:table-cell>
          <table:table-cell office:value-type="float" office:value="3391.77953620346" calcext:value-type="float">
            <text:p>3391.7795362035</text:p>
          </table:table-cell>
        </table:table-row>
        <table:table-row table:style-name="ro1">
          <table:table-cell office:value-type="float" office:value="10.9160776139997" calcext:value-type="float">
            <text:p>10.916077614</text:p>
          </table:table-cell>
          <table:table-cell office:value-type="float" office:value="3318.26233884635" calcext:value-type="float">
            <text:p>3318.2623388464</text:p>
          </table:table-cell>
        </table:table-row>
        <table:table-row table:style-name="ro1">
          <table:table-cell office:value-type="float" office:value="10.9337922350001" calcext:value-type="float">
            <text:p>10.933792235</text:p>
          </table:table-cell>
          <table:table-cell office:value-type="float" office:value="3387.03266634415" calcext:value-type="float">
            <text:p>3387.0326663442</text:p>
          </table:table-cell>
        </table:table-row>
        <table:table-row table:style-name="ro1">
          <table:table-cell office:value-type="float" office:value="10.9516876349999" calcext:value-type="float">
            <text:p>10.951687635</text:p>
          </table:table-cell>
          <table:table-cell office:value-type="float" office:value="3352.81692505437" calcext:value-type="float">
            <text:p>3352.8169250544</text:p>
          </table:table-cell>
        </table:table-row>
        <table:table-row table:style-name="ro1">
          <table:table-cell office:value-type="float" office:value="10.9693528289999" calcext:value-type="float">
            <text:p>10.969352829</text:p>
          </table:table-cell>
          <table:table-cell office:value-type="float" office:value="3396.50954298884" calcext:value-type="float">
            <text:p>3396.5095429889</text:p>
          </table:table-cell>
        </table:table-row>
        <table:table-row table:style-name="ro1">
          <table:table-cell office:value-type="float" office:value="10.9873093229999" calcext:value-type="float">
            <text:p>10.987309323</text:p>
          </table:table-cell>
          <table:table-cell office:value-type="float" office:value="3341.40952015875" calcext:value-type="float">
            <text:p>3341.4095201588</text:p>
          </table:table-cell>
        </table:table-row>
        <table:table-row table:style-name="ro1">
          <table:table-cell office:value-type="float" office:value="11.0048665499999" calcext:value-type="float">
            <text:p>11.00486655</text:p>
          </table:table-cell>
          <table:table-cell office:value-type="float" office:value="3417.39615259337" calcext:value-type="float">
            <text:p>3417.3961525934</text:p>
          </table:table-cell>
        </table:table-row>
        <table:table-row table:style-name="ro1">
          <table:table-cell office:value-type="float" office:value="11.0228811669999" calcext:value-type="float">
            <text:p>11.022881167</text:p>
          </table:table-cell>
          <table:table-cell office:value-type="float" office:value="3330.62867780046" calcext:value-type="float">
            <text:p>3330.6286778005</text:p>
          </table:table-cell>
        </table:table-row>
        <table:table-row table:style-name="ro1">
          <table:table-cell office:value-type="float" office:value="11.0405909450001" calcext:value-type="float">
            <text:p>11.040590945</text:p>
          </table:table-cell>
          <table:table-cell office:value-type="float" office:value="3387.95890041541" calcext:value-type="float">
            <text:p>3387.9589004154</text:p>
          </table:table-cell>
        </table:table-row>
        <table:table-row table:style-name="ro1">
          <table:table-cell office:value-type="float" office:value="11.0585456670001" calcext:value-type="float">
            <text:p>11.058545667</text:p>
          </table:table-cell>
          <table:table-cell office:value-type="float" office:value="3341.73929286993" calcext:value-type="float">
            <text:p>3341.7392928699</text:p>
          </table:table-cell>
        </table:table-row>
        <table:table-row table:style-name="ro1">
          <table:table-cell office:value-type="float" office:value="11.0761489349998" calcext:value-type="float">
            <text:p>11.076148935</text:p>
          </table:table-cell>
          <table:table-cell office:value-type="float" office:value="3408.45802047138" calcext:value-type="float">
            <text:p>3408.4580204714</text:p>
          </table:table-cell>
        </table:table-row>
        <table:table-row table:style-name="ro1">
          <table:table-cell office:value-type="float" office:value="11.0940198570001" calcext:value-type="float">
            <text:p>11.094019857</text:p>
          </table:table-cell>
          <table:table-cell office:value-type="float" office:value="3357.40931546292" calcext:value-type="float">
            <text:p>3357.4093154629</text:p>
          </table:table-cell>
        </table:table-row>
        <table:table-row table:style-name="ro1">
          <table:table-cell office:value-type="float" office:value="11.111686145" calcext:value-type="float">
            <text:p>11.111686145</text:p>
          </table:table-cell>
          <table:table-cell office:value-type="float" office:value="3396.29921126788" calcext:value-type="float">
            <text:p>3396.2992112679</text:p>
          </table:table-cell>
        </table:table-row>
        <table:table-row table:style-name="ro1">
          <table:table-cell office:value-type="float" office:value="11.129705502" calcext:value-type="float">
            <text:p>11.129705502</text:p>
          </table:table-cell>
          <table:table-cell office:value-type="float" office:value="3329.75255444142" calcext:value-type="float">
            <text:p>3329.7525544414</text:p>
          </table:table-cell>
        </table:table-row>
        <table:table-row table:style-name="ro1">
          <table:table-cell office:value-type="float" office:value="11.1473878319998" calcext:value-type="float">
            <text:p>11.147387832</text:p>
          </table:table-cell>
          <table:table-cell office:value-type="float" office:value="3393.21797526299" calcext:value-type="float">
            <text:p>3393.217975263</text:p>
          </table:table-cell>
        </table:table-row>
        <table:table-row table:style-name="ro1">
          <table:table-cell office:value-type="float" office:value="11.1653670329997" calcext:value-type="float">
            <text:p>11.165367033</text:p>
          </table:table-cell>
          <table:table-cell office:value-type="float" office:value="3337.18945577003" calcext:value-type="float">
            <text:p>3337.18945577</text:p>
          </table:table-cell>
        </table:table-row>
        <table:table-row table:style-name="ro1">
          <table:table-cell office:value-type="float" office:value="11.183123581" calcext:value-type="float">
            <text:p>11.183123581</text:p>
          </table:table-cell>
          <table:table-cell office:value-type="float" office:value="3379.03515925299" calcext:value-type="float">
            <text:p>3379.035159253</text:p>
          </table:table-cell>
        </table:table-row>
        <table:table-row table:style-name="ro1">
          <table:table-cell office:value-type="float" office:value="11.2011358029999" calcext:value-type="float">
            <text:p>11.201135803</text:p>
          </table:table-cell>
          <table:table-cell office:value-type="float" office:value="3331.07153577446" calcext:value-type="float">
            <text:p>3331.0715357745</text:p>
          </table:table-cell>
        </table:table-row>
        <table:table-row table:style-name="ro1">
          <table:table-cell office:value-type="float" office:value="11.2187955290001" calcext:value-type="float">
            <text:p>11.218795529</text:p>
          </table:table-cell>
          <table:table-cell office:value-type="float" office:value="3397.56120788623" calcext:value-type="float">
            <text:p>3397.5612078862</text:p>
          </table:table-cell>
        </table:table-row>
        <table:table-row table:style-name="ro1">
          <table:table-cell office:value-type="float" office:value="11.236815876" calcext:value-type="float">
            <text:p>11.236815876</text:p>
          </table:table-cell>
          <table:table-cell office:value-type="float" office:value="3329.56962483446" calcext:value-type="float">
            <text:p>3329.5696248345</text:p>
          </table:table-cell>
        </table:table-row>
        <table:table-row table:style-name="ro1">
          <table:table-cell office:value-type="float" office:value="11.2544908619998" calcext:value-type="float">
            <text:p>11.254490862</text:p>
          </table:table-cell>
          <table:table-cell office:value-type="float" office:value="3394.62786566611" calcext:value-type="float">
            <text:p>3394.6278656661</text:p>
          </table:table-cell>
        </table:table-row>
        <table:table-row table:style-name="ro1">
          <table:table-cell office:value-type="float" office:value="11.272560896" calcext:value-type="float">
            <text:p>11.272560896</text:p>
          </table:table-cell>
          <table:table-cell office:value-type="float" office:value="3320.41433897795" calcext:value-type="float">
            <text:p>3320.414338978</text:p>
          </table:table-cell>
        </table:table-row>
        <table:table-row table:style-name="ro1">
          <table:table-cell office:value-type="float" office:value="11.290256923" calcext:value-type="float">
            <text:p>11.290256923</text:p>
          </table:table-cell>
          <table:table-cell office:value-type="float" office:value="3390.59157175839" calcext:value-type="float">
            <text:p>3390.5915717584</text:p>
          </table:table-cell>
        </table:table-row>
        <table:table-row table:style-name="ro1">
          <table:table-cell office:value-type="float" office:value="11.308184042" calcext:value-type="float">
            <text:p>11.308184042</text:p>
          </table:table-cell>
          <table:table-cell office:value-type="float" office:value="3346.88468348279" calcext:value-type="float">
            <text:p>3346.8846834828</text:p>
          </table:table-cell>
        </table:table-row>
        <table:table-row table:style-name="ro1">
          <table:table-cell office:value-type="float" office:value="11.3257473099998" calcext:value-type="float">
            <text:p>11.32574731</text:p>
          </table:table-cell>
          <table:table-cell office:value-type="float" office:value="3416.22071705361" calcext:value-type="float">
            <text:p>3416.2207170536</text:p>
          </table:table-cell>
        </table:table-row>
        <table:table-row table:style-name="ro1">
          <table:table-cell office:value-type="float" office:value="11.3436613039999" calcext:value-type="float">
            <text:p>11.343661304</text:p>
          </table:table-cell>
          <table:table-cell office:value-type="float" office:value="3349.33683687313" calcext:value-type="float">
            <text:p>3349.3368368731</text:p>
          </table:table-cell>
        </table:table-row>
        <table:table-row table:style-name="ro1">
          <table:table-cell office:value-type="float" office:value="11.361189364" calcext:value-type="float">
            <text:p>11.361189364</text:p>
          </table:table-cell>
          <table:table-cell office:value-type="float" office:value="3423.0827598462" calcext:value-type="float">
            <text:p>3423.0827598462</text:p>
          </table:table-cell>
        </table:table-row>
        <table:table-row table:style-name="ro1">
          <table:table-cell office:value-type="float" office:value="11.379159868" calcext:value-type="float">
            <text:p>11.379159868</text:p>
          </table:table-cell>
          <table:table-cell office:value-type="float" office:value="3338.8045210076" calcext:value-type="float">
            <text:p>3338.8045210076</text:p>
          </table:table-cell>
        </table:table-row>
        <table:table-row table:style-name="ro1">
          <table:table-cell office:value-type="float" office:value="11.396743449" calcext:value-type="float">
            <text:p>11.396743449</text:p>
          </table:table-cell>
          <table:table-cell office:value-type="float" office:value="3412.27421193768" calcext:value-type="float">
            <text:p>3412.2742119377</text:p>
          </table:table-cell>
        </table:table-row>
        <table:table-row table:style-name="ro1">
          <table:table-cell office:value-type="float" office:value="11.4148117639998" calcext:value-type="float">
            <text:p>11.414811764</text:p>
          </table:table-cell>
          <table:table-cell office:value-type="float" office:value="3320.73023970221" calcext:value-type="float">
            <text:p>3320.7302397022</text:p>
          </table:table-cell>
        </table:table-row>
        <table:table-row table:style-name="ro1">
          <table:table-cell office:value-type="float" office:value="11.4326162799998" calcext:value-type="float">
            <text:p>11.43261628</text:p>
          </table:table-cell>
          <table:table-cell office:value-type="float" office:value="3369.93153870437" calcext:value-type="float">
            <text:p>3369.9315387044</text:p>
          </table:table-cell>
        </table:table-row>
        <table:table-row table:style-name="ro1">
          <table:table-cell office:value-type="float" office:value="11.450662147" calcext:value-type="float">
            <text:p>11.450662147</text:p>
          </table:table-cell>
          <table:table-cell office:value-type="float" office:value="3324.86103324339" calcext:value-type="float">
            <text:p>3324.8610332434</text:p>
          </table:table-cell>
        </table:table-row>
        <table:table-row table:style-name="ro1">
          <table:table-cell office:value-type="float" office:value="11.4684589549997" calcext:value-type="float">
            <text:p>11.468458955</text:p>
          </table:table-cell>
          <table:table-cell office:value-type="float" office:value="3371.39109445416" calcext:value-type="float">
            <text:p>3371.3910944542</text:p>
          </table:table-cell>
        </table:table-row>
        <table:table-row table:style-name="ro1">
          <table:table-cell office:value-type="float" office:value="11.4864230009998" calcext:value-type="float">
            <text:p>11.486423001</text:p>
          </table:table-cell>
          <table:table-cell office:value-type="float" office:value="3340.00480736384" calcext:value-type="float">
            <text:p>3340.0048073638</text:p>
          </table:table-cell>
        </table:table-row>
        <table:table-row table:style-name="ro1">
          <table:table-cell office:value-type="float" office:value="11.5040878300001" calcext:value-type="float">
            <text:p>11.50408783</text:p>
          </table:table-cell>
          <table:table-cell office:value-type="float" office:value="3396.5797234151" calcext:value-type="float">
            <text:p>3396.5797234151</text:p>
          </table:table-cell>
        </table:table-row>
        <table:table-row table:style-name="ro1">
          <table:table-cell office:value-type="float" office:value="11.5221734890001" calcext:value-type="float">
            <text:p>11.522173489</text:p>
          </table:table-cell>
          <table:table-cell office:value-type="float" office:value="3317.54568633495" calcext:value-type="float">
            <text:p>3317.545686335</text:p>
          </table:table-cell>
        </table:table-row>
        <table:table-row table:style-name="ro1">
          <table:table-cell office:value-type="float" office:value="11.5397999860002" calcext:value-type="float">
            <text:p>11.539799986</text:p>
          </table:table-cell>
          <table:table-cell office:value-type="float" office:value="3403.96619928919" calcext:value-type="float">
            <text:p>3403.9661992892</text:p>
          </table:table-cell>
        </table:table-row>
        <table:table-row table:style-name="ro1">
          <table:table-cell office:value-type="float" office:value="11.5577769480001" calcext:value-type="float">
            <text:p>11.557776948</text:p>
          </table:table-cell>
          <table:table-cell office:value-type="float" office:value="3337.60509702724" calcext:value-type="float">
            <text:p>3337.6050970272</text:p>
          </table:table-cell>
        </table:table-row>
        <table:table-row table:style-name="ro1">
          <table:table-cell office:value-type="float" office:value="11.5755281829997" calcext:value-type="float">
            <text:p>11.575528183</text:p>
          </table:table-cell>
          <table:table-cell office:value-type="float" office:value="3380.04651514001" calcext:value-type="float">
            <text:p>3380.04651514</text:p>
          </table:table-cell>
        </table:table-row>
        <table:table-row table:style-name="ro1">
          <table:table-cell office:value-type="float" office:value="11.5933769180001" calcext:value-type="float">
            <text:p>11.593376918</text:p>
          </table:table-cell>
          <table:table-cell office:value-type="float" office:value="3361.5827675605" calcext:value-type="float">
            <text:p>3361.5827675605</text:p>
          </table:table-cell>
        </table:table-row>
        <table:table-row table:style-name="ro1">
          <table:table-cell office:value-type="float" office:value="11.611002009" calcext:value-type="float">
            <text:p>11.611002009</text:p>
          </table:table-cell>
          <table:table-cell office:value-type="float" office:value="3404.23774267838" calcext:value-type="float">
            <text:p>3404.2377426784</text:p>
          </table:table-cell>
        </table:table-row>
        <table:table-row table:style-name="ro1">
          <table:table-cell office:value-type="float" office:value="11.6288983989998" calcext:value-type="float">
            <text:p>11.628898399</text:p>
          </table:table-cell>
          <table:table-cell office:value-type="float" office:value="3352.63145252495" calcext:value-type="float">
            <text:p>3352.631452525</text:p>
          </table:table-cell>
        </table:table-row>
        <table:table-row table:style-name="ro1">
          <table:table-cell office:value-type="float" office:value="11.646499636" calcext:value-type="float">
            <text:p>11.646499636</text:p>
          </table:table-cell>
          <table:table-cell office:value-type="float" office:value="3408.85132102917" calcext:value-type="float">
            <text:p>3408.8513210292</text:p>
          </table:table-cell>
        </table:table-row>
        <table:table-row table:style-name="ro1">
          <table:table-cell office:value-type="float" office:value="11.6644523280002" calcext:value-type="float">
            <text:p>11.664452328</text:p>
          </table:table-cell>
          <table:table-cell office:value-type="float" office:value="3342.11715990219" calcext:value-type="float">
            <text:p>3342.1171599022</text:p>
          </table:table-cell>
        </table:table-row>
        <table:table-row table:style-name="ro1">
          <table:table-cell office:value-type="float" office:value="11.682083617" calcext:value-type="float">
            <text:p>11.682083617</text:p>
          </table:table-cell>
          <table:table-cell office:value-type="float" office:value="3403.04103690628" calcext:value-type="float">
            <text:p>3403.0410369063</text:p>
          </table:table-cell>
        </table:table-row>
        <table:table-row table:style-name="ro1">
          <table:table-cell office:value-type="float" office:value="11.700078756" calcext:value-type="float">
            <text:p>11.700078756</text:p>
          </table:table-cell>
          <table:table-cell office:value-type="float" office:value="3334.23376167499" calcext:value-type="float">
            <text:p>3334.233761675</text:p>
          </table:table-cell>
        </table:table-row>
        <table:table-row table:style-name="ro1">
          <table:table-cell office:value-type="float" office:value="11.7177942630001" calcext:value-type="float">
            <text:p>11.717794263</text:p>
          </table:table-cell>
          <table:table-cell office:value-type="float" office:value="3386.86327181249" calcext:value-type="float">
            <text:p>3386.8632718125</text:p>
          </table:table-cell>
        </table:table-row>
        <table:table-row table:style-name="ro1">
          <table:table-cell office:value-type="float" office:value="11.7356810699998" calcext:value-type="float">
            <text:p>11.73568107</text:p>
          </table:table-cell>
          <table:table-cell office:value-type="float" office:value="3354.42765166919" calcext:value-type="float">
            <text:p>3354.4276516692</text:p>
          </table:table-cell>
        </table:table-row>
        <table:table-row table:style-name="ro1">
          <table:table-cell office:value-type="float" office:value="11.7533836600001" calcext:value-type="float">
            <text:p>11.75338366</text:p>
          </table:table-cell>
          <table:table-cell office:value-type="float" office:value="3389.33455495681" calcext:value-type="float">
            <text:p>3389.3345549568</text:p>
          </table:table-cell>
        </table:table-row>
        <table:table-row table:style-name="ro1">
          <table:table-cell office:value-type="float" office:value="11.771340363" calcext:value-type="float">
            <text:p>11.771340363</text:p>
          </table:table-cell>
          <table:table-cell office:value-type="float" office:value="3341.37062912169" calcext:value-type="float">
            <text:p>3341.3706291217</text:p>
          </table:table-cell>
        </table:table-row>
        <table:table-row table:style-name="ro1">
          <table:table-cell office:value-type="float" office:value="11.7889476410001" calcext:value-type="float">
            <text:p>11.788947641</text:p>
          </table:table-cell>
          <table:table-cell office:value-type="float" office:value="3407.68175523509" calcext:value-type="float">
            <text:p>3407.6817552351</text:p>
          </table:table-cell>
        </table:table-row>
        <table:table-row table:style-name="ro1">
          <table:table-cell office:value-type="float" office:value="11.8068571049998" calcext:value-type="float">
            <text:p>11.806857105</text:p>
          </table:table-cell>
          <table:table-cell office:value-type="float" office:value="3350.18401448073" calcext:value-type="float">
            <text:p>3350.1840144807</text:p>
          </table:table-cell>
        </table:table-row>
        <table:table-row table:style-name="ro1">
          <table:table-cell office:value-type="float" office:value="11.8245369349997" calcext:value-type="float">
            <text:p>11.824536935</text:p>
          </table:table-cell>
          <table:table-cell office:value-type="float" office:value="3393.69779009854" calcext:value-type="float">
            <text:p>3393.6977900985</text:p>
          </table:table-cell>
        </table:table-row>
        <table:table-row table:style-name="ro1">
          <table:table-cell office:value-type="float" office:value="11.8424021269998" calcext:value-type="float">
            <text:p>11.842402127</text:p>
          </table:table-cell>
          <table:table-cell office:value-type="float" office:value="3358.48615563995" calcext:value-type="float">
            <text:p>3358.48615564</text:p>
          </table:table-cell>
        </table:table-row>
        <table:table-row table:style-name="ro1">
          <table:table-cell office:value-type="float" office:value="11.8600091979997" calcext:value-type="float">
            <text:p>11.860009198</text:p>
          </table:table-cell>
          <table:table-cell office:value-type="float" office:value="3407.72181814003" calcext:value-type="float">
            <text:p>3407.72181814</text:p>
          </table:table-cell>
        </table:table-row>
        <table:table-row table:style-name="ro1">
          <table:table-cell office:value-type="float" office:value="11.8779811079999" calcext:value-type="float">
            <text:p>11.877981108</text:p>
          </table:table-cell>
          <table:table-cell office:value-type="float" office:value="3338.54331562564" calcext:value-type="float">
            <text:p>3338.5433156257</text:p>
          </table:table-cell>
        </table:table-row>
        <table:table-row table:style-name="ro1">
          <table:table-cell office:value-type="float" office:value="11.8955397939999" calcext:value-type="float">
            <text:p>11.895539794</text:p>
          </table:table-cell>
          <table:table-cell office:value-type="float" office:value="3417.11219164689" calcext:value-type="float">
            <text:p>3417.1121916469</text:p>
          </table:table-cell>
        </table:table-row>
        <table:table-row table:style-name="ro1">
          <table:table-cell office:value-type="float" office:value="11.9133949859997" calcext:value-type="float">
            <text:p>11.913394986</text:p>
          </table:table-cell>
          <table:table-cell office:value-type="float" office:value="3360.36711341602" calcext:value-type="float">
            <text:p>3360.367113416</text:p>
          </table:table-cell>
        </table:table-row>
        <table:table-row table:style-name="ro1">
          <table:table-cell office:value-type="float" office:value="11.9309595049999" calcext:value-type="float">
            <text:p>11.930959505</text:p>
          </table:table-cell>
          <table:table-cell office:value-type="float" office:value="3415.97740304504" calcext:value-type="float">
            <text:p>3415.977403045</text:p>
          </table:table-cell>
        </table:table-row>
        <table:table-row table:style-name="ro1">
          <table:table-cell office:value-type="float" office:value="11.9489405300001" calcext:value-type="float">
            <text:p>11.94894053</text:p>
          </table:table-cell>
          <table:table-cell office:value-type="float" office:value="3336.85093032722" calcext:value-type="float">
            <text:p>3336.8509303272</text:p>
          </table:table-cell>
        </table:table-row>
        <table:table-row table:style-name="ro1">
          <table:table-cell office:value-type="float" office:value="11.9665502039998" calcext:value-type="float">
            <text:p>11.966550204</text:p>
          </table:table-cell>
          <table:table-cell office:value-type="float" office:value="3407.21810074782" calcext:value-type="float">
            <text:p>3407.2181007478</text:p>
          </table:table-cell>
        </table:table-row>
        <table:table-row table:style-name="ro1">
          <table:table-cell office:value-type="float" office:value="11.9845842499999" calcext:value-type="float">
            <text:p>11.98458425</text:p>
          </table:table-cell>
          <table:table-cell office:value-type="float" office:value="3327.04042118656" calcext:value-type="float">
            <text:p>3327.0404211866</text:p>
          </table:table-cell>
        </table:table-row>
        <table:table-row table:style-name="ro1">
          <table:table-cell office:value-type="float" office:value="12.0022643399998" calcext:value-type="float">
            <text:p>12.00226434</text:p>
          </table:table-cell>
          <table:table-cell office:value-type="float" office:value="3393.6478830362" calcext:value-type="float">
            <text:p>3393.6478830362</text:p>
          </table:table-cell>
        </table:table-row>
        <table:table-row table:style-name="ro1">
          <table:table-cell office:value-type="float" office:value="12.0203110940001" calcext:value-type="float">
            <text:p>12.020311094</text:p>
          </table:table-cell>
          <table:table-cell office:value-type="float" office:value="3324.69761591641" calcext:value-type="float">
            <text:p>3324.6976159164</text:p>
          </table:table-cell>
        </table:table-row>
        <table:table-row table:style-name="ro1">
          <table:table-cell office:value-type="float" office:value="12.0379143099999" calcext:value-type="float">
            <text:p>12.03791431</text:p>
          </table:table-cell>
          <table:table-cell office:value-type="float" office:value="3408.4680890573" calcext:value-type="float">
            <text:p>3408.4680890573</text:p>
          </table:table-cell>
        </table:table-row>
        <table:table-row table:style-name="ro1">
          <table:table-cell office:value-type="float" office:value="12.055889189" calcext:value-type="float">
            <text:p>12.055889189</text:p>
          </table:table-cell>
          <table:table-cell office:value-type="float" office:value="3337.991871856" calcext:value-type="float">
            <text:p>3337.991871856</text:p>
          </table:table-cell>
        </table:table-row>
        <table:table-row table:style-name="ro1">
          <table:table-cell office:value-type="float" office:value="12.0734894889997" calcext:value-type="float">
            <text:p>12.073489489</text:p>
          </table:table-cell>
          <table:table-cell office:value-type="float" office:value="3409.0328006382" calcext:value-type="float">
            <text:p>3409.0328006382</text:p>
          </table:table-cell>
        </table:table-row>
        <table:table-row table:style-name="ro1">
          <table:table-cell office:value-type="float" office:value="12.0914299410001" calcext:value-type="float">
            <text:p>12.091429941</text:p>
          </table:table-cell>
          <table:table-cell office:value-type="float" office:value="3344.39734286812" calcext:value-type="float">
            <text:p>3344.3973428681</text:p>
          </table:table-cell>
        </table:table-row>
        <table:table-row table:style-name="ro1">
          <table:table-cell office:value-type="float" office:value="12.1091787289997" calcext:value-type="float">
            <text:p>12.109178729</text:p>
          </table:table-cell>
          <table:table-cell office:value-type="float" office:value="3380.51251732375" calcext:value-type="float">
            <text:p>3380.5125173238</text:p>
          </table:table-cell>
        </table:table-row>
        <table:table-row table:style-name="ro1">
          <table:table-cell office:value-type="float" office:value="12.1271206400002" calcext:value-type="float">
            <text:p>12.12712064</text:p>
          </table:table-cell>
          <table:table-cell office:value-type="float" office:value="3344.12538321846" calcext:value-type="float">
            <text:p>3344.1253832185</text:p>
          </table:table-cell>
        </table:table-row>
        <table:table-row table:style-name="ro1">
          <table:table-cell office:value-type="float" office:value="12.144842188" calcext:value-type="float">
            <text:p>12.144842188</text:p>
          </table:table-cell>
          <table:table-cell office:value-type="float" office:value="3385.7087428585" calcext:value-type="float">
            <text:p>3385.7087428585</text:p>
          </table:table-cell>
        </table:table-row>
        <table:table-row table:style-name="ro1">
          <table:table-cell office:value-type="float" office:value="12.1626683189998" calcext:value-type="float">
            <text:p>12.162668319</text:p>
          </table:table-cell>
          <table:table-cell office:value-type="float" office:value="3365.84534248012" calcext:value-type="float">
            <text:p>3365.8453424801</text:p>
          </table:table-cell>
        </table:table-row>
        <table:table-row table:style-name="ro1">
          <table:table-cell office:value-type="float" office:value="12.1803893460001" calcext:value-type="float">
            <text:p>12.180389346</text:p>
          </table:table-cell>
          <table:table-cell office:value-type="float" office:value="3385.80828294366" calcext:value-type="float">
            <text:p>3385.8082829437</text:p>
          </table:table-cell>
        </table:table-row>
        <table:table-row table:style-name="ro1">
          <table:table-cell office:value-type="float" office:value="12.1982159459999" calcext:value-type="float">
            <text:p>12.198215946</text:p>
          </table:table-cell>
          <table:table-cell office:value-type="float" office:value="3365.75679045067" calcext:value-type="float">
            <text:p>3365.7567904507</text:p>
          </table:table-cell>
        </table:table-row>
        <table:table-row table:style-name="ro1">
          <table:table-cell office:value-type="float" office:value="12.215883849" calcext:value-type="float">
            <text:p>12.215883849</text:p>
          </table:table-cell>
          <table:table-cell office:value-type="float" office:value="3395.98875994215" calcext:value-type="float">
            <text:p>3395.9887599422</text:p>
          </table:table-cell>
        </table:table-row>
        <table:table-row table:style-name="ro1">
          <table:table-cell office:value-type="float" office:value="12.233779354" calcext:value-type="float">
            <text:p>12.233779354</text:p>
          </table:table-cell>
          <table:table-cell office:value-type="float" office:value="3352.7972527049" calcext:value-type="float">
            <text:p>3352.7972527049</text:p>
          </table:table-cell>
        </table:table-row>
        <table:table-row table:style-name="ro1">
          <table:table-cell office:value-type="float" office:value="12.2513961109998" calcext:value-type="float">
            <text:p>12.251396111</text:p>
          </table:table-cell>
          <table:table-cell office:value-type="float" office:value="3405.84819332143" calcext:value-type="float">
            <text:p>3405.8481933214</text:p>
          </table:table-cell>
        </table:table-row>
        <table:table-row table:style-name="ro1">
          <table:table-cell office:value-type="float" office:value="12.2694213549999" calcext:value-type="float">
            <text:p>12.269421355</text:p>
          </table:table-cell>
          <table:table-cell office:value-type="float" office:value="3328.66506550473" calcext:value-type="float">
            <text:p>3328.6650655047</text:p>
          </table:table-cell>
        </table:table-row>
        <table:table-row table:style-name="ro1">
          <table:table-cell office:value-type="float" office:value="12.287126236" calcext:value-type="float">
            <text:p>12.287126236</text:p>
          </table:table-cell>
          <table:table-cell office:value-type="float" office:value="3388.89597731056" calcext:value-type="float">
            <text:p>3388.8959773106</text:p>
          </table:table-cell>
        </table:table-row>
        <table:table-row table:style-name="ro1">
          <table:table-cell office:value-type="float" office:value="12.3051434069998" calcext:value-type="float">
            <text:p>12.305143407</text:p>
          </table:table-cell>
          <table:table-cell office:value-type="float" office:value="3330.1565490159" calcext:value-type="float">
            <text:p>3330.1565490159</text:p>
          </table:table-cell>
        </table:table-row>
        <table:table-row table:style-name="ro1">
          <table:table-cell office:value-type="float" office:value="12.322689697" calcext:value-type="float">
            <text:p>12.322689697</text:p>
          </table:table-cell>
          <table:table-cell office:value-type="float" office:value="3419.52629299245" calcext:value-type="float">
            <text:p>3419.5262929925</text:p>
          </table:table-cell>
        </table:table-row>
        <table:table-row table:style-name="ro1">
          <table:table-cell office:value-type="float" office:value="12.3407444710001" calcext:value-type="float">
            <text:p>12.340744471</text:p>
          </table:table-cell>
          <table:table-cell office:value-type="float" office:value="3323.22077250042" calcext:value-type="float">
            <text:p>3323.2207725004</text:p>
          </table:table-cell>
        </table:table-row>
        <table:table-row table:style-name="ro1">
          <table:table-cell office:value-type="float" office:value="12.3584725820001" calcext:value-type="float">
            <text:p>12.358472582</text:p>
          </table:table-cell>
          <table:table-cell office:value-type="float" office:value="3384.45534326873" calcext:value-type="float">
            <text:p>3384.4553432687</text:p>
          </table:table-cell>
        </table:table-row>
        <table:table-row table:style-name="ro1">
          <table:table-cell office:value-type="float" office:value="12.3764300130001" calcext:value-type="float">
            <text:p>12.376430013</text:p>
          </table:table-cell>
          <table:table-cell office:value-type="float" office:value="3341.23516888106" calcext:value-type="float">
            <text:p>3341.2351688811</text:p>
          </table:table-cell>
        </table:table-row>
        <table:table-row table:style-name="ro1">
          <table:table-cell office:value-type="float" office:value="12.3939776050001" calcext:value-type="float">
            <text:p>12.393977605</text:p>
          </table:table-cell>
          <table:table-cell office:value-type="float" office:value="3419.27257027084" calcext:value-type="float">
            <text:p>3419.2725702708</text:p>
          </table:table-cell>
        </table:table-row>
        <table:table-row table:style-name="ro1">
          <table:table-cell office:value-type="float" office:value="12.4118124850002" calcext:value-type="float">
            <text:p>12.411812485</text:p>
          </table:table-cell>
          <table:table-cell office:value-type="float" office:value="3364.19420820147" calcext:value-type="float">
            <text:p>3364.1942082015</text:p>
          </table:table-cell>
        </table:table-row>
        <table:table-row table:style-name="ro1">
          <table:table-cell office:value-type="float" office:value="12.4293687230002" calcext:value-type="float">
            <text:p>12.429368723</text:p>
          </table:table-cell>
          <table:table-cell office:value-type="float" office:value="3417.58866563605" calcext:value-type="float">
            <text:p>3417.5886656361</text:p>
          </table:table-cell>
        </table:table-row>
        <table:table-row table:style-name="ro1">
          <table:table-cell office:value-type="float" office:value="12.4472624049999" calcext:value-type="float">
            <text:p>12.447262405</text:p>
          </table:table-cell>
          <table:table-cell office:value-type="float" office:value="3353.13883418122" calcext:value-type="float">
            <text:p>3353.1388341812</text:p>
          </table:table-cell>
        </table:table-row>
        <table:table-row table:style-name="ro1">
          <table:table-cell office:value-type="float" office:value="12.4648138510001" calcext:value-type="float">
            <text:p>12.464813851</text:p>
          </table:table-cell>
          <table:table-cell office:value-type="float" office:value="3418.52175594672" calcext:value-type="float">
            <text:p>3418.5217559467</text:p>
          </table:table-cell>
        </table:table-row>
        <table:table-row table:style-name="ro1">
          <table:table-cell office:value-type="float" office:value="12.4826595119998" calcext:value-type="float">
            <text:p>12.482659512</text:p>
          </table:table-cell>
          <table:table-cell office:value-type="float" office:value="3362.16181631301" calcext:value-type="float">
            <text:p>3362.161816313</text:p>
          </table:table-cell>
        </table:table-row>
        <table:table-row table:style-name="ro1">
          <table:table-cell office:value-type="float" office:value="12.5002546559999" calcext:value-type="float">
            <text:p>12.500254656</text:p>
          </table:table-cell>
          <table:table-cell office:value-type="float" office:value="3410.03176783711" calcext:value-type="float">
            <text:p>3410.0317678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dc:date>2017-07-22T16:53:05.002197096</dc:date>
    <meta:editing-duration>PT41S</meta:editing-duration>
    <meta:editing-cycles>1</meta:editing-cycles>
    <meta:document-statistic meta:table-count="1" meta:cell-count="1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1cm" style:legend-expansion="high" chart:style-name="ch2"/>
        <chart:plot-area chart:style-name="ch3" table:cell-range-address="Sheet1.A1:Sheet1.B597" svg:x="0.32cm" svg:y="0.18cm" svg:width="12.965cm" svg:height="8.64cm">
          <chartooo:coordinate-region svg:x="1.418cm" svg:y="0.38cm" svg:width="11.65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97" chart:class="chart:scatter">
            <chart:domain table:cell-range-address="Sheet1.A1:Sheet1.A597"/>
            <chart:data-point chart:repeated="5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97017929999493">
                <text:p>0.0397017929999493</text:p>
                <draw:g>
                  <svg:desc>Sheet1.A1:Sheet1.A597</svg:desc>
                </draw:g>
              </table:table-cell>
              <table:table-cell office:value-type="float" office:value="1511.26675815565">
                <text:p>1511.26675815565</text:p>
                <draw:g>
                  <svg:desc>Sheet1.B1:Sheet1.B5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068349000001">
                <text:p>0.077068349000001</text:p>
              </table:table-cell>
              <table:table-cell office:value-type="float" office:value="1605.71394377145">
                <text:p>1605.71394377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328845900016">
                <text:p>0.11328845900016</text:p>
              </table:table-cell>
              <table:table-cell office:value-type="float" office:value="1656.53831530985">
                <text:p>1656.53831530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0213405000159">
                <text:p>0.150213405000159</text:p>
              </table:table-cell>
              <table:table-cell office:value-type="float" office:value="1624.91774530967">
                <text:p>1624.91774530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6153517000093">
                <text:p>0.186153517000093</text:p>
              </table:table-cell>
              <table:table-cell office:value-type="float" office:value="1669.44387930981">
                <text:p>1669.44387930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885026999847">
                <text:p>0.222885026999847</text:p>
              </table:table-cell>
              <table:table-cell office:value-type="float" office:value="1633.47491024468">
                <text:p>1633.47491024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9126022000146">
                <text:p>0.259126022000146</text:p>
              </table:table-cell>
              <table:table-cell office:value-type="float" office:value="1655.58368360212">
                <text:p>1655.58368360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6030291000079">
                <text:p>0.296030291000079</text:p>
              </table:table-cell>
              <table:table-cell office:value-type="float" office:value="1625.82816638662">
                <text:p>1625.82816638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2203212999957">
                <text:p>0.332203212999957</text:p>
              </table:table-cell>
              <table:table-cell office:value-type="float" office:value="1658.6992889378">
                <text:p>1658.6992889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9157533999896">
                <text:p>0.369157533999896</text:p>
              </table:table-cell>
              <table:table-cell office:value-type="float" office:value="1623.62609774642">
                <text:p>1623.62609774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5899512999895">
                <text:p>0.405899512999895</text:p>
              </table:table-cell>
              <table:table-cell office:value-type="float" office:value="1633.00947942958">
                <text:p>1633.00947942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3595962000018">
                <text:p>0.443595962000018</text:p>
              </table:table-cell>
              <table:table-cell office:value-type="float" office:value="1591.66185652671">
                <text:p>1591.66185652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0003099999976">
                <text:p>0.480003099999976</text:p>
              </table:table-cell>
              <table:table-cell office:value-type="float" office:value="1648.02847178122">
                <text:p>1648.02847178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7127887999777">
                <text:p>0.517127887999777</text:p>
              </table:table-cell>
              <table:table-cell office:value-type="float" office:value="1616.17084521322">
                <text:p>1616.17084521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3419871999722">
                <text:p>0.553419871999722</text:p>
              </table:table-cell>
              <table:table-cell office:value-type="float" office:value="1653.25764499651">
                <text:p>1653.25764499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0316380999866">
                <text:p>0.590316380999866</text:p>
              </table:table-cell>
              <table:table-cell office:value-type="float" office:value="1626.17010730652">
                <text:p>1626.1701073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6470398000038">
                <text:p>0.626470398000038</text:p>
              </table:table-cell>
              <table:table-cell office:value-type="float" office:value="1659.56662574217">
                <text:p>1659.5666257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3534457999958">
                <text:p>0.663534457999958</text:p>
              </table:table-cell>
              <table:table-cell office:value-type="float" office:value="1618.81887737416">
                <text:p>1618.81887737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0135085000056">
                <text:p>0.700135085000056</text:p>
              </table:table-cell>
              <table:table-cell office:value-type="float" office:value="1639.31617892336">
                <text:p>1639.31617892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6608787000023">
                <text:p>0.736608787000023</text:p>
              </table:table-cell>
              <table:table-cell office:value-type="float" office:value="1645.02084268975">
                <text:p>1645.02084268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2884469000019">
                <text:p>0.772884469000019</text:p>
              </table:table-cell>
              <table:table-cell office:value-type="float" office:value="1654.00060569521">
                <text:p>1654.000605695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0164465000071">
                <text:p>0.810164465000071</text:p>
              </table:table-cell>
              <table:table-cell office:value-type="float" office:value="1609.44223277052">
                <text:p>1609.44223277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5893642999727">
                <text:p>0.845893642999727</text:p>
              </table:table-cell>
              <table:table-cell office:value-type="float" office:value="1679.29975888553">
                <text:p>1679.29975888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2817755999895">
                <text:p>0.882817755999895</text:p>
              </table:table-cell>
              <table:table-cell office:value-type="float" office:value="1624.95440309498">
                <text:p>1624.95440309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9387081999957">
                <text:p>0.919387081999957</text:p>
              </table:table-cell>
              <table:table-cell office:value-type="float" office:value="1640.71932854046">
                <text:p>1640.719328540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6895356000132">
                <text:p>0.956895356000132</text:p>
              </table:table-cell>
              <table:table-cell office:value-type="float" office:value="1599.64705386659">
                <text:p>1599.64705386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3431765999958">
                <text:p>0.993431765999958</text:p>
              </table:table-cell>
              <table:table-cell office:value-type="float" office:value="1642.19746823198">
                <text:p>1642.19746823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30699938">
                <text:p>1.030699938</text:p>
              </table:table-cell>
              <table:table-cell office:value-type="float" office:value="1609.9528573587">
                <text:p>1609.9528573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6706884899995">
                <text:p>1.06706884899995</text:p>
              </table:table-cell>
              <table:table-cell office:value-type="float" office:value="1649.76069808842">
                <text:p>1649.76069808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0416358600014">
                <text:p>1.10416358600014</text:p>
              </table:table-cell>
              <table:table-cell office:value-type="float" office:value="1617.48012931578">
                <text:p>1617.48012931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4036994599974">
                <text:p>1.14036994599974</text:p>
              </table:table-cell>
              <table:table-cell office:value-type="float" office:value="1657.16741480417">
                <text:p>1657.167414804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7717281099976">
                <text:p>1.17717281099976</text:p>
              </table:table-cell>
              <table:table-cell office:value-type="float" office:value="1630.30785782455">
                <text:p>1630.30785782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1376989700002">
                <text:p>1.21376989700002</text:p>
              </table:table-cell>
              <table:table-cell office:value-type="float" office:value="1639.47479314555">
                <text:p>1639.47479314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119739100001">
                <text:p>1.25119739100001</text:p>
              </table:table-cell>
              <table:table-cell office:value-type="float" office:value="1603.09958235579">
                <text:p>1603.09958235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8750796899976">
                <text:p>1.28750796899976</text:p>
              </table:table-cell>
              <table:table-cell office:value-type="float" office:value="1652.41104122336">
                <text:p>1652.41104122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2466817399973">
                <text:p>1.32466817399973</text:p>
              </table:table-cell>
              <table:table-cell office:value-type="float" office:value="1614.6304897957">
                <text:p>1614.63048979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6105968899983">
                <text:p>1.36105968899983</text:p>
              </table:table-cell>
              <table:table-cell office:value-type="float" office:value="1648.73597595008">
                <text:p>1648.73597595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9819510300003">
                <text:p>1.39819510300003</text:p>
              </table:table-cell>
              <table:table-cell office:value-type="float" office:value="1615.70839090875">
                <text:p>1615.70839090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3421953799998">
                <text:p>1.43421953799998</text:p>
              </table:table-cell>
              <table:table-cell office:value-type="float" office:value="1665.53618398434">
                <text:p>1665.53618398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7099094499981">
                <text:p>1.47099094499981</text:p>
              </table:table-cell>
              <table:table-cell office:value-type="float" office:value="1631.70258892386">
                <text:p>1631.702588923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0664960199993">
                <text:p>1.50664960199993</text:p>
              </table:table-cell>
              <table:table-cell office:value-type="float" office:value="1682.62085697199">
                <text:p>1682.62085697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4300877300011">
                <text:p>1.54300877300011</text:p>
              </table:table-cell>
              <table:table-cell office:value-type="float" office:value="1650.20264075036">
                <text:p>1650.202640750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78475454">
                <text:p>1.578475454</text:p>
              </table:table-cell>
              <table:table-cell office:value-type="float" office:value="1691.72863962624">
                <text:p>1691.728639626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1458525299986">
                <text:p>1.61458525299986</text:p>
              </table:table-cell>
              <table:table-cell office:value-type="float" office:value="1661.59883637771">
                <text:p>1661.59883637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505045859999">
                <text:p>1.6505045859999</text:p>
              </table:table-cell>
              <table:table-cell office:value-type="float" office:value="1670.40963705914">
                <text:p>1670.40963705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8719995299989">
                <text:p>1.68719995299989</text:p>
              </table:table-cell>
              <table:table-cell office:value-type="float" office:value="1635.08379681859">
                <text:p>1635.08379681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2373542600008">
                <text:p>1.72373542600008</text:p>
              </table:table-cell>
              <table:table-cell office:value-type="float" office:value="1642.23958451819">
                <text:p>1642.23958451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6112682799976">
                <text:p>1.76112682799976</text:p>
              </table:table-cell>
              <table:table-cell office:value-type="float" office:value="1604.64697206342">
                <text:p>1604.646972063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9783193399999">
                <text:p>1.79783193399999</text:p>
              </table:table-cell>
              <table:table-cell office:value-type="float" office:value="1634.64995849976">
                <text:p>1634.64995849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3537932399986">
                <text:p>1.83537932399986</text:p>
              </table:table-cell>
              <table:table-cell office:value-type="float" office:value="1597.98057868214">
                <text:p>1597.98057868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7199859800012">
                <text:p>1.87199859800012</text:p>
              </table:table-cell>
              <table:table-cell office:value-type="float" office:value="1638.48141827104">
                <text:p>1638.481418271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0953671699981">
                <text:p>1.90953671699981</text:p>
              </table:table-cell>
              <table:table-cell office:value-type="float" office:value="1598.37524092491">
                <text:p>1598.375240924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4599922099997">
                <text:p>1.94599922099997</text:p>
              </table:table-cell>
              <table:table-cell office:value-type="float" office:value="1645.52604505011">
                <text:p>1645.526045050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8341077899977">
                <text:p>1.98341077899977</text:p>
              </table:table-cell>
              <table:table-cell office:value-type="float" office:value="1603.78244606427">
                <text:p>1603.782446064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1989151299995">
                <text:p>2.01989151299995</text:p>
              </table:table-cell>
              <table:table-cell office:value-type="float" office:value="1644.70374964785">
                <text:p>1644.70374964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5730853900013">
                <text:p>2.05730853900013</text:p>
              </table:table-cell>
              <table:table-cell office:value-type="float" office:value="1603.54807460389">
                <text:p>1603.548074603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9325646499974">
                <text:p>2.09325646499974</text:p>
              </table:table-cell>
              <table:table-cell office:value-type="float" office:value="1669.08099234027">
                <text:p>1669.080992340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999849900007">
                <text:p>2.12999849900007</text:p>
              </table:table-cell>
              <table:table-cell office:value-type="float" office:value="1633.00703492537">
                <text:p>1633.0070349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6553898099983">
                <text:p>2.16553898099983</text:p>
              </table:table-cell>
              <table:table-cell office:value-type="float" office:value="1688.21570850966">
                <text:p>1688.215708509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017661750001">
                <text:p>2.2017661750001</text:p>
              </table:table-cell>
              <table:table-cell office:value-type="float" office:value="1656.2143896528">
                <text:p>1656.2143896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3754603099997">
                <text:p>2.23754603099997</text:p>
              </table:table-cell>
              <table:table-cell office:value-type="float" office:value="1676.92122629644">
                <text:p>1676.921226296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739494729999">
                <text:p>2.2739494729999</text:p>
              </table:table-cell>
              <table:table-cell office:value-type="float" office:value="1648.19579423571">
                <text:p>1648.195794235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0984109800011">
                <text:p>2.30984109800011</text:p>
              </table:table-cell>
              <table:table-cell office:value-type="float" office:value="1671.69917772347">
                <text:p>1671.69917772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4645782000007">
                <text:p>2.34645782000007</text:p>
              </table:table-cell>
              <table:table-cell office:value-type="float" office:value="1638.59561213758">
                <text:p>1638.595612137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8228861200014">
                <text:p>2.38228861200014</text:p>
              </table:table-cell>
              <table:table-cell office:value-type="float" office:value="1674.53736439549">
                <text:p>1674.53736439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1886439700011">
                <text:p>2.41886439700011</text:p>
              </table:table-cell>
              <table:table-cell office:value-type="float" office:value="1640.42959023442">
                <text:p>1640.42959023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5482987500009">
                <text:p>2.45482987500009</text:p>
              </table:table-cell>
              <table:table-cell office:value-type="float" office:value="1668.26644150352">
                <text:p>1668.26644150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9157003299979">
                <text:p>2.49157003299979</text:p>
              </table:table-cell>
              <table:table-cell office:value-type="float" office:value="1633.09041840501">
                <text:p>1633.09041840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2814279699987">
                <text:p>2.52814279699987</text:p>
              </table:table-cell>
              <table:table-cell office:value-type="float" office:value="1640.56509373647">
                <text:p>1640.56509373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656644579999">
                <text:p>2.5656644579999</text:p>
              </table:table-cell>
              <table:table-cell office:value-type="float" office:value="1599.07633086806">
                <text:p>1599.076330868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0204165200003">
                <text:p>2.60204165200003</text:p>
              </table:table-cell>
              <table:table-cell office:value-type="float" office:value="1649.38505151868">
                <text:p>1649.385051518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3939742999992">
                <text:p>2.63939742999992</text:p>
              </table:table-cell>
              <table:table-cell office:value-type="float" office:value="1606.1772291337">
                <text:p>1606.1772291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7578920699998">
                <text:p>2.67578920699998</text:p>
              </table:table-cell>
              <table:table-cell office:value-type="float" office:value="1648.72410599507">
                <text:p>1648.72410599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71306409999988">
                <text:p>2.71306409999988</text:p>
              </table:table-cell>
              <table:table-cell office:value-type="float" office:value="1609.66256831792">
                <text:p>1609.662568317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7493334830001">
                <text:p>2.7493334830001</text:p>
              </table:table-cell>
              <table:table-cell office:value-type="float" office:value="1654.28786035982">
                <text:p>1654.28786035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8632530599998">
                <text:p>2.78632530599998</text:p>
              </table:table-cell>
              <table:table-cell office:value-type="float" office:value="1621.98007922438">
                <text:p>1621.980079224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2258932400009">
                <text:p>2.82258932400009</text:p>
              </table:table-cell>
              <table:table-cell office:value-type="float" office:value="1654.53260032621">
                <text:p>1654.532600326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5953041899984">
                <text:p>2.85953041899984</text:p>
              </table:table-cell>
              <table:table-cell office:value-type="float" office:value="1624.20740371693">
                <text:p>1624.207403716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952655879998">
                <text:p>2.8952655879998</text:p>
              </table:table-cell>
              <table:table-cell office:value-type="float" office:value="1679.01822431739">
                <text:p>1679.018224317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3160720900005">
                <text:p>2.93160720900005</text:p>
              </table:table-cell>
              <table:table-cell office:value-type="float" office:value="1650.99955226522">
                <text:p>1650.999552265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6723066000004">
                <text:p>2.96723066000004</text:p>
              </table:table-cell>
              <table:table-cell office:value-type="float" office:value="1684.283760156">
                <text:p>1684.2837601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0359186500009">
                <text:p>3.00359186500009</text:p>
              </table:table-cell>
              <table:table-cell office:value-type="float" office:value="1650.11033049978">
                <text:p>1650.110330499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4052801099988">
                <text:p>3.04052801099988</text:p>
              </table:table-cell>
              <table:table-cell office:value-type="float" office:value="1624.42502800218">
                <text:p>1624.42502800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7875023899987">
                <text:p>3.07875023899987</text:p>
              </table:table-cell>
              <table:table-cell office:value-type="float" office:value="1569.76720457028">
                <text:p>1569.767204570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1506946500003">
                <text:p>3.11506946500003</text:p>
              </table:table-cell>
              <table:table-cell office:value-type="float" office:value="1652.01758428817">
                <text:p>1652.017584288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5195483099978">
                <text:p>3.15195483099978</text:p>
              </table:table-cell>
              <table:table-cell office:value-type="float" office:value="1626.66137026822">
                <text:p>1626.661370268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18435159499995">
                <text:p>3.18435159499995</text:p>
              </table:table-cell>
              <table:table-cell office:value-type="float" office:value="1852.0368268784">
                <text:p>1852.03682687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21681315099977">
                <text:p>3.21681315099977</text:p>
              </table:table-cell>
              <table:table-cell office:value-type="float" office:value="1848.34023360862">
                <text:p>1848.340233608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24578057400004">
                <text:p>3.24578057400004</text:p>
              </table:table-cell>
              <table:table-cell office:value-type="float" office:value="2071.29229270571">
                <text:p>2071.29229270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27487341200003">
                <text:p>3.27487341200003</text:p>
              </table:table-cell>
              <table:table-cell office:value-type="float" office:value="2062.36325242682">
                <text:p>2062.36325242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0135450599982">
                <text:p>3.30135450599982</text:p>
              </table:table-cell>
              <table:table-cell office:value-type="float" office:value="2265.76741884125">
                <text:p>2265.76741884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2800398300014">
                <text:p>3.32800398300014</text:p>
              </table:table-cell>
              <table:table-cell office:value-type="float" office:value="2251.45131363296">
                <text:p>2251.451313632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52532075">
                <text:p>3.352532075</text:p>
              </table:table-cell>
              <table:table-cell office:value-type="float" office:value="2446.17477789772">
                <text:p>2446.174777897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7728052900002">
                <text:p>3.37728052900002</text:p>
              </table:table-cell>
              <table:table-cell office:value-type="float" office:value="2424.39386314615">
                <text:p>2424.393863146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40045399900009">
                <text:p>3.40045399900009</text:p>
              </table:table-cell>
              <table:table-cell office:value-type="float" office:value="2589.16769908898">
                <text:p>2589.16769908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42406965200007">
                <text:p>3.42406965200007</text:p>
              </table:table-cell>
              <table:table-cell office:value-type="float" office:value="2540.68773791915">
                <text:p>2540.68773791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4654432600009">
                <text:p>3.44654432600009</text:p>
              </table:table-cell>
              <table:table-cell office:value-type="float" office:value="2669.67164907216">
                <text:p>2669.671649072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46969935900006">
                <text:p>3.46969935900006</text:p>
              </table:table-cell>
              <table:table-cell office:value-type="float" office:value="2591.22930207386">
                <text:p>2591.229302073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9178502699988">
                <text:p>3.49178502699988</text:p>
              </table:table-cell>
              <table:table-cell office:value-type="float" office:value="2716.6939211662">
                <text:p>2716.69392116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51449792799986">
                <text:p>3.51449792799986</text:p>
              </table:table-cell>
              <table:table-cell office:value-type="float" office:value="2641.67047617829">
                <text:p>2641.670476178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53632542200012">
                <text:p>3.53632542200012</text:p>
              </table:table-cell>
              <table:table-cell office:value-type="float" office:value="2748.82677779122">
                <text:p>2748.826777791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55861858799972">
                <text:p>3.55861858799972</text:p>
              </table:table-cell>
              <table:table-cell office:value-type="float" office:value="2691.40776151214">
                <text:p>2691.407761512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58012374000009">
                <text:p>3.58012374000009</text:p>
              </table:table-cell>
              <table:table-cell office:value-type="float" office:value="2790.02910553529">
                <text:p>2790.029105535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60219602400002">
                <text:p>3.60219602400002</text:p>
              </table:table-cell>
              <table:table-cell office:value-type="float" office:value="2718.34124643301">
                <text:p>2718.341246433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62333206599988">
                <text:p>3.62333206599988</text:p>
              </table:table-cell>
              <table:table-cell office:value-type="float" office:value="2838.7528753216">
                <text:p>2838.75287532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64517341400006">
                <text:p>3.64517341400006</text:p>
              </table:table-cell>
              <table:table-cell office:value-type="float" office:value="2747.08319282791">
                <text:p>2747.08319282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66620414499994">
                <text:p>3.66620414499994</text:p>
              </table:table-cell>
              <table:table-cell office:value-type="float" office:value="2852.96787830795">
                <text:p>2852.967878307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8792539000015">
                <text:p>3.68792539000015</text:p>
              </table:table-cell>
              <table:table-cell office:value-type="float" office:value="2762.27260451348">
                <text:p>2762.272604513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70887039299987">
                <text:p>3.70887039299987</text:p>
              </table:table-cell>
              <table:table-cell office:value-type="float" office:value="2864.64508984744">
                <text:p>2864.645089847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73047643099972">
                <text:p>3.73047643099972</text:p>
              </table:table-cell>
              <table:table-cell office:value-type="float" office:value="2777.00150302567">
                <text:p>2777.001503025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5131679900005">
                <text:p>3.75131679900005</text:p>
              </table:table-cell>
              <table:table-cell office:value-type="float" office:value="2879.02785589167">
                <text:p>2879.02785589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7274335899983">
                <text:p>3.77274335899983</text:p>
              </table:table-cell>
              <table:table-cell office:value-type="float" office:value="2800.26285136819">
                <text:p>2800.262851368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9347628100004">
                <text:p>3.79347628100004</text:p>
              </table:table-cell>
              <table:table-cell office:value-type="float" office:value="2893.94808890913">
                <text:p>2893.948088909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1477440499975">
                <text:p>3.81477440499975</text:p>
              </table:table-cell>
              <table:table-cell office:value-type="float" office:value="2817.14952926405">
                <text:p>2817.149529264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3549586799973">
                <text:p>3.83549586799973</text:p>
              </table:table-cell>
              <table:table-cell office:value-type="float" office:value="2895.54844655898">
                <text:p>2895.54844655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5658592099981">
                <text:p>3.85658592099981</text:p>
              </table:table-cell>
              <table:table-cell office:value-type="float" office:value="2844.9430639066">
                <text:p>2844.94306390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7710738599981">
                <text:p>3.87710738599981</text:p>
              </table:table-cell>
              <table:table-cell office:value-type="float" office:value="2923.76786939896">
                <text:p>2923.767869398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89792770299982">
                <text:p>3.89792770299982</text:p>
              </table:table-cell>
              <table:table-cell office:value-type="float" office:value="2881.80050284315">
                <text:p>2881.800502843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1814708799984">
                <text:p>3.91814708799984</text:p>
              </table:table-cell>
              <table:table-cell office:value-type="float" office:value="2967.44930668984">
                <text:p>2967.449306689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3874849999975">
                <text:p>3.93874849999975</text:p>
              </table:table-cell>
              <table:table-cell office:value-type="float" office:value="2912.42173110637">
                <text:p>2912.421731106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5859908600005">
                <text:p>3.95859908600005</text:p>
              </table:table-cell>
              <table:table-cell office:value-type="float" office:value="3022.58079429423">
                <text:p>3022.580794294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97874451300004">
                <text:p>3.97874451300004</text:p>
              </table:table-cell>
              <table:table-cell office:value-type="float" office:value="2978.3434225561">
                <text:p>2978.34342255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99842088300011">
                <text:p>3.99842088300011</text:p>
              </table:table-cell>
              <table:table-cell office:value-type="float" office:value="3049.34294281852">
                <text:p>3049.342942818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1821808399973">
                <text:p>4.01821808399973</text:p>
              </table:table-cell>
              <table:table-cell office:value-type="float" office:value="3030.73146558213">
                <text:p>3030.731465582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03740674999972">
                <text:p>4.03740674999972</text:p>
              </table:table-cell>
              <table:table-cell office:value-type="float" office:value="3126.84581617234">
                <text:p>3126.84581617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5685754800015">
                <text:p>4.05685754800015</text:p>
              </table:table-cell>
              <table:table-cell office:value-type="float" office:value="3084.70634462706">
                <text:p>3084.706344627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07567267600007">
                <text:p>4.07567267600007</text:p>
              </table:table-cell>
              <table:table-cell office:value-type="float" office:value="3188.92329620463">
                <text:p>3188.923296204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9472040599985">
                <text:p>4.09472040599985</text:p>
              </table:table-cell>
              <table:table-cell office:value-type="float" office:value="3149.98165139264">
                <text:p>3149.981651392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11328402499976">
                <text:p>4.11328402499976</text:p>
              </table:table-cell>
              <table:table-cell office:value-type="float" office:value="3232.12839049887">
                <text:p>3232.128390498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3198941500013">
                <text:p>4.13198941500013</text:p>
              </table:table-cell>
              <table:table-cell office:value-type="float" office:value="3207.63159703107">
                <text:p>3207.631597031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5030689100013">
                <text:p>4.15030689100013</text:p>
              </table:table-cell>
              <table:table-cell office:value-type="float" office:value="3275.56045385419">
                <text:p>3275.560453854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6874098100016">
                <text:p>4.16874098100016</text:p>
              </table:table-cell>
              <table:table-cell office:value-type="float" office:value="3254.83926789492">
                <text:p>3254.839267894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8681741799992">
                <text:p>4.18681741799992</text:p>
              </table:table-cell>
              <table:table-cell office:value-type="float" office:value="3319.23818840991">
                <text:p>3319.23818840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0516520599995">
                <text:p>4.20516520599995</text:p>
              </table:table-cell>
              <table:table-cell office:value-type="float" office:value="3270.14896836107">
                <text:p>3270.148968361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22302070800015">
                <text:p>4.22302070800015</text:p>
              </table:table-cell>
              <table:table-cell office:value-type="float" office:value="3360.30877201438">
                <text:p>3360.308772014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4107297899991">
                <text:p>4.24107297899991</text:p>
              </table:table-cell>
              <table:table-cell office:value-type="float" office:value="3323.68154681461">
                <text:p>3323.681546814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25873764900007">
                <text:p>4.25873764900007</text:p>
              </table:table-cell>
              <table:table-cell office:value-type="float" office:value="3396.61029611434">
                <text:p>3396.610296114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27661789000013">
                <text:p>4.27661789000013</text:p>
              </table:table-cell>
              <table:table-cell office:value-type="float" office:value="3355.65946789018">
                <text:p>3355.659467890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29411261399991">
                <text:p>4.29411261399991</text:p>
              </table:table-cell>
              <table:table-cell office:value-type="float" office:value="3429.60540564819">
                <text:p>3429.60540564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31179332600004">
                <text:p>4.31179332600004</text:p>
              </table:table-cell>
              <table:table-cell office:value-type="float" office:value="3393.52849588658">
                <text:p>3393.528495886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32915492599977">
                <text:p>4.32915492599977</text:p>
              </table:table-cell>
              <table:table-cell office:value-type="float" office:value="3455.90268183403">
                <text:p>3455.902681834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34687834599981">
                <text:p>4.34687834599981</text:p>
              </table:table-cell>
              <table:table-cell office:value-type="float" office:value="3385.35113425455">
                <text:p>3385.351134254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6422687300001">
                <text:p>4.36422687300001</text:p>
              </table:table-cell>
              <table:table-cell office:value-type="float" office:value="3458.50688068944">
                <text:p>3458.506880689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38178680500005">
                <text:p>4.38178680500005</text:p>
              </table:table-cell>
              <table:table-cell office:value-type="float" office:value="3416.86972363349">
                <text:p>3416.869723633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39896486599992">
                <text:p>4.39896486599992</text:p>
              </table:table-cell>
              <table:table-cell office:value-type="float" office:value="3492.82727546852">
                <text:p>3492.827275468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1653219299997">
                <text:p>4.41653219299997</text:p>
              </table:table-cell>
              <table:table-cell office:value-type="float" office:value="3415.43138576653">
                <text:p>3415.431385766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43380863799985">
                <text:p>4.43380863799985</text:p>
              </table:table-cell>
              <table:table-cell office:value-type="float" office:value="3472.93670662099">
                <text:p>3472.936706620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4511946130001">
                <text:p>4.4511946130001</text:p>
              </table:table-cell>
              <table:table-cell office:value-type="float" office:value="3451.05753339287">
                <text:p>3451.057533392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46842387100014">
                <text:p>4.46842387100014</text:p>
              </table:table-cell>
              <table:table-cell office:value-type="float" office:value="3482.44828650486">
                <text:p>3482.448286504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48590953299981">
                <text:p>4.48590953299981</text:p>
              </table:table-cell>
              <table:table-cell office:value-type="float" office:value="3431.38280959145">
                <text:p>3431.382809591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50315253999997">
                <text:p>4.50315253999997</text:p>
              </table:table-cell>
              <table:table-cell office:value-type="float" office:value="3479.67149810005">
                <text:p>3479.671498100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52060940000001">
                <text:p>4.52060940000001</text:p>
              </table:table-cell>
              <table:table-cell office:value-type="float" office:value="3437.04423360604">
                <text:p>3437.044233606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53774407599985">
                <text:p>4.53774407599985</text:p>
              </table:table-cell>
              <table:table-cell office:value-type="float" office:value="3501.67111421046">
                <text:p>3501.671114210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55515098800015">
                <text:p>4.55515098800015</text:p>
              </table:table-cell>
              <table:table-cell office:value-type="float" office:value="3446.90660807481">
                <text:p>3446.906608074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57230680900011">
                <text:p>4.57230680900011</text:p>
              </table:table-cell>
              <table:table-cell office:value-type="float" office:value="3497.35521256249">
                <text:p>3497.355212562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58965955599979">
                <text:p>4.58965955599979</text:p>
              </table:table-cell>
              <table:table-cell office:value-type="float" office:value="3457.66580940278">
                <text:p>3457.665809402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60688402200003">
                <text:p>4.60688402200003</text:p>
              </table:table-cell>
              <table:table-cell office:value-type="float" office:value="3483.41713462421">
                <text:p>3483.417134624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62434541399989">
                <text:p>4.62434541399989</text:p>
              </table:table-cell>
              <table:table-cell office:value-type="float" office:value="3436.1521693393">
                <text:p>3436.15216933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64148811099994">
                <text:p>4.64148811099994</text:p>
              </table:table-cell>
              <table:table-cell office:value-type="float" office:value="3500.03269612777">
                <text:p>3500.032696127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65897299100016">
                <text:p>4.65897299100016</text:p>
              </table:table-cell>
              <table:table-cell office:value-type="float" office:value="3431.53627587241">
                <text:p>3431.53627587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67610146900006">
                <text:p>4.67610146900006</text:p>
              </table:table-cell>
              <table:table-cell office:value-type="float" office:value="3502.93820620465">
                <text:p>3502.938206204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69355442400001">
                <text:p>4.69355442400001</text:p>
              </table:table-cell>
              <table:table-cell office:value-type="float" office:value="3437.81325283657">
                <text:p>3437.813252836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71085118099973">
                <text:p>4.71085118099973</text:p>
              </table:table-cell>
              <table:table-cell office:value-type="float" office:value="3468.85835310034">
                <text:p>3468.858353100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72830866599998">
                <text:p>4.72830866599998</text:p>
              </table:table-cell>
              <table:table-cell office:value-type="float" office:value="3436.92118304216">
                <text:p>3436.92118304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74549808099982">
                <text:p>4.74549808099982</text:p>
              </table:table-cell>
              <table:table-cell office:value-type="float" office:value="3490.52018352752">
                <text:p>3490.520183527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76293931700002">
                <text:p>4.76293931700002</text:p>
              </table:table-cell>
              <table:table-cell office:value-type="float" office:value="3440.12316554449">
                <text:p>3440.123165544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78018524199979">
                <text:p>4.78018524199979</text:p>
              </table:table-cell>
              <table:table-cell office:value-type="float" office:value="3479.08273988203">
                <text:p>3479.082739882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79772027799982">
                <text:p>4.79772027799982</text:p>
              </table:table-cell>
              <table:table-cell office:value-type="float" office:value="3421.72094770202">
                <text:p>3421.720947702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81504948400016">
                <text:p>4.81504948400016</text:p>
              </table:table-cell>
              <table:table-cell office:value-type="float" office:value="3462.36290334486">
                <text:p>3462.362903344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83262577000005">
                <text:p>4.83262577000005</text:p>
              </table:table-cell>
              <table:table-cell office:value-type="float" office:value="3413.6904690992">
                <text:p>3413.69046909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84988731900012">
                <text:p>4.84988731900012</text:p>
              </table:table-cell>
              <table:table-cell office:value-type="float" office:value="3475.93370674691">
                <text:p>3475.933706746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86749792799992">
                <text:p>4.86749792799992</text:p>
              </table:table-cell>
              <table:table-cell office:value-type="float" office:value="3407.03720130697">
                <text:p>3407.037201306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88484234199996">
                <text:p>4.88484234199996</text:p>
              </table:table-cell>
              <table:table-cell office:value-type="float" office:value="3459.32702020817">
                <text:p>3459.327020208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90246602299976">
                <text:p>4.90246602299976</text:p>
              </table:table-cell>
              <table:table-cell office:value-type="float" office:value="3404.51010209874">
                <text:p>3404.510102098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91981278000003">
                <text:p>4.91981278000003</text:p>
              </table:table-cell>
              <table:table-cell office:value-type="float" office:value="3458.8597741394">
                <text:p>3458.85977413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93743989899986">
                <text:p>4.93743989899986</text:p>
              </table:table-cell>
              <table:table-cell office:value-type="float" office:value="3403.84608514824">
                <text:p>3403.846085148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954849104">
                <text:p>4.954849104</text:p>
              </table:table-cell>
              <table:table-cell office:value-type="float" office:value="3446.45260938028">
                <text:p>3446.452609380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97263997099981">
                <text:p>4.97263997099981</text:p>
              </table:table-cell>
              <table:table-cell office:value-type="float" office:value="3372.51692121938">
                <text:p>3372.516921219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99012136300007">
                <text:p>4.99012136300007</text:p>
              </table:table-cell>
              <table:table-cell office:value-type="float" office:value="3432.22095809623">
                <text:p>3432.220958096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00786374099971">
                <text:p>5.00786374099971</text:p>
              </table:table-cell>
              <table:table-cell office:value-type="float" office:value="3381.73383529656">
                <text:p>3381.733835296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02524633099984">
                <text:p>5.02524633099984</text:p>
              </table:table-cell>
              <table:table-cell office:value-type="float" office:value="3451.72957537222">
                <text:p>3451.729575372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0431215210001">
                <text:p>5.0431215210001</text:p>
              </table:table-cell>
              <table:table-cell office:value-type="float" office:value="3356.60767796596">
                <text:p>3356.607677965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06061937000004">
                <text:p>5.06061937000004</text:p>
              </table:table-cell>
              <table:table-cell office:value-type="float" office:value="3428.99290079678">
                <text:p>3428.992900796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07857862099991">
                <text:p>5.07857862099991</text:p>
              </table:table-cell>
              <table:table-cell office:value-type="float" office:value="3340.89656636844">
                <text:p>3340.896566368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09618261500009">
                <text:p>5.09618261500009</text:p>
              </table:table-cell>
              <table:table-cell office:value-type="float" office:value="3408.31745337886">
                <text:p>3408.317453378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11420384499979">
                <text:p>5.11420384499979</text:p>
              </table:table-cell>
              <table:table-cell office:value-type="float" office:value="3329.40648340797">
                <text:p>3329.406483407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13183836000007">
                <text:p>5.13183836000007</text:p>
              </table:table-cell>
              <table:table-cell office:value-type="float" office:value="3402.41849571942">
                <text:p>3402.418495719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14993198499997">
                <text:p>5.14993198499997</text:p>
              </table:table-cell>
              <table:table-cell office:value-type="float" office:value="3316.08508523624">
                <text:p>3316.085085236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16754186399976">
                <text:p>5.16754186399976</text:p>
              </table:table-cell>
              <table:table-cell office:value-type="float" office:value="3407.17843664387">
                <text:p>3407.178436643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18556387499984">
                <text:p>5.18556387499984</text:p>
              </table:table-cell>
              <table:table-cell office:value-type="float" office:value="3329.26220052348">
                <text:p>3329.262200523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20330542000011">
                <text:p>5.20330542000011</text:p>
              </table:table-cell>
              <table:table-cell office:value-type="float" office:value="3381.8926141501">
                <text:p>3381.89261415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2212634739999">
                <text:p>5.2212634739999</text:p>
              </table:table-cell>
              <table:table-cell office:value-type="float" office:value="3341.11925494248">
                <text:p>3341.119254942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23891330100014">
                <text:p>5.23891330100014</text:p>
              </table:table-cell>
              <table:table-cell office:value-type="float" office:value="3399.46674826785">
                <text:p>3399.466748267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25689734299976">
                <text:p>5.25689734299976</text:p>
              </table:table-cell>
              <table:table-cell office:value-type="float" office:value="3336.29114084865">
                <text:p>3336.291140848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27455159800002">
                <text:p>5.27455159800002</text:p>
              </table:table-cell>
              <table:table-cell office:value-type="float" office:value="3398.61410176428">
                <text:p>3398.614101764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29266709700005">
                <text:p>5.29266709700005</text:p>
              </table:table-cell>
              <table:table-cell office:value-type="float" office:value="3312.08099759731">
                <text:p>3312.080997597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31034338200016">
                <text:p>5.31034338200016</text:p>
              </table:table-cell>
              <table:table-cell office:value-type="float" office:value="3394.37840019197">
                <text:p>3394.378400191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32831711300014">
                <text:p>5.32831711300014</text:p>
              </table:table-cell>
              <table:table-cell office:value-type="float" office:value="3338.20507272833">
                <text:p>3338.205072728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34605199099997">
                <text:p>5.34605199099997</text:p>
              </table:table-cell>
              <table:table-cell office:value-type="float" office:value="3383.16395526267">
                <text:p>3383.163955262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36414905299989">
                <text:p>5.36414905299989</text:p>
              </table:table-cell>
              <table:table-cell office:value-type="float" office:value="3315.45529325428">
                <text:p>3315.455293254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38191320199985">
                <text:p>5.38191320199985</text:p>
              </table:table-cell>
              <table:table-cell office:value-type="float" office:value="3377.5893233129">
                <text:p>3377.5893233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40012323199971">
                <text:p>5.40012323199971</text:p>
              </table:table-cell>
              <table:table-cell office:value-type="float" office:value="3294.88748785416">
                <text:p>3294.887487854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41796769299981">
                <text:p>5.41796769299981</text:p>
              </table:table-cell>
              <table:table-cell office:value-type="float" office:value="3362.38791408045">
                <text:p>3362.387914080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43616668100003">
                <text:p>5.43616668100003</text:p>
              </table:table-cell>
              <table:table-cell office:value-type="float" office:value="3296.88661805085">
                <text:p>3296.886618050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45412848499973">
                <text:p>5.45412848499973</text:p>
              </table:table-cell>
              <table:table-cell office:value-type="float" office:value="3340.42170825453">
                <text:p>3340.421708254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47245059699981">
                <text:p>5.47245059699981</text:p>
              </table:table-cell>
              <table:table-cell office:value-type="float" office:value="3274.73164664338">
                <text:p>3274.731646643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49041057700015">
                <text:p>5.49041057700015</text:p>
              </table:table-cell>
              <table:table-cell office:value-type="float" office:value="3340.76095846759">
                <text:p>3340.760958467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50883784500002">
                <text:p>5.50883784500002</text:p>
              </table:table-cell>
              <table:table-cell office:value-type="float" office:value="3256.04424923044">
                <text:p>3256.044249230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52690959499978">
                <text:p>5.52690959499978</text:p>
              </table:table-cell>
              <table:table-cell office:value-type="float" office:value="3320.09904966525">
                <text:p>3320.099049665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54524618599999">
                <text:p>5.54524618599999</text:p>
              </table:table-cell>
              <table:table-cell office:value-type="float" office:value="3272.14584212102">
                <text:p>3272.145842121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56327720699983">
                <text:p>5.56327720699983</text:p>
              </table:table-cell>
              <table:table-cell office:value-type="float" office:value="3327.59858693106">
                <text:p>3327.598586931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58160228799989">
                <text:p>5.58160228799989</text:p>
              </table:table-cell>
              <table:table-cell office:value-type="float" office:value="3274.20107991951">
                <text:p>3274.201079919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59965049699986">
                <text:p>5.59965049699986</text:p>
              </table:table-cell>
              <table:table-cell office:value-type="float" office:value="3324.42958745076">
                <text:p>3324.429587450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61795235">
                <text:p>5.61795235</text:p>
              </table:table-cell>
              <table:table-cell office:value-type="float" office:value="3278.35656856953">
                <text:p>3278.356568569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63613727599977">
                <text:p>5.63613727599977</text:p>
              </table:table-cell>
              <table:table-cell office:value-type="float" office:value="3299.43602744045">
                <text:p>3299.436027440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65445006599975">
                <text:p>5.65445006599975</text:p>
              </table:table-cell>
              <table:table-cell office:value-type="float" office:value="3276.39862631853">
                <text:p>3276.398626318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67250223400015">
                <text:p>5.67250223400015</text:p>
              </table:table-cell>
              <table:table-cell office:value-type="float" office:value="3323.70051058064">
                <text:p>3323.700510580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69091429299988">
                <text:p>5.69091429299988</text:p>
              </table:table-cell>
              <table:table-cell office:value-type="float" office:value="3258.73385485472">
                <text:p>3258.733854854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70884885799978">
                <text:p>5.70884885799978</text:p>
              </table:table-cell>
              <table:table-cell office:value-type="float" office:value="3345.49513747994">
                <text:p>3345.495137479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72714076300008">
                <text:p>5.72714076300008</text:p>
              </table:table-cell>
              <table:table-cell office:value-type="float" office:value="3280.13949334568">
                <text:p>3280.139493345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74503813999991">
                <text:p>5.74503813999991</text:p>
              </table:table-cell>
              <table:table-cell office:value-type="float" office:value="3352.44656245335">
                <text:p>3352.446562453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76334816899998">
                <text:p>5.76334816899998</text:p>
              </table:table-cell>
              <table:table-cell office:value-type="float" office:value="3276.89267994873">
                <text:p>3276.892679948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78129778599987">
                <text:p>5.78129778599987</text:p>
              </table:table-cell>
              <table:table-cell office:value-type="float" office:value="3342.68970755099">
                <text:p>3342.689707550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79969906399992">
                <text:p>5.79969906399992</text:p>
              </table:table-cell>
              <table:table-cell office:value-type="float" office:value="3260.64309227969">
                <text:p>3260.643092279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81767357599983">
                <text:p>5.81767357599983</text:p>
              </table:table-cell>
              <table:table-cell office:value-type="float" office:value="3338.06002634738">
                <text:p>3338.060026347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83591022099972">
                <text:p>5.83591022099972</text:p>
              </table:table-cell>
              <table:table-cell office:value-type="float" office:value="3290.07884950155">
                <text:p>3290.078849501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85389410800008">
                <text:p>5.85389410800008</text:p>
              </table:table-cell>
              <table:table-cell office:value-type="float" office:value="3336.31989562743">
                <text:p>3336.319895627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87223491799978">
                <text:p>5.87223491799978</text:p>
              </table:table-cell>
              <table:table-cell office:value-type="float" office:value="3271.39313917885">
                <text:p>3271.393139178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8902863039998">
                <text:p>5.8902863039998</text:p>
              </table:table-cell>
              <table:table-cell office:value-type="float" office:value="3323.84449592503">
                <text:p>3323.844495925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90879195699972">
                <text:p>5.90879195699972</text:p>
              </table:table-cell>
              <table:table-cell office:value-type="float" office:value="3242.25251604247">
                <text:p>3242.252516042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92690417599988">
                <text:p>5.92690417599988</text:p>
              </table:table-cell>
              <table:table-cell office:value-type="float" office:value="3312.68079297594">
                <text:p>3312.680792975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9453318599999">
                <text:p>5.9453318599999</text:p>
              </table:table-cell>
              <table:table-cell office:value-type="float" office:value="3255.97074488286">
                <text:p>3255.970744882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96352975599984">
                <text:p>5.96352975599984</text:p>
              </table:table-cell>
              <table:table-cell office:value-type="float" office:value="3297.08445416849">
                <text:p>3297.084454168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9821744169999">
                <text:p>5.9821744169999</text:p>
              </table:table-cell>
              <table:table-cell office:value-type="float" office:value="3218.07942766186">
                <text:p>3218.079427661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00036241699991">
                <text:p>6.00036241699991</text:p>
              </table:table-cell>
              <table:table-cell office:value-type="float" office:value="3298.87838134867">
                <text:p>3298.878381348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01884135099999">
                <text:p>6.01884135099999</text:p>
              </table:table-cell>
              <table:table-cell office:value-type="float" office:value="3246.94054320018">
                <text:p>3246.940543200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03712049499973">
                <text:p>6.03712049499973</text:p>
              </table:table-cell>
              <table:table-cell office:value-type="float" office:value="3282.4294179679">
                <text:p>3282.42941796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05569302200001">
                <text:p>6.05569302200001</text:p>
              </table:table-cell>
              <table:table-cell office:value-type="float" office:value="3230.57815444666">
                <text:p>3230.578154446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07392039599972">
                <text:p>6.07392039599972</text:p>
              </table:table-cell>
              <table:table-cell office:value-type="float" office:value="3291.75228428208">
                <text:p>3291.752284282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09251365199998">
                <text:p>6.09251365199998</text:p>
              </table:table-cell>
              <table:table-cell office:value-type="float" office:value="3226.97649078602">
                <text:p>3226.976490786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11072878599998">
                <text:p>6.11072878599998</text:p>
              </table:table-cell>
              <table:table-cell office:value-type="float" office:value="3293.96423874751">
                <text:p>3293.964238747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12934224999981">
                <text:p>6.12934224999981</text:p>
              </table:table-cell>
              <table:table-cell office:value-type="float" office:value="3223.47307306995">
                <text:p>3223.473073069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14741811600015">
                <text:p>6.14741811600015</text:p>
              </table:table-cell>
              <table:table-cell office:value-type="float" office:value="3319.34303998798">
                <text:p>3319.343039987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16600788200003">
                <text:p>6.16600788200003</text:p>
              </table:table-cell>
              <table:table-cell office:value-type="float" office:value="3227.58231601173">
                <text:p>3227.582316011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18395682099981">
                <text:p>6.18395682099981</text:p>
              </table:table-cell>
              <table:table-cell office:value-type="float" office:value="3342.81597373171">
                <text:p>3342.815973731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20233450599972">
                <text:p>6.20233450599972</text:p>
              </table:table-cell>
              <table:table-cell office:value-type="float" office:value="3264.82905764848">
                <text:p>3264.829057648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22036360099992">
                <text:p>6.22036360099992</text:p>
              </table:table-cell>
              <table:table-cell office:value-type="float" office:value="3327.95406532211">
                <text:p>3327.954065322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23879404599984">
                <text:p>6.23879404599984</text:p>
              </table:table-cell>
              <table:table-cell office:value-type="float" office:value="3255.48297939929">
                <text:p>3255.482979399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25677970400011">
                <text:p>6.25677970400011</text:p>
              </table:table-cell>
              <table:table-cell office:value-type="float" office:value="3335.99137707929">
                <text:p>3335.991377079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27518525300002">
                <text:p>6.27518525300002</text:p>
              </table:table-cell>
              <table:table-cell office:value-type="float" office:value="3259.88646143069">
                <text:p>3259.886461430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29329892999976">
                <text:p>6.29329892999976</text:p>
              </table:table-cell>
              <table:table-cell office:value-type="float" office:value="3312.41414986254">
                <text:p>3312.414149862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31174072900012">
                <text:p>6.31174072900012</text:p>
              </table:table-cell>
              <table:table-cell office:value-type="float" office:value="3253.47868713022">
                <text:p>3253.478687130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32998216599981">
                <text:p>6.32998216599981</text:p>
              </table:table-cell>
              <table:table-cell office:value-type="float" office:value="3289.21455042315">
                <text:p>3289.214550423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34850047400005">
                <text:p>6.34850047400005</text:p>
              </table:table-cell>
              <table:table-cell office:value-type="float" office:value="3240.03683269691">
                <text:p>3240.036832696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36662232899971">
                <text:p>6.36662232899971</text:p>
              </table:table-cell>
              <table:table-cell office:value-type="float" office:value="3310.91932923622">
                <text:p>3310.919329236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38512818899972">
                <text:p>6.38512818899972</text:p>
              </table:table-cell>
              <table:table-cell office:value-type="float" office:value="3242.21624933856">
                <text:p>3242.216249338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40334650099976">
                <text:p>6.40334650099976</text:p>
              </table:table-cell>
              <table:table-cell office:value-type="float" office:value="3293.38964004203">
                <text:p>3293.389640042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42178611300005">
                <text:p>6.42178611300005</text:p>
              </table:table-cell>
              <table:table-cell office:value-type="float" office:value="3253.86456065598">
                <text:p>3253.864560655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44001359100002">
                <text:p>6.44001359100002</text:p>
              </table:table-cell>
              <table:table-cell office:value-type="float" office:value="3291.73350257745">
                <text:p>3291.733502577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45839481799976">
                <text:p>6.45839481799976</text:p>
              </table:table-cell>
              <table:table-cell office:value-type="float" office:value="3264.19993620999">
                <text:p>3264.199936209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47650135899994">
                <text:p>6.47650135899994</text:p>
              </table:table-cell>
              <table:table-cell office:value-type="float" office:value="3313.71961101825">
                <text:p>3313.719611018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49507508399984">
                <text:p>6.49507508399984</text:p>
              </table:table-cell>
              <table:table-cell office:value-type="float" office:value="3230.36978313905">
                <text:p>3230.369783139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51306897099994">
                <text:p>6.51306897099994</text:p>
              </table:table-cell>
              <table:table-cell office:value-type="float" office:value="3334.46575493436">
                <text:p>3334.465754934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53158061299973">
                <text:p>6.53158061299973</text:p>
              </table:table-cell>
              <table:table-cell office:value-type="float" office:value="3241.20356263739">
                <text:p>3241.203562637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5495562189999">
                <text:p>6.5495562189999</text:p>
              </table:table-cell>
              <table:table-cell office:value-type="float" office:value="3337.85687110931">
                <text:p>3337.856871109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56798057000015">
                <text:p>6.56798057000015</text:p>
              </table:table-cell>
              <table:table-cell office:value-type="float" office:value="3256.55975611784">
                <text:p>3256.559756117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5859650299999">
                <text:p>6.5859650299999</text:p>
              </table:table-cell>
              <table:table-cell office:value-type="float" office:value="3336.21359778533">
                <text:p>3336.213597785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60435203799989">
                <text:p>6.60435203799989</text:p>
              </table:table-cell>
              <table:table-cell office:value-type="float" office:value="3263.17364956988">
                <text:p>3263.173649569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62230024900009">
                <text:p>6.62230024900009</text:p>
              </table:table-cell>
              <table:table-cell office:value-type="float" office:value="3342.95156209844">
                <text:p>3342.951562098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64068387199995">
                <text:p>6.64068387199995</text:p>
              </table:table-cell>
              <table:table-cell office:value-type="float" office:value="3263.7745019274">
                <text:p>3263.77450192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65884353899992">
                <text:p>6.65884353899992</text:p>
              </table:table-cell>
              <table:table-cell office:value-type="float" office:value="3304.02534364317">
                <text:p>3304.025343643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677326171">
                <text:p>6.677326171</text:p>
              </table:table-cell>
              <table:table-cell office:value-type="float" office:value="3246.29089621645">
                <text:p>3246.290896216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69531922499982">
                <text:p>6.69531922499982</text:p>
              </table:table-cell>
              <table:table-cell office:value-type="float" office:value="3334.62012622265">
                <text:p>3334.620126222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71378466999977">
                <text:p>6.71378466999977</text:p>
              </table:table-cell>
              <table:table-cell office:value-type="float" office:value="3249.31243195991">
                <text:p>3249.312431959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731860848">
                <text:p>6.731860848</text:p>
              </table:table-cell>
              <table:table-cell office:value-type="float" office:value="3319.28574719951">
                <text:p>3319.285747199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7502607209999">
                <text:p>6.7502607209999</text:p>
              </table:table-cell>
              <table:table-cell office:value-type="float" office:value="3260.89207247797">
                <text:p>3260.892072477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76832195099996">
                <text:p>6.76832195099996</text:p>
              </table:table-cell>
              <table:table-cell office:value-type="float" office:value="3322.03288479294">
                <text:p>3322.032884792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78662312699998">
                <text:p>6.78662312699998</text:p>
              </table:table-cell>
              <table:table-cell office:value-type="float" office:value="3278.47784207559">
                <text:p>3278.477842075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80452472399975">
                <text:p>6.80452472399975</text:p>
              </table:table-cell>
              <table:table-cell office:value-type="float" office:value="3351.65627964882">
                <text:p>3351.656279648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82282162899992">
                <text:p>6.82282162899992</text:p>
              </table:table-cell>
              <table:table-cell office:value-type="float" office:value="3279.24312879374">
                <text:p>3279.243128793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84074812100016">
                <text:p>6.84074812100016</text:p>
              </table:table-cell>
              <table:table-cell office:value-type="float" office:value="3347.00174463518">
                <text:p>3347.001744635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85910356700015">
                <text:p>6.85910356700015</text:p>
              </table:table-cell>
              <table:table-cell office:value-type="float" office:value="3268.78464299059">
                <text:p>3268.784642990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87706313099989">
                <text:p>6.87706313099989</text:p>
              </table:table-cell>
              <table:table-cell office:value-type="float" office:value="3340.838341113">
                <text:p>3340.8383411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89542165000012">
                <text:p>6.89542165000012</text:p>
              </table:table-cell>
              <table:table-cell office:value-type="float" office:value="3268.23748687173">
                <text:p>3268.237486871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91348574499989">
                <text:p>6.91348574499989</text:p>
              </table:table-cell>
              <table:table-cell office:value-type="float" office:value="3321.50600407915">
                <text:p>3321.506004079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93183655599978">
                <text:p>6.93183655599978</text:p>
              </table:table-cell>
              <table:table-cell office:value-type="float" office:value="3269.61026411073">
                <text:p>3269.610264110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94981940199978">
                <text:p>6.94981940199978</text:p>
              </table:table-cell>
              <table:table-cell office:value-type="float" office:value="3336.51303025203">
                <text:p>3336.513030252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96801333899975">
                <text:p>6.96801333899975</text:p>
              </table:table-cell>
              <table:table-cell office:value-type="float" office:value="3297.8018996148">
                <text:p>3297.80189961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98595915399983">
                <text:p>6.98595915399983</text:p>
              </table:table-cell>
              <table:table-cell office:value-type="float" office:value="3343.3978896889">
                <text:p>3343.39788968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00422772599995">
                <text:p>7.00422772599995</text:p>
              </table:table-cell>
              <table:table-cell office:value-type="float" office:value="3284.32895573835">
                <text:p>3284.328955738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02224041499994">
                <text:p>7.02224041499994</text:p>
              </table:table-cell>
              <table:table-cell office:value-type="float" office:value="3330.98517384267">
                <text:p>3330.985173842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04054023699973">
                <text:p>7.04054023699973</text:p>
              </table:table-cell>
              <table:table-cell office:value-type="float" office:value="3278.72041600672">
                <text:p>3278.720416006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05847495799981">
                <text:p>7.05847495799981</text:p>
              </table:table-cell>
              <table:table-cell office:value-type="float" office:value="3345.46603762343">
                <text:p>3345.466037623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07678300899988">
                <text:p>7.07678300899988</text:p>
              </table:table-cell>
              <table:table-cell office:value-type="float" office:value="3277.24671510636">
                <text:p>3277.246715106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0948474679999">
                <text:p>7.0948474679999</text:p>
              </table:table-cell>
              <table:table-cell office:value-type="float" office:value="3321.43907547677">
                <text:p>3321.439075476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11312244600003">
                <text:p>7.11312244600003</text:p>
              </table:table-cell>
              <table:table-cell office:value-type="float" office:value="3283.17768697472">
                <text:p>3283.177686974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310891459998">
                <text:p>7.1310891459998</text:p>
              </table:table-cell>
              <table:table-cell office:value-type="float" office:value="3339.51142952234">
                <text:p>3339.511429522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14947537299986">
                <text:p>7.14947537299986</text:p>
              </table:table-cell>
              <table:table-cell office:value-type="float" office:value="3263.31226084554">
                <text:p>3263.312260845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6728561599984">
                <text:p>7.16728561599984</text:p>
              </table:table-cell>
              <table:table-cell office:value-type="float" office:value="3368.84791521651">
                <text:p>3368.847915216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18559069799994">
                <text:p>7.18559069799994</text:p>
              </table:table-cell>
              <table:table-cell office:value-type="float" office:value="3277.77826942712">
                <text:p>3277.778269427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20347567999988">
                <text:p>7.20347567999988</text:p>
              </table:table-cell>
              <table:table-cell office:value-type="float" office:value="3354.76994051192">
                <text:p>3354.769940511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22170815899972">
                <text:p>7.22170815899972</text:p>
              </table:table-cell>
              <table:table-cell office:value-type="float" office:value="3290.83061061219">
                <text:p>3290.830610612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23968392100005">
                <text:p>7.23968392100005</text:p>
              </table:table-cell>
              <table:table-cell office:value-type="float" office:value="3337.82790397919">
                <text:p>3337.827903979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25788155700002">
                <text:p>7.25788155700002</text:p>
              </table:table-cell>
              <table:table-cell office:value-type="float" office:value="3297.13156148993">
                <text:p>3297.131561489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7586054799986">
                <text:p>7.27586054799986</text:p>
              </table:table-cell>
              <table:table-cell office:value-type="float" office:value="3337.22843515226">
                <text:p>3337.22843515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2941577659999">
                <text:p>7.2941577659999</text:p>
              </table:table-cell>
              <table:table-cell office:value-type="float" office:value="3279.18703268758">
                <text:p>3279.187032687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31205915400005">
                <text:p>7.31205915400005</text:p>
              </table:table-cell>
              <table:table-cell office:value-type="float" office:value="3351.69541040511">
                <text:p>3351.695410405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33035152799994">
                <text:p>7.33035152799994</text:p>
              </table:table-cell>
              <table:table-cell office:value-type="float" office:value="3280.05539359626">
                <text:p>3280.055393596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34815974000003">
                <text:p>7.34815974000003</text:p>
              </table:table-cell>
              <table:table-cell office:value-type="float" office:value="3369.2321272733">
                <text:p>3369.23212727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36636721800005">
                <text:p>7.36636721800005</text:p>
              </table:table-cell>
              <table:table-cell office:value-type="float" office:value="3295.34930647326">
                <text:p>3295.349306473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38430188699977">
                <text:p>7.38430188699977</text:p>
              </table:table-cell>
              <table:table-cell office:value-type="float" office:value="3345.4757375759">
                <text:p>3345.47573757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40248072099985">
                <text:p>7.40248072099985</text:p>
              </table:table-cell>
              <table:table-cell office:value-type="float" office:value="3300.54171789725">
                <text:p>3300.541717897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42047007700012">
                <text:p>7.42047007700012</text:p>
              </table:table-cell>
              <table:table-cell office:value-type="float" office:value="3335.30561066755">
                <text:p>3335.305610667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43861906699976">
                <text:p>7.43861906699976</text:p>
              </table:table-cell>
              <table:table-cell office:value-type="float" office:value="3305.96909255962">
                <text:p>3305.969092559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45661467199989">
                <text:p>7.45661467199989</text:p>
              </table:table-cell>
              <table:table-cell office:value-type="float" office:value="3334.14742097236">
                <text:p>3334.147420972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47483381799975">
                <text:p>7.47483381799975</text:p>
              </table:table-cell>
              <table:table-cell office:value-type="float" office:value="3293.23888180297">
                <text:p>3293.238881802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49266890499985">
                <text:p>7.49266890499985</text:p>
              </table:table-cell>
              <table:table-cell office:value-type="float" office:value="3364.15516221948">
                <text:p>3364.155162219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51080346699973">
                <text:p>7.51080346699973</text:p>
              </table:table-cell>
              <table:table-cell office:value-type="float" office:value="3308.59934749874">
                <text:p>3308.599347498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52859417899981">
                <text:p>7.52859417899981</text:p>
              </table:table-cell>
              <table:table-cell office:value-type="float" office:value="3372.54630392175">
                <text:p>3372.546303921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54674520099979">
                <text:p>7.54674520099979</text:p>
              </table:table-cell>
              <table:table-cell office:value-type="float" office:value="3305.59899051712">
                <text:p>3305.598990517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56462690099988">
                <text:p>7.56462690099988</text:p>
              </table:table-cell>
              <table:table-cell office:value-type="float" office:value="3355.38567360493">
                <text:p>3355.385673604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58281964099979">
                <text:p>7.58281964099979</text:p>
              </table:table-cell>
              <table:table-cell office:value-type="float" office:value="3298.01888007615">
                <text:p>3298.018880076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60064123899974">
                <text:p>7.60064123899974</text:p>
              </table:table-cell>
              <table:table-cell office:value-type="float" office:value="3366.70145966437">
                <text:p>3366.701459664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61884762399995">
                <text:p>7.61884762399995</text:p>
              </table:table-cell>
              <table:table-cell office:value-type="float" office:value="3295.5471390559">
                <text:p>3295.54713905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63673557499988">
                <text:p>7.63673557499988</text:p>
              </table:table-cell>
              <table:table-cell office:value-type="float" office:value="3354.21312369798">
                <text:p>3354.213123697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65504221999981">
                <text:p>7.65504221999981</text:p>
              </table:table-cell>
              <table:table-cell office:value-type="float" office:value="3277.49841656955">
                <text:p>3277.498416569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67287376600007">
                <text:p>7.67287376600007</text:p>
              </table:table-cell>
              <table:table-cell office:value-type="float" office:value="3364.82321830935">
                <text:p>3364.823218309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69106176600008">
                <text:p>7.69106176600008</text:p>
              </table:table-cell>
              <table:table-cell office:value-type="float" office:value="3298.87838134867">
                <text:p>3298.878381348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708844666">
                <text:p>7.708844666</text:p>
              </table:table-cell>
              <table:table-cell office:value-type="float" office:value="3374.02785823678">
                <text:p>3374.027858236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72697553199987">
                <text:p>7.72697553199987</text:p>
              </table:table-cell>
              <table:table-cell office:value-type="float" office:value="3309.27380967059">
                <text:p>3309.273809670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74480067100012">
                <text:p>7.74480067100012</text:p>
              </table:table-cell>
              <table:table-cell office:value-type="float" office:value="3366.03265753795">
                <text:p>3366.032657537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76304809800013">
                <text:p>7.76304809800013</text:p>
              </table:table-cell>
              <table:table-cell office:value-type="float" office:value="3288.13481484164">
                <text:p>3288.134814841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78098698599979">
                <text:p>7.78098698599979</text:p>
              </table:table-cell>
              <table:table-cell office:value-type="float" office:value="3344.68892392492">
                <text:p>3344.688923924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79914378900003">
                <text:p>7.79914378900003</text:p>
              </table:table-cell>
              <table:table-cell office:value-type="float" office:value="3304.54651070527">
                <text:p>3304.546510705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81715392599972">
                <text:p>7.81715392599972</text:p>
              </table:table-cell>
              <table:table-cell office:value-type="float" office:value="3331.45716776205">
                <text:p>3331.457167762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83542156099975">
                <text:p>7.83542156099975</text:p>
              </table:table-cell>
              <table:table-cell office:value-type="float" office:value="3284.49741851662">
                <text:p>3284.497418516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85341274099983">
                <text:p>7.85341274099983</text:p>
              </table:table-cell>
              <table:table-cell office:value-type="float" office:value="3334.96746737735">
                <text:p>3334.967467377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87149923200013">
                <text:p>7.87149923200013</text:p>
              </table:table-cell>
              <table:table-cell office:value-type="float" office:value="3317.39307525115">
                <text:p>3317.393075251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88939676600012">
                <text:p>7.88939676600012</text:p>
              </table:table-cell>
              <table:table-cell office:value-type="float" office:value="3352.41715423196">
                <text:p>3352.417154231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90753419399971">
                <text:p>7.90753419399971</text:p>
              </table:table-cell>
              <table:table-cell office:value-type="float" office:value="3308.07653661555">
                <text:p>3308.076536615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92533271899993">
                <text:p>7.92533271899993</text:p>
              </table:table-cell>
              <table:table-cell office:value-type="float" office:value="3371.06586075362">
                <text:p>3371.065860753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94351957299978">
                <text:p>7.94351957299978</text:p>
              </table:table-cell>
              <table:table-cell office:value-type="float" office:value="3299.08625210789">
                <text:p>3299.086252107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9613292439999">
                <text:p>7.9613292439999</text:p>
              </table:table-cell>
              <table:table-cell office:value-type="float" office:value="3368.95611376462">
                <text:p>3368.956113764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97956380599999">
                <text:p>7.97956380599999</text:p>
              </table:table-cell>
              <table:table-cell office:value-type="float" office:value="3290.45468707764">
                <text:p>3290.454687077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99733389399989">
                <text:p>7.99733389399989</text:p>
              </table:table-cell>
              <table:table-cell office:value-type="float" office:value="3376.46048800184">
                <text:p>3376.460488001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01554231099999">
                <text:p>8.01554231099999</text:p>
              </table:table-cell>
              <table:table-cell office:value-type="float" office:value="3295.17936675565">
                <text:p>3295.179366755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03341494999995">
                <text:p>8.03341494999995</text:p>
              </table:table-cell>
              <table:table-cell office:value-type="float" office:value="3357.08677381839">
                <text:p>3357.086773818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0515376899998">
                <text:p>8.0515376899998</text:p>
              </table:table-cell>
              <table:table-cell office:value-type="float" office:value="3310.75764484209">
                <text:p>3310.757644842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06939012099974">
                <text:p>8.06939012099974</text:p>
              </table:table-cell>
              <table:table-cell office:value-type="float" office:value="3360.88681705086">
                <text:p>3360.886817050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08757332999994">
                <text:p>8.08757332999994</text:p>
              </table:table-cell>
              <table:table-cell office:value-type="float" office:value="3299.74758577231">
                <text:p>3299.747585772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10541461499997">
                <text:p>8.10541461499997</text:p>
              </table:table-cell>
              <table:table-cell office:value-type="float" office:value="3362.9864664958">
                <text:p>3362.98646649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12345256399976">
                <text:p>8.12345256399976</text:p>
              </table:table-cell>
              <table:table-cell office:value-type="float" office:value="3326.32052572591">
                <text:p>3326.320525725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14128192199996">
                <text:p>8.14128192199996</text:p>
              </table:table-cell>
              <table:table-cell office:value-type="float" office:value="3365.23614587412">
                <text:p>3365.236145874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15941367300002">
                <text:p>8.15941367300002</text:p>
              </table:table-cell>
              <table:table-cell office:value-type="float" office:value="3309.11228594617">
                <text:p>3309.112285946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17715438599998">
                <text:p>8.17715438599998</text:p>
              </table:table-cell>
              <table:table-cell office:value-type="float" office:value="3382.05121745182">
                <text:p>3382.051217451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19521572099984">
                <text:p>8.19521572099984</text:p>
              </table:table-cell>
              <table:table-cell office:value-type="float" office:value="3322.01357211282">
                <text:p>3322.013572112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21302169399996">
                <text:p>8.21302169399996</text:p>
              </table:table-cell>
              <table:table-cell office:value-type="float" office:value="3369.65578907639">
                <text:p>3369.655789076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23127474600005">
                <text:p>8.23127474600005</text:p>
              </table:table-cell>
              <table:table-cell office:value-type="float" office:value="3287.12151807276">
                <text:p>3287.121518072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249175509">
                <text:p>8.249175509</text:p>
              </table:table-cell>
              <table:table-cell office:value-type="float" office:value="3351.81243392755">
                <text:p>3351.812433927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26735726000015">
                <text:p>8.26735726000015</text:p>
              </table:table-cell>
              <table:table-cell office:value-type="float" office:value="3300.01219351665">
                <text:p>3300.012193516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28531234599996">
                <text:p>8.28531234599996</text:p>
              </table:table-cell>
              <table:table-cell office:value-type="float" office:value="3341.67154647228">
                <text:p>3341.671546472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30358617799993">
                <text:p>8.30358617799993</text:p>
              </table:table-cell>
              <table:table-cell office:value-type="float" office:value="3283.38358369909">
                <text:p>3283.383583699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32144527599985">
                <text:p>8.32144527599985</text:p>
              </table:table-cell>
              <table:table-cell office:value-type="float" office:value="3359.63216060959">
                <text:p>3359.632160609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33965535900006">
                <text:p>8.33965535900006</text:p>
              </table:table-cell>
              <table:table-cell office:value-type="float" office:value="3294.87789810178">
                <text:p>3294.877898101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35737023899992">
                <text:p>8.35737023899992</text:p>
              </table:table-cell>
              <table:table-cell office:value-type="float" office:value="3386.98314639908">
                <text:p>3386.983146399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3755464689998">
                <text:p>8.3755464689998</text:p>
              </table:table-cell>
              <table:table-cell office:value-type="float" office:value="3301.01456684875">
                <text:p>3301.014566848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39325202600003">
                <text:p>8.39325202600003</text:p>
              </table:table-cell>
              <table:table-cell office:value-type="float" office:value="3388.76658888686">
                <text:p>3388.766588886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41136695399973">
                <text:p>8.41136695399973</text:p>
              </table:table-cell>
              <table:table-cell office:value-type="float" office:value="3312.18539764437">
                <text:p>3312.185397644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42922011400015">
                <text:p>8.42922011400015</text:p>
              </table:table-cell>
              <table:table-cell office:value-type="float" office:value="3360.74958150884">
                <text:p>3360.749581508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44742884300013">
                <text:p>8.44742884300013</text:p>
              </table:table-cell>
              <table:table-cell office:value-type="float" office:value="3295.12290506746">
                <text:p>3295.122905067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46535757499987">
                <text:p>8.46535757499987</text:p>
              </table:table-cell>
              <table:table-cell office:value-type="float" office:value="3346.58357327508">
                <text:p>3346.583573275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48351573199989">
                <text:p>8.48351573199989</text:p>
              </table:table-cell>
              <table:table-cell office:value-type="float" office:value="3304.30010049734">
                <text:p>3304.300100497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50130508999973">
                <text:p>8.50130508999973</text:p>
              </table:table-cell>
              <table:table-cell office:value-type="float" office:value="3372.80299831627">
                <text:p>3372.802998316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51938356099981">
                <text:p>8.51938356099981</text:p>
              </table:table-cell>
              <table:table-cell office:value-type="float" office:value="3318.86474247363">
                <text:p>3318.864742473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53713276300005">
                <text:p>8.53713276300005</text:p>
              </table:table-cell>
              <table:table-cell office:value-type="float" office:value="3380.43366677646">
                <text:p>3380.433666776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55506779699999">
                <text:p>8.55506779699999</text:p>
              </table:table-cell>
              <table:table-cell office:value-type="float" office:value="3345.40765298667">
                <text:p>3345.40765298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57287054100016">
                <text:p>8.57287054100016</text:p>
              </table:table-cell>
              <table:table-cell office:value-type="float" office:value="3370.26696555579">
                <text:p>3370.266965555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59088171999974">
                <text:p>8.59088171999974</text:p>
              </table:table-cell>
              <table:table-cell office:value-type="float" office:value="3331.26443312669">
                <text:p>3331.264433126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60874186000001">
                <text:p>8.60874186000001</text:p>
              </table:table-cell>
              <table:table-cell office:value-type="float" office:value="3359.43615218613">
                <text:p>3359.436152186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62684585099987">
                <text:p>8.62684585099987</text:p>
              </table:table-cell>
              <table:table-cell office:value-type="float" office:value="3314.18635816038">
                <text:p>3314.186358160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64476687499973">
                <text:p>8.64476687499973</text:p>
              </table:table-cell>
              <table:table-cell office:value-type="float" office:value="3348.02297014195">
                <text:p>3348.022970141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6629355529999">
                <text:p>8.6629355529999</text:p>
              </table:table-cell>
              <table:table-cell office:value-type="float" office:value="3302.38666783865">
                <text:p>3302.386667838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68076350599995">
                <text:p>8.68076350599995</text:p>
              </table:table-cell>
              <table:table-cell office:value-type="float" office:value="3365.5013562033">
                <text:p>3365.50135620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69883978899998">
                <text:p>8.69883978899998</text:p>
              </table:table-cell>
              <table:table-cell office:value-type="float" office:value="3319.26646644713">
                <text:p>3319.266466447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7166106059999">
                <text:p>8.7166106059999</text:p>
              </table:table-cell>
              <table:table-cell office:value-type="float" office:value="3376.3219777821">
                <text:p>3376.32197778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7346676709999">
                <text:p>8.7346676709999</text:p>
              </table:table-cell>
              <table:table-cell office:value-type="float" office:value="3322.79913707024">
                <text:p>3322.799137070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75244723800006">
                <text:p>8.75244723800006</text:p>
              </table:table-cell>
              <table:table-cell office:value-type="float" office:value="3374.66036149559">
                <text:p>3374.660361495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77060700999982">
                <text:p>8.77060700999982</text:p>
              </table:table-cell>
              <table:table-cell office:value-type="float" office:value="3304.00623976911">
                <text:p>3304.006239769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78834985899994">
                <text:p>8.78834985899994</text:p>
              </table:table-cell>
              <table:table-cell office:value-type="float" office:value="3381.64406401767">
                <text:p>3381.644064017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80642942299983">
                <text:p>8.80642942299983</text:p>
              </table:table-cell>
              <table:table-cell office:value-type="float" office:value="3318.66410054818">
                <text:p>3318.664100548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82424399000001">
                <text:p>8.82424399000001</text:p>
              </table:table-cell>
              <table:table-cell office:value-type="float" office:value="3368.03021927902">
                <text:p>3368.030219279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84232558599979">
                <text:p>8.84232558599979</text:p>
              </table:table-cell>
              <table:table-cell office:value-type="float" office:value="3318.29115088892">
                <text:p>3318.291150888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85998635199985">
                <text:p>8.85998635199985</text:p>
              </table:table-cell>
              <table:table-cell office:value-type="float" office:value="3397.36113370093">
                <text:p>3397.361133700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87808685399978">
                <text:p>8.87808685399978</text:p>
              </table:table-cell>
              <table:table-cell office:value-type="float" office:value="3314.82519104992">
                <text:p>3314.825191049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89583563999986">
                <text:p>8.89583563999986</text:p>
              </table:table-cell>
              <table:table-cell office:value-type="float" office:value="3380.51289816198">
                <text:p>3380.512898161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9139814539999">
                <text:p>8.9139814539999</text:p>
              </table:table-cell>
              <table:table-cell office:value-type="float" office:value="3306.54772499494">
                <text:p>3306.547724994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93181529100002">
                <text:p>8.93181529100002</text:p>
              </table:table-cell>
              <table:table-cell office:value-type="float" office:value="3364.39096082224">
                <text:p>3364.390960822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94999459400015">
                <text:p>8.94999459400015</text:p>
              </table:table-cell>
              <table:table-cell office:value-type="float" office:value="3300.45656863682">
                <text:p>3300.456568636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96778197399999">
                <text:p>8.96778197399999</text:p>
              </table:table-cell>
              <table:table-cell office:value-type="float" office:value="3373.17806222852">
                <text:p>3373.178062228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98600716200008">
                <text:p>8.98600716200008</text:p>
              </table:table-cell>
              <table:table-cell office:value-type="float" office:value="3292.14710979724">
                <text:p>3292.147109797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.00384053100015">
                <text:p>9.00384053100015</text:p>
              </table:table-cell>
              <table:table-cell office:value-type="float" office:value="3364.47925233619">
                <text:p>3364.479252336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02193212600014">
                <text:p>9.02193212600014</text:p>
              </table:table-cell>
              <table:table-cell office:value-type="float" office:value="3316.4571725181">
                <text:p>3316.45717251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03966382899989">
                <text:p>9.03966382899989</text:p>
              </table:table-cell>
              <table:table-cell office:value-type="float" office:value="3383.76973722336">
                <text:p>3383.769737223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05783818400005">
                <text:p>9.05783818400005</text:p>
              </table:table-cell>
              <table:table-cell office:value-type="float" office:value="3301.35512371615">
                <text:p>3301.355123716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07567301200015">
                <text:p>9.07567301200015</text:p>
              </table:table-cell>
              <table:table-cell office:value-type="float" office:value="3364.20401697443">
                <text:p>3364.204016974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.09373158700009">
                <text:p>9.09373158700009</text:p>
              </table:table-cell>
              <table:table-cell office:value-type="float" office:value="3322.5212952958">
                <text:p>3322.52129529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.11160360099984">
                <text:p>9.11160360099984</text:p>
              </table:table-cell>
              <table:table-cell office:value-type="float" office:value="3357.20417412616">
                <text:p>3357.204174126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.12974634200009">
                <text:p>9.12974634200009</text:p>
              </table:table-cell>
              <table:table-cell office:value-type="float" office:value="3307.10778482606">
                <text:p>3307.107784826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.14740012899983">
                <text:p>9.14740012899983</text:p>
              </table:table-cell>
              <table:table-cell office:value-type="float" office:value="3398.70419875735">
                <text:p>3398.704198757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.16541073600001">
                <text:p>9.16541073600001</text:p>
              </table:table-cell>
              <table:table-cell office:value-type="float" office:value="3331.37023085372">
                <text:p>3331.370230853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18326696899976">
                <text:p>9.18326696899976</text:p>
              </table:table-cell>
              <table:table-cell office:value-type="float" office:value="3360.17120749086">
                <text:p>3360.171207490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.20134361700002">
                <text:p>9.20134361700002</text:p>
              </table:table-cell>
              <table:table-cell office:value-type="float" office:value="3319.19944445098">
                <text:p>3319.199444450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.21902084099975">
                <text:p>9.21902084099975</text:p>
              </table:table-cell>
              <table:table-cell office:value-type="float" office:value="3394.19809359937">
                <text:p>3394.198093599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23709618700013">
                <text:p>9.23709618700013</text:p>
              </table:table-cell>
              <table:table-cell office:value-type="float" office:value="3319.43853239186">
                <text:p>3319.438532391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25495497199972">
                <text:p>9.25495497199972</text:p>
              </table:table-cell>
              <table:table-cell office:value-type="float" office:value="3359.69104288897">
                <text:p>3359.691042888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27316854599985">
                <text:p>9.27316854599985</text:p>
              </table:table-cell>
              <table:table-cell office:value-type="float" office:value="3294.24636809758">
                <text:p>3294.246368097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29083394700001">
                <text:p>9.29083394700001</text:p>
              </table:table-cell>
              <table:table-cell office:value-type="float" office:value="3396.46974328303">
                <text:p>3396.469743283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30892257400001">
                <text:p>9.30892257400001</text:p>
              </table:table-cell>
              <table:table-cell office:value-type="float" office:value="3317.00134012431">
                <text:p>3317.001340124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32664677699995">
                <text:p>9.32664677699995</text:p>
              </table:table-cell>
              <table:table-cell office:value-type="float" office:value="3385.2015800198">
                <text:p>3385.20158001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34461571800011">
                <text:p>9.34461571800011</text:p>
              </table:table-cell>
              <table:table-cell office:value-type="float" office:value="3339.09494162489">
                <text:p>3339.094941624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36235549399999">
                <text:p>9.36235549399999</text:p>
              </table:table-cell>
              <table:table-cell office:value-type="float" office:value="3382.22985456162">
                <text:p>3382.229854561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38041495400012">
                <text:p>9.38041495400012</text:p>
              </table:table-cell>
              <table:table-cell office:value-type="float" office:value="3322.35847581066">
                <text:p>3322.358475810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39815634499973">
                <text:p>9.39815634499973</text:p>
              </table:table-cell>
              <table:table-cell office:value-type="float" office:value="3381.92197000186">
                <text:p>3381.921970001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41625340900009">
                <text:p>9.41625340900009</text:p>
              </table:table-cell>
              <table:table-cell office:value-type="float" office:value="3315.45492676676">
                <text:p>3315.454926766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43402021600014">
                <text:p>9.43402021600014</text:p>
              </table:table-cell>
              <table:table-cell office:value-type="float" office:value="3377.08401964701">
                <text:p>3377.084019647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45199009399994">
                <text:p>9.45199009399994</text:p>
              </table:table-cell>
              <table:table-cell office:value-type="float" office:value="3338.92083188636">
                <text:p>3338.920831886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46965153700012">
                <text:p>9.46965153700012</text:p>
              </table:table-cell>
              <table:table-cell office:value-type="float" office:value="3397.23090573015">
                <text:p>3397.230905730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48769547699976">
                <text:p>9.48769547699976</text:p>
              </table:table-cell>
              <table:table-cell office:value-type="float" office:value="3325.21611140288">
                <text:p>3325.216111402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50539223299984">
                <text:p>9.50539223299984</text:p>
              </table:table-cell>
              <table:table-cell office:value-type="float" office:value="3390.45189975705">
                <text:p>3390.451899757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52337351699998">
                <text:p>9.52337351699998</text:p>
              </table:table-cell>
              <table:table-cell office:value-type="float" office:value="3336.80286677649">
                <text:p>3336.802866776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54123412499985">
                <text:p>9.54123412499985</text:p>
              </table:table-cell>
              <table:table-cell office:value-type="float" office:value="3359.34812524049">
                <text:p>3359.348125240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55932014700011">
                <text:p>9.55932014700011</text:p>
              </table:table-cell>
              <table:table-cell office:value-type="float" office:value="3317.47910066308">
                <text:p>3317.479100663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57704789199988">
                <text:p>9.57704789199988</text:p>
              </table:table-cell>
              <table:table-cell office:value-type="float" office:value="3384.52521743532">
                <text:p>3384.525217435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59504506199983">
                <text:p>9.59504506199983</text:p>
              </table:table-cell>
              <table:table-cell office:value-type="float" office:value="3333.8574898268">
                <text:p>3333.85748982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6126481729998">
                <text:p>9.6126481729998</text:p>
              </table:table-cell>
              <table:table-cell office:value-type="float" office:value="3408.48842003541">
                <text:p>3408.488420035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63063711399991">
                <text:p>9.63063711399991</text:p>
              </table:table-cell>
              <table:table-cell office:value-type="float" office:value="3335.38255529467">
                <text:p>3335.382555294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64823652699988">
                <text:p>9.64823652699988</text:p>
              </table:table-cell>
              <table:table-cell office:value-type="float" office:value="3409.20461381863">
                <text:p>3409.204613818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66624176999994">
                <text:p>9.66624176999994</text:p>
              </table:table-cell>
              <table:table-cell office:value-type="float" office:value="3332.36269012283">
                <text:p>3332.362690122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68401201500001">
                <text:p>9.68401201500001</text:p>
              </table:table-cell>
              <table:table-cell office:value-type="float" office:value="3376.43065696505">
                <text:p>3376.430656965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70215465199999">
                <text:p>9.70215465199999</text:p>
              </table:table-cell>
              <table:table-cell office:value-type="float" office:value="3307.12674238356">
                <text:p>3307.126742383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71990192800013">
                <text:p>9.71990192800013</text:p>
              </table:table-cell>
              <table:table-cell office:value-type="float" office:value="3380.800523953">
                <text:p>3380.8005239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73808878399996">
                <text:p>9.73808878399996</text:p>
              </table:table-cell>
              <table:table-cell office:value-type="float" office:value="3299.08588931277">
                <text:p>3299.085889312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.75574293599993">
                <text:p>9.75574293599993</text:p>
              </table:table-cell>
              <table:table-cell office:value-type="float" office:value="3398.63393042481">
                <text:p>3398.633930424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.77375854299999">
                <text:p>9.77375854299999</text:p>
              </table:table-cell>
              <table:table-cell office:value-type="float" office:value="3330.44565191872">
                <text:p>3330.445651918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79146920499989">
                <text:p>9.79146920499989</text:p>
              </table:table-cell>
              <table:table-cell office:value-type="float" office:value="3387.7897957931">
                <text:p>3387.78979579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.80954220700005">
                <text:p>9.80954220700005</text:p>
              </table:table-cell>
              <table:table-cell office:value-type="float" office:value="3319.86905105489">
                <text:p>3319.869051054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82713948499986">
                <text:p>9.82713948499986</text:p>
              </table:table-cell>
              <table:table-cell office:value-type="float" office:value="3409.61823758432">
                <text:p>3409.618237584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845187592">
                <text:p>9.845187592</text:p>
              </table:table-cell>
              <table:table-cell office:value-type="float" office:value="3324.44837564032">
                <text:p>3324.448375640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86296205600002">
                <text:p>9.86296205600002</text:p>
              </table:table-cell>
              <table:table-cell office:value-type="float" office:value="3375.62921728367">
                <text:p>3375.629217283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.88093391299981">
                <text:p>9.88093391299981</text:p>
              </table:table-cell>
              <table:table-cell office:value-type="float" office:value="3338.55316123931">
                <text:p>3338.553161239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.8986817619998">
                <text:p>9.8986817619998</text:p>
              </table:table-cell>
              <table:table-cell office:value-type="float" office:value="3380.69137279897">
                <text:p>3380.691372798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91657554799986">
                <text:p>9.91657554799986</text:p>
              </table:table-cell>
              <table:table-cell office:value-type="float" office:value="3353.11934544221">
                <text:p>3353.119345442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93429594899999">
                <text:p>9.93429594899999</text:p>
              </table:table-cell>
              <table:table-cell office:value-type="float" office:value="3385.92789178691">
                <text:p>3385.927891786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95216478700013">
                <text:p>9.95216478700013</text:p>
              </table:table-cell>
              <table:table-cell office:value-type="float" office:value="3357.80088215745">
                <text:p>3357.800882157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9699408649999">
                <text:p>9.9699408649999</text:p>
              </table:table-cell>
              <table:table-cell office:value-type="float" office:value="3375.32272308757">
                <text:p>3375.322723087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98792006699978">
                <text:p>9.98792006699978</text:p>
              </table:table-cell>
              <table:table-cell office:value-type="float" office:value="3337.18927015811">
                <text:p>3337.189270158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0056924989999">
                <text:p>10.0056924989999</text:p>
              </table:table-cell>
              <table:table-cell office:value-type="float" office:value="3376.01516773646">
                <text:p>3376.015167736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023768001">
                <text:p>10.023768001</text:p>
              </table:table-cell>
              <table:table-cell office:value-type="float" office:value="3319.4098841439">
                <text:p>3319.40988414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0415514229999">
                <text:p>10.0415514229999</text:p>
              </table:table-cell>
              <table:table-cell office:value-type="float" office:value="3373.92881979929">
                <text:p>3373.928819799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0596426019997">
                <text:p>10.0596426019997</text:p>
              </table:table-cell>
              <table:table-cell office:value-type="float" office:value="3316.53343325683">
                <text:p>3316.533433256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0772573280001">
                <text:p>10.0772573280001</text:p>
              </table:table-cell>
              <table:table-cell office:value-type="float" office:value="3406.24089178136">
                <text:p>3406.240891781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09528606">
                <text:p>10.09528606</text:p>
              </table:table-cell>
              <table:table-cell office:value-type="float" office:value="3328.02107215157">
                <text:p>3328.021072151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1130087010001">
                <text:p>10.1130087010001</text:p>
              </table:table-cell>
              <table:table-cell office:value-type="float" office:value="3385.49993760473">
                <text:p>3385.499937604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1311070679999">
                <text:p>10.1311070679999</text:p>
              </table:table-cell>
              <table:table-cell office:value-type="float" office:value="3315.21622921981">
                <text:p>3315.216229219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1488100739998">
                <text:p>10.1488100739998</text:p>
              </table:table-cell>
              <table:table-cell office:value-type="float" office:value="3389.2549096053">
                <text:p>3389.254909605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1669009409998">
                <text:p>10.1669009409998</text:p>
              </table:table-cell>
              <table:table-cell office:value-type="float" office:value="3316.59063107081">
                <text:p>3316.590631070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1845798320001">
                <text:p>10.1845798320001</text:p>
              </table:table-cell>
              <table:table-cell office:value-type="float" office:value="3393.87804353939">
                <text:p>3393.878043539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2026134600001">
                <text:p>10.2026134600001</text:p>
              </table:table-cell>
              <table:table-cell office:value-type="float" office:value="3327.11753840992">
                <text:p>3327.117538409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2202673000002">
                <text:p>10.2202673000002</text:p>
              </table:table-cell>
              <table:table-cell office:value-type="float" office:value="3398.69399516942">
                <text:p>3398.693995169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2382051989998">
                <text:p>10.2382051989998</text:p>
              </table:table-cell>
              <table:table-cell office:value-type="float" office:value="3344.87333221857">
                <text:p>3344.873332218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255858727">
                <text:p>10.255858727</text:p>
              </table:table-cell>
              <table:table-cell office:value-type="float" office:value="3398.75406203715">
                <text:p>3398.754062037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2739238119998">
                <text:p>10.2739238119998</text:p>
              </table:table-cell>
              <table:table-cell office:value-type="float" office:value="3321.32397942168">
                <text:p>3321.323979421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2916140580001">
                <text:p>10.2916140580001</text:p>
              </table:table-cell>
              <table:table-cell office:value-type="float" office:value="3391.69958400407">
                <text:p>3391.699584004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3096634670001">
                <text:p>10.3096634670001</text:p>
              </table:table-cell>
              <table:table-cell office:value-type="float" office:value="3324.20856549674">
                <text:p>3324.208565496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3273343380001">
                <text:p>10.3273343380001</text:p>
              </table:table-cell>
              <table:table-cell office:value-type="float" office:value="3395.41836957459">
                <text:p>3395.418369574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345331299">
                <text:p>10.345331299</text:p>
              </table:table-cell>
              <table:table-cell office:value-type="float" office:value="3333.89620616491">
                <text:p>3333.896206164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3629893060001">
                <text:p>10.3629893060001</text:p>
              </table:table-cell>
              <table:table-cell office:value-type="float" office:value="3397.8919591286">
                <text:p>3397.89195912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380907101">
                <text:p>10.380907101</text:p>
              </table:table-cell>
              <table:table-cell office:value-type="float" office:value="3348.62632373709">
                <text:p>3348.626323737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398558806">
                <text:p>10.398558806</text:p>
              </table:table-cell>
              <table:table-cell office:value-type="float" office:value="3399.10507229879">
                <text:p>3399.105072298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4165708709997">
                <text:p>10.4165708709997</text:p>
              </table:table-cell>
              <table:table-cell office:value-type="float" office:value="3331.10057068853">
                <text:p>3331.100570688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4342738249998">
                <text:p>10.4342738249998</text:p>
              </table:table-cell>
              <table:table-cell office:value-type="float" office:value="3389.26486505866">
                <text:p>3389.264865058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4523623999999">
                <text:p>10.4523623999999</text:p>
              </table:table-cell>
              <table:table-cell office:value-type="float" office:value="3317.01087563244">
                <text:p>3317.010875632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4702548310001">
                <text:p>10.4702548310001</text:p>
              </table:table-cell>
              <table:table-cell office:value-type="float" office:value="3353.37327828864">
                <text:p>3353.373278288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4883448129999">
                <text:p>10.4883448129999</text:p>
              </table:table-cell>
              <table:table-cell office:value-type="float" office:value="3316.75288570104">
                <text:p>3316.752885701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5059018309998">
                <text:p>10.5059018309998</text:p>
              </table:table-cell>
              <table:table-cell office:value-type="float" office:value="3417.43683353434">
                <text:p>3417.436833534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5238853549999">
                <text:p>10.5238853549999</text:p>
              </table:table-cell>
              <table:table-cell office:value-type="float" office:value="3336.38723976805">
                <text:p>3336.387239768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5416360680001">
                <text:p>10.5416360680001</text:p>
              </table:table-cell>
              <table:table-cell office:value-type="float" office:value="3380.14591297995">
                <text:p>3380.145912979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5596753209998">
                <text:p>10.5596753209998</text:p>
              </table:table-cell>
              <table:table-cell office:value-type="float" office:value="3326.08007666333">
                <text:p>3326.080076663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5773067649998">
                <text:p>10.5773067649998</text:p>
              </table:table-cell>
              <table:table-cell office:value-type="float" office:value="3403.01112035647">
                <text:p>3403.011120356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5953020090001">
                <text:p>10.5953020090001</text:p>
              </table:table-cell>
              <table:table-cell office:value-type="float" office:value="3334.21430679062">
                <text:p>3334.214306790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612942151">
                <text:p>10.612942151</text:p>
              </table:table-cell>
              <table:table-cell office:value-type="float" office:value="3401.33316389236">
                <text:p>3401.333163892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6309115609997">
                <text:p>10.6309115609997</text:p>
              </table:table-cell>
              <table:table-cell office:value-type="float" office:value="3339.00779162104">
                <text:p>3339.007791621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6484971730001">
                <text:p>10.6484971730001</text:p>
              </table:table-cell>
              <table:table-cell office:value-type="float" office:value="3411.88012101176">
                <text:p>3411.880121011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6663526779998">
                <text:p>10.6663526779998</text:p>
              </table:table-cell>
              <table:table-cell office:value-type="float" office:value="3360.30820752228">
                <text:p>3360.308207522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.6840086530001">
                <text:p>10.6840086530001</text:p>
              </table:table-cell>
              <table:table-cell office:value-type="float" office:value="3398.2830174568">
                <text:p>3398.28301745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.7018722829998">
                <text:p>10.7018722829998</text:p>
              </table:table-cell>
              <table:table-cell office:value-type="float" office:value="3358.77982251538">
                <text:p>3358.779822515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719596331">
                <text:p>10.719596331</text:p>
              </table:table-cell>
              <table:table-cell office:value-type="float" office:value="3385.23118416633">
                <text:p>3385.231184166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.7376140739998">
                <text:p>10.7376140739998</text:p>
              </table:table-cell>
              <table:table-cell office:value-type="float" office:value="3330.05082827782">
                <text:p>3330.050828277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.755350726">
                <text:p>10.755350726</text:p>
              </table:table-cell>
              <table:table-cell office:value-type="float" office:value="3382.82557494139">
                <text:p>3382.825574941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.7732962300001">
                <text:p>10.7732962300001</text:p>
              </table:table-cell>
              <table:table-cell office:value-type="float" office:value="3343.45583157731">
                <text:p>3343.455831577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7908541339998">
                <text:p>10.7908541339998</text:p>
              </table:table-cell>
              <table:table-cell office:value-type="float" office:value="3417.2643842434">
                <text:p>3417.26438424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8087884399997">
                <text:p>10.8087884399997</text:p>
              </table:table-cell>
              <table:table-cell office:value-type="float" office:value="3345.54345176683">
                <text:p>3345.543451766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826461395">
                <text:p>10.826461395</text:p>
              </table:table-cell>
              <table:table-cell office:value-type="float" office:value="3395.01798080493">
                <text:p>3395.017980804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8444976269998">
                <text:p>10.8444976269998</text:p>
              </table:table-cell>
              <table:table-cell office:value-type="float" office:value="3326.63718235624">
                <text:p>3326.637182356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862164227">
                <text:p>10.862164227</text:p>
              </table:table-cell>
              <table:table-cell office:value-type="float" office:value="3396.23923105078">
                <text:p>3396.239231050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8803060320001">
                <text:p>10.8803060320001</text:p>
              </table:table-cell>
              <table:table-cell office:value-type="float" office:value="3307.27841025373">
                <text:p>3307.278410253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8979958609998">
                <text:p>10.8979958609998</text:p>
              </table:table-cell>
              <table:table-cell office:value-type="float" office:value="3391.77953620346">
                <text:p>3391.779536203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9160776139997">
                <text:p>10.9160776139997</text:p>
              </table:table-cell>
              <table:table-cell office:value-type="float" office:value="3318.26233884635">
                <text:p>3318.262338846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9337922350001">
                <text:p>10.9337922350001</text:p>
              </table:table-cell>
              <table:table-cell office:value-type="float" office:value="3387.03266634415">
                <text:p>3387.032666344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9516876349999">
                <text:p>10.9516876349999</text:p>
              </table:table-cell>
              <table:table-cell office:value-type="float" office:value="3352.81692505437">
                <text:p>3352.816925054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9693528289999">
                <text:p>10.9693528289999</text:p>
              </table:table-cell>
              <table:table-cell office:value-type="float" office:value="3396.50954298884">
                <text:p>3396.509542988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9873093229999">
                <text:p>10.9873093229999</text:p>
              </table:table-cell>
              <table:table-cell office:value-type="float" office:value="3341.40952015875">
                <text:p>3341.409520158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.0048665499999">
                <text:p>11.0048665499999</text:p>
              </table:table-cell>
              <table:table-cell office:value-type="float" office:value="3417.39615259337">
                <text:p>3417.396152593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.0228811669999">
                <text:p>11.0228811669999</text:p>
              </table:table-cell>
              <table:table-cell office:value-type="float" office:value="3330.62867780046">
                <text:p>3330.628677800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.0405909450001">
                <text:p>11.0405909450001</text:p>
              </table:table-cell>
              <table:table-cell office:value-type="float" office:value="3387.95890041541">
                <text:p>3387.958900415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.0585456670001">
                <text:p>11.0585456670001</text:p>
              </table:table-cell>
              <table:table-cell office:value-type="float" office:value="3341.73929286993">
                <text:p>3341.739292869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0761489349998">
                <text:p>11.0761489349998</text:p>
              </table:table-cell>
              <table:table-cell office:value-type="float" office:value="3408.45802047138">
                <text:p>3408.458020471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0940198570001">
                <text:p>11.0940198570001</text:p>
              </table:table-cell>
              <table:table-cell office:value-type="float" office:value="3357.40931546292">
                <text:p>3357.409315462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111686145">
                <text:p>11.111686145</text:p>
              </table:table-cell>
              <table:table-cell office:value-type="float" office:value="3396.29921126788">
                <text:p>3396.299211267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.129705502">
                <text:p>11.129705502</text:p>
              </table:table-cell>
              <table:table-cell office:value-type="float" office:value="3329.75255444142">
                <text:p>3329.752554441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.1473878319998">
                <text:p>11.1473878319998</text:p>
              </table:table-cell>
              <table:table-cell office:value-type="float" office:value="3393.21797526299">
                <text:p>3393.217975262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.1653670329997">
                <text:p>11.1653670329997</text:p>
              </table:table-cell>
              <table:table-cell office:value-type="float" office:value="3337.18945577003">
                <text:p>3337.189455770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.183123581">
                <text:p>11.183123581</text:p>
              </table:table-cell>
              <table:table-cell office:value-type="float" office:value="3379.03515925299">
                <text:p>3379.035159252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.2011358029999">
                <text:p>11.2011358029999</text:p>
              </table:table-cell>
              <table:table-cell office:value-type="float" office:value="3331.07153577446">
                <text:p>3331.071535774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.2187955290001">
                <text:p>11.2187955290001</text:p>
              </table:table-cell>
              <table:table-cell office:value-type="float" office:value="3397.56120788623">
                <text:p>3397.561207886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236815876">
                <text:p>11.236815876</text:p>
              </table:table-cell>
              <table:table-cell office:value-type="float" office:value="3329.56962483446">
                <text:p>3329.569624834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2544908619998">
                <text:p>11.2544908619998</text:p>
              </table:table-cell>
              <table:table-cell office:value-type="float" office:value="3394.62786566611">
                <text:p>3394.627865666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.272560896">
                <text:p>11.272560896</text:p>
              </table:table-cell>
              <table:table-cell office:value-type="float" office:value="3320.41433897795">
                <text:p>3320.414338977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.290256923">
                <text:p>11.290256923</text:p>
              </table:table-cell>
              <table:table-cell office:value-type="float" office:value="3390.59157175839">
                <text:p>3390.591571758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308184042">
                <text:p>11.308184042</text:p>
              </table:table-cell>
              <table:table-cell office:value-type="float" office:value="3346.88468348279">
                <text:p>3346.884683482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3257473099998">
                <text:p>11.3257473099998</text:p>
              </table:table-cell>
              <table:table-cell office:value-type="float" office:value="3416.22071705361">
                <text:p>3416.220717053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3436613039999">
                <text:p>11.3436613039999</text:p>
              </table:table-cell>
              <table:table-cell office:value-type="float" office:value="3349.33683687313">
                <text:p>3349.336836873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361189364">
                <text:p>11.361189364</text:p>
              </table:table-cell>
              <table:table-cell office:value-type="float" office:value="3423.0827598462">
                <text:p>3423.08275984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379159868">
                <text:p>11.379159868</text:p>
              </table:table-cell>
              <table:table-cell office:value-type="float" office:value="3338.8045210076">
                <text:p>3338.80452100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396743449">
                <text:p>11.396743449</text:p>
              </table:table-cell>
              <table:table-cell office:value-type="float" office:value="3412.27421193768">
                <text:p>3412.274211937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4148117639998">
                <text:p>11.4148117639998</text:p>
              </table:table-cell>
              <table:table-cell office:value-type="float" office:value="3320.73023970221">
                <text:p>3320.730239702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4326162799998">
                <text:p>11.4326162799998</text:p>
              </table:table-cell>
              <table:table-cell office:value-type="float" office:value="3369.93153870437">
                <text:p>3369.931538704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.450662147">
                <text:p>11.450662147</text:p>
              </table:table-cell>
              <table:table-cell office:value-type="float" office:value="3324.86103324339">
                <text:p>3324.861033243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4684589549997">
                <text:p>11.4684589549997</text:p>
              </table:table-cell>
              <table:table-cell office:value-type="float" office:value="3371.39109445416">
                <text:p>3371.391094454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4864230009998">
                <text:p>11.4864230009998</text:p>
              </table:table-cell>
              <table:table-cell office:value-type="float" office:value="3340.00480736384">
                <text:p>3340.004807363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5040878300001">
                <text:p>11.5040878300001</text:p>
              </table:table-cell>
              <table:table-cell office:value-type="float" office:value="3396.5797234151">
                <text:p>3396.57972341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5221734890001">
                <text:p>11.5221734890001</text:p>
              </table:table-cell>
              <table:table-cell office:value-type="float" office:value="3317.54568633495">
                <text:p>3317.545686334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5397999860002">
                <text:p>11.5397999860002</text:p>
              </table:table-cell>
              <table:table-cell office:value-type="float" office:value="3403.96619928919">
                <text:p>3403.966199289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5577769480001">
                <text:p>11.5577769480001</text:p>
              </table:table-cell>
              <table:table-cell office:value-type="float" office:value="3337.60509702724">
                <text:p>3337.605097027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5755281829997">
                <text:p>11.5755281829997</text:p>
              </table:table-cell>
              <table:table-cell office:value-type="float" office:value="3380.04651514001">
                <text:p>3380.046515140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5933769180001">
                <text:p>11.5933769180001</text:p>
              </table:table-cell>
              <table:table-cell office:value-type="float" office:value="3361.5827675605">
                <text:p>3361.58276756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611002009">
                <text:p>11.611002009</text:p>
              </table:table-cell>
              <table:table-cell office:value-type="float" office:value="3404.23774267838">
                <text:p>3404.2377426783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6288983989998">
                <text:p>11.6288983989998</text:p>
              </table:table-cell>
              <table:table-cell office:value-type="float" office:value="3352.63145252495">
                <text:p>3352.631452524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646499636">
                <text:p>11.646499636</text:p>
              </table:table-cell>
              <table:table-cell office:value-type="float" office:value="3408.85132102917">
                <text:p>3408.851321029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6644523280002">
                <text:p>11.6644523280002</text:p>
              </table:table-cell>
              <table:table-cell office:value-type="float" office:value="3342.11715990219">
                <text:p>3342.117159902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.682083617">
                <text:p>11.682083617</text:p>
              </table:table-cell>
              <table:table-cell office:value-type="float" office:value="3403.04103690628">
                <text:p>3403.041036906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700078756">
                <text:p>11.700078756</text:p>
              </table:table-cell>
              <table:table-cell office:value-type="float" office:value="3334.23376167499">
                <text:p>3334.233761674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7177942630001">
                <text:p>11.7177942630001</text:p>
              </table:table-cell>
              <table:table-cell office:value-type="float" office:value="3386.86327181249">
                <text:p>3386.863271812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7356810699998">
                <text:p>11.7356810699998</text:p>
              </table:table-cell>
              <table:table-cell office:value-type="float" office:value="3354.42765166919">
                <text:p>3354.427651669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7533836600001">
                <text:p>11.7533836600001</text:p>
              </table:table-cell>
              <table:table-cell office:value-type="float" office:value="3389.33455495681">
                <text:p>3389.334554956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771340363">
                <text:p>11.771340363</text:p>
              </table:table-cell>
              <table:table-cell office:value-type="float" office:value="3341.37062912169">
                <text:p>3341.370629121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7889476410001">
                <text:p>11.7889476410001</text:p>
              </table:table-cell>
              <table:table-cell office:value-type="float" office:value="3407.68175523509">
                <text:p>3407.6817552350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8068571049998">
                <text:p>11.8068571049998</text:p>
              </table:table-cell>
              <table:table-cell office:value-type="float" office:value="3350.18401448073">
                <text:p>3350.184014480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8245369349997">
                <text:p>11.8245369349997</text:p>
              </table:table-cell>
              <table:table-cell office:value-type="float" office:value="3393.69779009854">
                <text:p>3393.697790098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8424021269998">
                <text:p>11.8424021269998</text:p>
              </table:table-cell>
              <table:table-cell office:value-type="float" office:value="3358.48615563995">
                <text:p>3358.486155639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8600091979997">
                <text:p>11.8600091979997</text:p>
              </table:table-cell>
              <table:table-cell office:value-type="float" office:value="3407.72181814003">
                <text:p>3407.721818140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8779811079999">
                <text:p>11.8779811079999</text:p>
              </table:table-cell>
              <table:table-cell office:value-type="float" office:value="3338.54331562564">
                <text:p>3338.543315625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8955397939999">
                <text:p>11.8955397939999</text:p>
              </table:table-cell>
              <table:table-cell office:value-type="float" office:value="3417.11219164689">
                <text:p>3417.112191646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9133949859997">
                <text:p>11.9133949859997</text:p>
              </table:table-cell>
              <table:table-cell office:value-type="float" office:value="3360.36711341602">
                <text:p>3360.367113416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9309595049999">
                <text:p>11.9309595049999</text:p>
              </table:table-cell>
              <table:table-cell office:value-type="float" office:value="3415.97740304504">
                <text:p>3415.977403045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9489405300001">
                <text:p>11.9489405300001</text:p>
              </table:table-cell>
              <table:table-cell office:value-type="float" office:value="3336.85093032722">
                <text:p>3336.850930327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9665502039998">
                <text:p>11.9665502039998</text:p>
              </table:table-cell>
              <table:table-cell office:value-type="float" office:value="3407.21810074782">
                <text:p>3407.218100747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9845842499999">
                <text:p>11.9845842499999</text:p>
              </table:table-cell>
              <table:table-cell office:value-type="float" office:value="3327.04042118656">
                <text:p>3327.040421186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0022643399998">
                <text:p>12.0022643399998</text:p>
              </table:table-cell>
              <table:table-cell office:value-type="float" office:value="3393.6478830362">
                <text:p>3393.64788303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.0203110940001">
                <text:p>12.0203110940001</text:p>
              </table:table-cell>
              <table:table-cell office:value-type="float" office:value="3324.69761591641">
                <text:p>3324.6976159164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0379143099999">
                <text:p>12.0379143099999</text:p>
              </table:table-cell>
              <table:table-cell office:value-type="float" office:value="3408.4680890573">
                <text:p>3408.468089057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.055889189">
                <text:p>12.055889189</text:p>
              </table:table-cell>
              <table:table-cell office:value-type="float" office:value="3337.991871856">
                <text:p>3337.9918718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.0734894889997">
                <text:p>12.0734894889997</text:p>
              </table:table-cell>
              <table:table-cell office:value-type="float" office:value="3409.0328006382">
                <text:p>3409.03280063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.0914299410001">
                <text:p>12.0914299410001</text:p>
              </table:table-cell>
              <table:table-cell office:value-type="float" office:value="3344.39734286812">
                <text:p>3344.397342868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1091787289997">
                <text:p>12.1091787289997</text:p>
              </table:table-cell>
              <table:table-cell office:value-type="float" office:value="3380.51251732375">
                <text:p>3380.512517323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.1271206400002">
                <text:p>12.1271206400002</text:p>
              </table:table-cell>
              <table:table-cell office:value-type="float" office:value="3344.12538321846">
                <text:p>3344.125383218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.144842188">
                <text:p>12.144842188</text:p>
              </table:table-cell>
              <table:table-cell office:value-type="float" office:value="3385.7087428585">
                <text:p>3385.70874285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.1626683189998">
                <text:p>12.1626683189998</text:p>
              </table:table-cell>
              <table:table-cell office:value-type="float" office:value="3365.84534248012">
                <text:p>3365.845342480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.1803893460001">
                <text:p>12.1803893460001</text:p>
              </table:table-cell>
              <table:table-cell office:value-type="float" office:value="3385.80828294366">
                <text:p>3385.8082829436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.1982159459999">
                <text:p>12.1982159459999</text:p>
              </table:table-cell>
              <table:table-cell office:value-type="float" office:value="3365.75679045067">
                <text:p>3365.756790450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.215883849">
                <text:p>12.215883849</text:p>
              </table:table-cell>
              <table:table-cell office:value-type="float" office:value="3395.98875994215">
                <text:p>3395.988759942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.233779354">
                <text:p>12.233779354</text:p>
              </table:table-cell>
              <table:table-cell office:value-type="float" office:value="3352.7972527049">
                <text:p>3352.79725270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.2513961109998">
                <text:p>12.2513961109998</text:p>
              </table:table-cell>
              <table:table-cell office:value-type="float" office:value="3405.84819332143">
                <text:p>3405.848193321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.2694213549999">
                <text:p>12.2694213549999</text:p>
              </table:table-cell>
              <table:table-cell office:value-type="float" office:value="3328.66506550473">
                <text:p>3328.665065504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.287126236">
                <text:p>12.287126236</text:p>
              </table:table-cell>
              <table:table-cell office:value-type="float" office:value="3388.89597731056">
                <text:p>3388.895977310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.3051434069998">
                <text:p>12.3051434069998</text:p>
              </table:table-cell>
              <table:table-cell office:value-type="float" office:value="3330.1565490159">
                <text:p>3330.15654901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.322689697">
                <text:p>12.322689697</text:p>
              </table:table-cell>
              <table:table-cell office:value-type="float" office:value="3419.52629299245">
                <text:p>3419.526292992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.3407444710001">
                <text:p>12.3407444710001</text:p>
              </table:table-cell>
              <table:table-cell office:value-type="float" office:value="3323.22077250042">
                <text:p>3323.220772500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.3584725820001">
                <text:p>12.3584725820001</text:p>
              </table:table-cell>
              <table:table-cell office:value-type="float" office:value="3384.45534326873">
                <text:p>3384.455343268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.3764300130001">
                <text:p>12.3764300130001</text:p>
              </table:table-cell>
              <table:table-cell office:value-type="float" office:value="3341.23516888106">
                <text:p>3341.235168881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.3939776050001">
                <text:p>12.3939776050001</text:p>
              </table:table-cell>
              <table:table-cell office:value-type="float" office:value="3419.27257027084">
                <text:p>3419.272570270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.4118124850002">
                <text:p>12.4118124850002</text:p>
              </table:table-cell>
              <table:table-cell office:value-type="float" office:value="3364.19420820147">
                <text:p>3364.194208201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.4293687230002">
                <text:p>12.4293687230002</text:p>
              </table:table-cell>
              <table:table-cell office:value-type="float" office:value="3417.58866563605">
                <text:p>3417.588665636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.4472624049999">
                <text:p>12.4472624049999</text:p>
              </table:table-cell>
              <table:table-cell office:value-type="float" office:value="3353.13883418122">
                <text:p>3353.138834181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.4648138510001">
                <text:p>12.4648138510001</text:p>
              </table:table-cell>
              <table:table-cell office:value-type="float" office:value="3418.52175594672">
                <text:p>3418.521755946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.4826595119998">
                <text:p>12.4826595119998</text:p>
              </table:table-cell>
              <table:table-cell office:value-type="float" office:value="3362.16181631301">
                <text:p>3362.161816313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.5002546559999">
                <text:p>12.5002546559999</text:p>
              </table:table-cell>
              <table:table-cell office:value-type="float" office:value="3410.03176783711">
                <text:p>3410.03176783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